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text-indent="0cm" fo:line-height="115%" fo:margin-top="0cm" fo:margin-left="0cm" fo:margin-right="0cm"/>
    </style:style>
    <style:style style:name="P2" style:family="paragraph" style:parent-style-name="Standard">
      <style:paragraph-properties fo:text-align="center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Heading_20_3">
      <style:paragraph-properties fo:text-align="center" fo:text-indent="0cm" fo:line-height="115%" fo:margin-top="0.494cm" fo:margin-bottom="0.141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" style:family="paragraph" style:parent-style-name="Heading_20_1">
      <style:paragraph-properties fo:text-align="center" fo:text-indent="0cm" fo:line-height="115%" fo:margin-top="0.847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" style:family="paragraph" style:parent-style-name="Heading_20_1">
      <style:paragraph-properties fo:text-align="center" fo:text-indent="0cm" fo:line-height="115%" fo:margin-top="0.847cm" fo:margin-bottom="0.212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center" fo:text-indent="0cm" fo:line-height="115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center" fo:text-indent="0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center" fo:text-indent="0cm" fo:line-height="115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center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center" fo:text-indent="0cm" fo:line-height="115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text-indent="0cm" fo:line-height="115%" fo:margin-top="0cm" fo:margin-left="1.27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text-indent="0cm" fo:line-height="115%" fo:margin-top="0cm" fo:margin-left="1.27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text-indent="0cm" fo:line-height="115%" fo:margin-top="0cm" fo:margin-left="1.27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text-indent="0cm" fo:line-height="115%" fo:margin-top="0cm" fo:margin-left="1.27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text-indent="0cm" fo:line-height="115%" fo:margin-top="0cm" fo:margin-left="1.27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text-indent="0cm" fo:line-height="115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text-indent="0cm" fo:line-height="115%" fo:margin-top="0cm" fo:margin-left="0cm" fo:margin-right="0cm"/>
    </style:style>
    <style:style style:name="T43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right" fo:text-indent="0cm" fo:line-height="115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right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text-indent="0cm" fo:line-height="115%" fo:margin-top="0cm" fo:margin-left="0cm" fo:margin-right="0cm"/>
    </style:style>
    <style:style style:name="T46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right" fo:text-indent="0cm" fo:line-height="115%" fo:margin-top="0cm" fo:margin-left="0cm" fo:margin-right="0cm"/>
    </style:style>
    <style:style style:name="T47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text-indent="0cm" fo:line-height="115%" fo:margin-top="0cm" fo:margin-left="0cm" fo:margin-right="0cm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text-indent="0cm" fo:line-height="115%" fo:margin-top="0cm" fo:margin-left="0cm" fo:margin-right="0cm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text-indent="0cm" fo:line-height="115%" fo:margin-top="0cm" fo:margin-left="0cm" fo:margin-right="0cm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text-indent="0cm" fo:line-height="115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text-indent="0cm" fo:line-height="115%" fo:margin-top="0cm" fo:margin-left="0cm" fo:margin-right="0cm"/>
    </style:style>
    <style:style style:name="T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text-indent="0cm" fo:line-height="115%" fo:margin-top="0cm" fo:margin-left="0cm" fo:margin-right="0cm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text-indent="0cm" fo:line-height="115%" fo:margin-top="0cm" fo:margin-left="0cm" fo:margin-right="0cm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text-indent="0cm" fo:line-height="115%" fo:margin-top="0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text-indent="0cm" fo:line-height="115%" fo:margin-top="0cm" fo:margin-left="0cm" fo:margin-right="0cm"/>
    </style:style>
    <style:style style:name="T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text-indent="0cm" fo:line-height="115%" fo:margin-top="0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text-indent="0cm" fo:line-height="115%" fo:margin-top="0cm" fo:margin-left="0cm" fo:margin-right="0cm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text-indent="0cm" fo:line-height="115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text-indent="0cm" fo:line-height="115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text-indent="0cm" fo:line-height="115%" fo:margin-top="0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text-indent="0cm" fo:line-height="115%" fo:margin-top="0cm" fo:margin-left="0cm" fo:margin-right="0cm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text-indent="0cm" fo:line-height="115%" fo:margin-top="0cm" fo:margin-left="0cm" fo:margin-right="0cm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text-indent="0cm" fo:line-height="115%" fo:margin-top="0cm" fo:margin-left="0cm" fo:margin-right="0cm"/>
    </style:style>
    <style:style style:name="T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text-indent="0cm" fo:line-height="115%" fo:margin-top="0cm" fo:margin-left="0cm" fo:margin-right="0cm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text-indent="0cm" fo:line-height="115%" fo:margin-top="0cm" fo:margin-left="0cm" fo:margin-right="0cm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text-indent="0cm" fo:line-height="115%" fo:margin-top="0cm" fo:margin-left="0cm" fo:margin-right="0cm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text-indent="0cm" fo:line-height="115%" fo:margin-top="0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text-indent="0cm" fo:line-height="115%" fo:margin-top="0cm" fo:margin-left="0cm" fo:margin-right="0cm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text-indent="0cm" fo:line-height="115%" fo:margin-top="0cm" fo:margin-left="0cm" fo:margin-right="0cm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text-indent="0cm" fo:line-height="115%" fo:margin-top="0cm" fo:margin-left="0cm" fo:margin-right="0cm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text-indent="0cm" fo:line-height="115%" fo:margin-top="0cm" fo:margin-left="0cm" fo:margin-right="0cm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text-indent="0cm" fo:line-height="115%" fo:margin-top="0cm" fo:margin-left="0cm" fo:margin-right="0cm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text-indent="0cm" fo:line-height="115%" fo:margin-top="0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Heading_20_4">
      <style:paragraph-properties fo:text-align="justify" fo:text-indent="0cm" fo:line-height="115%" fo:margin-top="0.423cm" fo:margin-bottom="0.071cm" fo:margin-left="0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15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justify" fo:text-indent="0cm" fo:line-height="115%" fo:margin-top="0cm" fo:margin-left="0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7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justify" fo:text-indent="0cm" fo:line-height="115%" fo:margin-top="0cm" fo:margin-left="0cm" fo:margin-right="0cm"/>
    </style:style>
    <style:style style:name="T1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justify" fo:text-indent="0cm" fo:line-height="115%" fo:margin-top="0cm" fo:margin-left="0cm" fo:margin-right="0cm"/>
    </style:style>
    <style:style style:name="T1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justify" fo:text-indent="0cm" fo:line-height="115%" fo:margin-top="0cm" fo:margin-left="0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justify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justify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justify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7" style:family="paragraph" style:parent-style-name="Standard">
      <style:paragraph-properties fo:text-align="justify" fo:text-indent="0cm" fo:line-height="115%" fo:margin-top="0cm" fo:margin-left="0cm" fo:margin-right="0cm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justify" fo:text-indent="0cm" fo:line-height="115%" fo:margin-top="0cm" fo:margin-left="0cm" fo:margin-right="0cm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justify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justify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justify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justify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justify" fo:text-indent="0cm" fo:line-height="115%" fo:margin-top="0cm" fo:margin-left="0cm" fo:margin-right="0cm"/>
    </style:style>
    <style:style style:name="T1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justify" fo:text-indent="0cm" fo:line-height="115%" fo:margin-top="0cm" fo:margin-left="0cm" fo:margin-right="0cm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8" style:family="paragraph" style:parent-style-name="Heading_20_4">
      <style:paragraph-properties fo:text-align="justify" fo:text-indent="0cm" fo:line-height="115%" fo:margin-top="0.423cm" fo:margin-bottom="0.071cm" fo:margin-left="0cm" fo:margin-right="0cm"/>
    </style:style>
    <style:style style:name="T1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39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text-indent="0cm" fo:line-height="115%" fo:margin-top="0cm" fo:margin-left="0cm" fo:margin-right="0cm"/>
    </style:style>
    <style:style style:name="T1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1" style:family="paragraph" style:parent-style-name="Standard">
      <style:paragraph-properties fo:text-align="justify" fo:text-indent="0cm" fo:line-height="115%" fo:margin-top="0cm" fo:margin-left="0cm" fo:margin-right="0cm"/>
    </style:style>
    <style:style style:name="T1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text-indent="0cm" fo:line-height="115%" fo:margin-top="0cm" fo:margin-left="0cm" fo:margin-right="0cm"/>
    </style:style>
    <style:style style:name="T1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4" style:family="paragraph" style:parent-style-name="Standard">
      <style:paragraph-properties fo:text-align="justify" fo:text-indent="0cm" fo:line-height="115%" fo:margin-top="0cm" fo:margin-left="0cm" fo:margin-right="0cm"/>
    </style:style>
    <style:style style:name="T1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justify" fo:text-indent="0cm" fo:line-height="115%" fo:margin-top="0cm" fo:margin-left="0cm" fo:margin-right="0cm"/>
    </style:style>
    <style:style style:name="T1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justify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text-indent="0cm" fo:line-height="115%" fo:margin-top="0cm" fo:margin-left="0cm" fo:margin-right="0cm"/>
    </style:style>
    <style:style style:name="T1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justify" fo:text-indent="0cm" fo:line-height="115%" fo:margin-top="0cm" fo:margin-left="0cm" fo:margin-right="0cm"/>
    </style:style>
    <style:style style:name="T1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 style:parent-style-name="Default_20_Paragraph_20_Font"/>
    <style:style style:name="T148_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8_4" style:family="text" style:parent-style-name="Default_20_Paragraph_20_Font"/>
    <style:style style:name="T148_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8_6" style:family="text" style:parent-style-name="Default_20_Paragraph_20_Font"/>
    <style:style style:name="T148_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8_8" style:family="text" style:parent-style-name="Default_20_Paragraph_20_Font"/>
    <style:style style:name="T148_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8_10" style:family="text" style:parent-style-name="Default_20_Paragraph_20_Font"/>
    <style:style style:name="T148_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8_12" style:family="text" style:parent-style-name="Default_20_Paragraph_20_Font"/>
    <style:style style:name="T148_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8_14" style:family="text" style:parent-style-name="Default_20_Paragraph_20_Font"/>
    <style:style style:name="T148_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justify" fo:text-indent="0cm" fo:line-height="115%" fo:margin-top="0cm" fo:margin-bottom="0cm" fo:margin-left="0cm" fo:margin-right="0cm"/>
    </style:style>
    <style:style style:name="T1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 style:parent-style-name="Default_20_Paragraph_20_Font"/>
    <style:style style:name="T149_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9_4" style:family="text" style:parent-style-name="Default_20_Paragraph_20_Font"/>
    <style:style style:name="T149_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9_6" style:family="text" style:parent-style-name="Default_20_Paragraph_20_Font"/>
    <style:style style:name="T149_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9_8" style:family="text" style:parent-style-name="Default_20_Paragraph_20_Font"/>
    <style:style style:name="T149_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9_10" style:family="text" style:parent-style-name="Default_20_Paragraph_20_Font"/>
    <style:style style:name="T149_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9_12" style:family="text" style:parent-style-name="Default_20_Paragraph_20_Font"/>
    <style:style style:name="T149_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9_14" style:family="text" style:parent-style-name="Default_20_Paragraph_20_Font"/>
    <style:style style:name="T149_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Sofia</text:span><text:span text:style-name="T2_2"><text:s/></text:span><text:span text:style-name="T2_3">University</text:span><text:span text:style-name="T2_4"><text:s/>“</text:span><text:span text:style-name="T2_5">St</text:span><text:span text:style-name="T2_6">.<text:s/></text:span><text:span text:style-name="T2_7">Kliment</text:span><text:span text:style-name="T2_8"><text:s/></text:span><text:span text:style-name="T2_9">Ohridski</text:span><text:span text:style-name="T2_10">”</text:span></text:p>
      <text:h text:style-name="P3"><text:span text:style-name="T3_1">Faculty</text:span><text:span text:style-name="T3_2"><text:s/></text:span><text:span text:style-name="T3_3">of</text:span><text:span text:style-name="T3_4"><text:s/></text:span><text:span text:style-name="T3_5">Mathematics</text:span><text:span text:style-name="T3_6"><text:s/></text:span><text:span text:style-name="T3_7">and</text:span><text:span text:style-name="T3_8"><text:s/></text:span><text:span text:style-name="T3_9">Informatics</text:span></text:h>
      <text:p text:style-name="P4"/>
      <text:p text:style-name="P5"/>
      <text:p text:style-name="P6"/>
      <text:p text:style-name="P7"/>
      <text:p text:style-name="P8"/>
      <text:h text:style-name="P9"><text:bookmark-start text:name="h.u7iwdsgge16e"/><text:bookmark-end text:name="h.u7iwdsgge16e"/><text:span text:style-name="T9_1">Business</text:span><text:span text:style-name="T9_2"><text:s/></text:span><text:span text:style-name="T9_3">Intelligence</text:span><text:span text:style-name="T9_4"><text:s/></text:span></text:h>
      <text:h text:style-name="P10"><text:bookmark-start text:name="h.1mjnkfuj5j3p"/><text:bookmark-end text:name="h.1mjnkfuj5j3p"/><text:span text:style-name="T10_1">Pentaho</text:span><text:span text:style-name="T10_2"><text:s/></text:span><text:span text:style-name="T10_3">BI</text:span><text:span text:style-name="T10_4"><text:s/></text:span><text:span text:style-name="T10_5">Suite</text:span><text:span text:style-name="T10_6"><text:s/></text:span><text:span text:style-name="T10_7">for</text:span><text:span text:style-name="T10_8"><text:s/></text:span><text:span text:style-name="T10_9">eCommerce</text:span><text:span text:style-name="T10_10"><text:s/></text:span><text:span text:style-name="T10_11">Analytical</text:span><text:span text:style-name="T10_12"><text:s/></text:span><text:span text:style-name="T10_13">Dashboard</text:span></text:h>
      <text:p text:style-name="P11"/>
      <text:p text:style-name="P12"/>
      <text:p text:style-name="P13"/>
      <text:p text:style-name="P14"/>
      <text:p text:style-name="P15"><text:span text:style-name="T15_1">Knowledge</text:span><text:span text:style-name="T15_2"><text:s/></text:span><text:span text:style-name="T15_3">Management</text:span><text:span text:style-name="T15_4"><text:s/></text:span><text:span text:style-name="T15_5">Coursework</text:span></text:p>
      <text:p text:style-name="P16"/>
      <text:p text:style-name="P17"><text:span text:style-name="T17_1">Stanislav</text:span><text:span text:style-name="T17_2"><text:s/></text:span><text:span text:style-name="T17_3">Peshterliev</text:span><text:span text:style-name="T17_4">,<text:s/>61096</text:span></text:p>
      <text:p text:style-name="P18"/>
      <text:p text:style-name="P19"/>
      <text:p text:style-name="P20"/>
      <text:p text:style-name="P21"/>
      <text:p text:style-name="P22"/>
      <text:p text:style-name="P23"><text:span text:style-name="T23_1">3<text:s/></text:span><text:span text:style-name="T23_2">January</text:span><text:span text:style-name="T23_3"><text:s/>2011</text:span></text:p>
      <text:p text:style-name="P24"/>
      <text:p text:style-name="P25"/>
      <text:p text:style-name="P26"/>
      <text:p text:style-name="P27"/>
      <text:p text:style-name="P28"/>
      <text:p text:style-name="P29"><text:span text:style-name="T29_1">Table</text:span><text:span text:style-name="T29_2"><text:s/></text:span><text:span text:style-name="T29_3">of</text:span><text:span text:style-name="T29_4"><text:s/></text:span><text:span text:style-name="T29_5">Content</text:span></text:p>
      <text:p text:style-name="P30"/>
      <text:p text:style-name="P31"><text:span text:style-name="T31_1">1.<text:s/></text:span><text:span text:style-name="T31_2">Introduction</text:span></text:p>
      <text:p text:style-name="P32"><text:span text:style-name="T32_1">2.<text:s/></text:span><text:span text:style-name="T32_2">Practical</text:span><text:span text:style-name="T32_3"><text:s/></text:span><text:span text:style-name="T32_4">Application</text:span></text:p>
      <text:p text:style-name="P33"><text:span text:style-name="T33_1">3.<text:s/></text:span><text:span text:style-name="T33_2">Success</text:span><text:span text:style-name="T33_3"><text:s/></text:span><text:span text:style-name="T33_4">criteria</text:span></text:p>
      <text:p text:style-name="P34"><text:span text:style-name="T34_1">4.<text:s/></text:span><text:span text:style-name="T34_2">Case</text:span><text:span text:style-name="T34_3"><text:s/></text:span><text:span text:style-name="T34_4">study</text:span></text:p>
      <text:p text:style-name="P35"><text:span text:style-name="T35_1">5.<text:s/></text:span><text:span text:style-name="T35_2">References</text:span></text:p>
      <text:p text:style-name="P36"/>
      <text:p text:style-name="P37"/>
      <text:h text:style-name="P38"><text:bookmark-start text:name="h.n8f6cw2eujw5"/><text:bookmark-end text:name="h.n8f6cw2eujw5"/><text:span text:style-name="T38_1">1.<text:s/></text:span><text:span text:style-name="T38_2">Introduction</text:span></text:h>
      <text:p text:style-name="P39"/>
      <text:p text:style-name="P40"><text:span text:style-name="T40_1">What</text:span><text:span text:style-name="T40_2"><text:s/></text:span><text:span text:style-name="T40_3">is</text:span><text:span text:style-name="T40_4"><text:s/></text:span><text:span text:style-name="T40_5">Business</text:span><text:span text:style-name="T40_6"><text:s/></text:span><text:span text:style-name="T40_7">Intelligence</text:span><text:span text:style-name="T40_8"><text:s/>(</text:span><text:span text:style-name="T40_9">BI</text:span><text:span text:style-name="T40_10">)?</text:span></text:p>
      <text:p text:style-name="P41"/>
      <text:p text:style-name="P42"><text:span text:style-name="T42_1">Concepts</text:span><text:span text:style-name="T42_2"><text:s/></text:span><text:span text:style-name="T42_3">and</text:span><text:span text:style-name="T42_4"><text:s/></text:span><text:span text:style-name="T42_5">methods</text:span><text:span text:style-name="T42_6"><text:s/></text:span><text:span text:style-name="T42_7">to</text:span><text:span text:style-name="T42_8"><text:s/></text:span><text:span text:style-name="T42_9">improve</text:span><text:span text:style-name="T42_10"><text:s/></text:span><text:span text:style-name="T42_11">business</text:span><text:span text:style-name="T42_12"><text:s/></text:span><text:span text:style-name="T42_13">decision</text:span><text:span text:style-name="T42_14"><text:s/></text:span><text:span text:style-name="T42_15">making</text:span><text:span text:style-name="T42_16"><text:s/></text:span><text:span text:style-name="T42_17">by</text:span><text:span text:style-name="T42_18"><text:s/></text:span><text:span text:style-name="T42_19">using</text:span><text:span text:style-name="T42_20"><text:s/></text:span><text:span text:style-name="T42_21">fact</text:span><text:span text:style-name="T42_22">-</text:span><text:span text:style-name="T42_23">based</text:span></text:p>
      <text:p text:style-name="P43"><text:span text:style-name="T43_1">support</text:span><text:span text:style-name="T43_2"><text:s/></text:span><text:span text:style-name="T43_3">systems</text:span><text:span text:style-name="T43_4">.</text:span></text:p>
      <text:p text:style-name="P44"><text:span text:style-name="T44_1">Howard</text:span><text:span text:style-name="T44_2"><text:s/></text:span><text:span text:style-name="T44_3">Dresner</text:span><text:span text:style-name="T44_4"><text:s/>1993</text:span></text:p>
      <text:p text:style-name="P45"/>
      <text:p text:style-name="P46"><text:span text:style-name="T46_1">Business</text:span><text:span text:style-name="T46_2"><text:s/></text:span><text:span text:style-name="T46_3">Intelligence</text:span><text:span text:style-name="T46_4"><text:s/></text:span><text:span text:style-name="T46_5">is</text:span><text:span text:style-name="T46_6"><text:s/></text:span><text:span text:style-name="T46_7">the</text:span><text:span text:style-name="T46_8"><text:s/></text:span><text:span text:style-name="T46_9">applications</text:span><text:span text:style-name="T46_10">,<text:s/></text:span><text:span text:style-name="T46_11">technology</text:span><text:span text:style-name="T46_12"><text:s/></text:span><text:span text:style-name="T46_13">and</text:span><text:span text:style-name="T46_14"><text:s/></text:span><text:span text:style-name="T46_15">process</text:span><text:span text:style-name="T46_16"><text:s/></text:span><text:span text:style-name="T46_17">for</text:span><text:span text:style-name="T46_18"><text:s/></text:span><text:span text:style-name="T46_19">gathering</text:span><text:span text:style-name="T46_20">,<text:s/></text:span><text:span text:style-name="T46_21">storing</text:span><text:span text:style-name="T46_22">,<text:s/></text:span><text:span text:style-name="T46_23">analyzing</text:span><text:span text:style-name="T46_24">,<text:s/></text:span><text:span text:style-name="T46_25">presenting</text:span><text:span text:style-name="T46_26">,<text:s/></text:span><text:span text:style-name="T46_27">and</text:span><text:span text:style-name="T46_28"><text:s/></text:span><text:span text:style-name="T46_29">providing</text:span><text:span text:style-name="T46_30"><text:s/></text:span><text:span text:style-name="T46_31">access</text:span><text:span text:style-name="T46_32"><text:s/></text:span><text:span text:style-name="T46_33">to</text:span><text:span text:style-name="T46_34"><text:s/></text:span><text:span text:style-name="T46_35">data</text:span><text:span text:style-name="T46_36"><text:s/></text:span><text:span text:style-name="T46_37">to</text:span><text:span text:style-name="T46_38"><text:s/></text:span><text:span text:style-name="T46_39">help</text:span><text:span text:style-name="T46_40"><text:s/></text:span><text:span text:style-name="T46_41">users</text:span><text:span text:style-name="T46_42"><text:s/></text:span><text:span text:style-name="T46_43">make</text:span><text:span text:style-name="T46_44"><text:s/></text:span><text:span text:style-name="T46_45">better</text:span><text:span text:style-name="T46_46"><text:s/></text:span><text:span text:style-name="T46_47">decision</text:span><text:span text:style-name="T46_48">.</text:span></text:p>
      <text:p text:style-name="P47"><text:span text:style-name="T47_1">Pentaho</text:span><text:span text:style-name="T47_2"><text:s/></text:span><text:span text:style-name="T47_3">BI</text:span><text:span text:style-name="T47_4"><text:s/></text:span><text:span text:style-name="T47_5">Suite</text:span><text:span text:style-name="T47_6"><text:s/></text:span><text:span text:style-name="T47_7">Bootcamp</text:span><text:span text:style-name="T47_8"><text:s/>2010</text:span></text:p>
      <text:p text:style-name="P48"/>
      <text:p text:style-name="P49"><text:span text:style-name="T49_1">BI</text:span><text:span text:style-name="T49_2"><text:s/></text:span><text:span text:style-name="T49_3">applications</text:span><text:span text:style-name="T49_4"><text:s/></text:span><text:span text:style-name="T49_5">gives</text:span><text:span text:style-name="T49_6"><text:s/></text:span><text:span text:style-name="T49_7">users</text:span><text:span text:style-name="T49_8"><text:s/></text:span><text:span text:style-name="T49_9">the</text:span><text:span text:style-name="T49_10"><text:s/></text:span><text:span text:style-name="T49_11">tools</text:span><text:span text:style-name="T49_12"><text:s/></text:span><text:span text:style-name="T49_13">to</text:span><text:span text:style-name="T49_14"><text:s/></text:span><text:span text:style-name="T49_15">analyze</text:span><text:span text:style-name="T49_16"><text:s/></text:span><text:span text:style-name="T49_17">vast</text:span><text:span text:style-name="T49_18"><text:s/></text:span><text:span text:style-name="T49_19">amounts</text:span><text:span text:style-name="T49_20"><text:s/></text:span><text:span text:style-name="T49_21">of</text:span><text:span text:style-name="T49_22"><text:s/></text:span><text:span text:style-name="T49_23">complex</text:span><text:span text:style-name="T49_24"><text:s/></text:span><text:span text:style-name="T49_25">data</text:span><text:span text:style-name="T49_26"><text:s/></text:span><text:span text:style-name="T49_27">across</text:span><text:span text:style-name="T49_28"><text:s/></text:span><text:span text:style-name="T49_29">all</text:span><text:span text:style-name="T49_30"><text:s/></text:span><text:span text:style-name="T49_31">organization</text:span><text:span text:style-name="T49_32">’</text:span><text:span text:style-name="T49_33">s</text:span><text:span text:style-name="T49_34"><text:s/></text:span><text:span text:style-name="T49_35">levels</text:span><text:span text:style-name="T49_36">.<text:s/></text:span><text:span text:style-name="T49_37">The</text:span><text:span text:style-name="T49_38"><text:s/></text:span><text:span text:style-name="T49_39">main</text:span><text:span text:style-name="T49_40"><text:s/></text:span><text:span text:style-name="T49_41">goal</text:span><text:span text:style-name="T49_42"><text:s/></text:span><text:span text:style-name="T49_43">is</text:span><text:span text:style-name="T49_44"><text:s/></text:span><text:span text:style-name="T49_45">to</text:span><text:span text:style-name="T49_46"><text:s/></text:span><text:span text:style-name="T49_47">turn</text:span><text:span text:style-name="T49_48"><text:s/></text:span><text:span text:style-name="T49_49">the</text:span><text:span text:style-name="T49_50"><text:s/></text:span><text:span text:style-name="T49_51">mass</text:span><text:span text:style-name="T49_52"><text:s/></text:span><text:span text:style-name="T49_53">of</text:span><text:span text:style-name="T49_54"><text:s/></text:span><text:span text:style-name="T49_55">data</text:span><text:span text:style-name="T49_56">,<text:s/></text:span><text:span text:style-name="T49_57">into</text:span><text:span text:style-name="T49_58"><text:s/></text:span><text:span text:style-name="T49_59">knowledge</text:span><text:span text:style-name="T49_60"><text:s/></text:span><text:span text:style-name="T49_61">that</text:span><text:span text:style-name="T49_62"><text:s/></text:span><text:span text:style-name="T49_63">gives</text:span><text:span text:style-name="T49_64"><text:s/></text:span><text:span text:style-name="T49_65">organization</text:span><text:span text:style-name="T49_66"><text:s/></text:span><text:span text:style-name="T49_67">competitive</text:span><text:span text:style-name="T49_68"><text:s/></text:span><text:span text:style-name="T49_69">advantage</text:span><text:span text:style-name="T49_70">,<text:s/></text:span><text:span text:style-name="T49_71">improves</text:span><text:span text:style-name="T49_72"><text:s/></text:span><text:span text:style-name="T49_73">performance</text:span><text:span text:style-name="T49_74"><text:s/></text:span><text:span text:style-name="T49_75">and</text:span><text:span text:style-name="T49_76"><text:s/></text:span><text:span text:style-name="T49_77">support</text:span><text:span text:style-name="T49_78"><text:s/></text:span><text:span text:style-name="T49_79">better</text:span><text:span text:style-name="T49_80"><text:s/></text:span><text:span text:style-name="T49_81">fact</text:span><text:span text:style-name="T49_82">-</text:span><text:span text:style-name="T49_83">based</text:span><text:span text:style-name="T49_84"><text:s/></text:span><text:span text:style-name="T49_85">decision</text:span><text:span text:style-name="T49_86"><text:s/></text:span><text:span text:style-name="T49_87">making</text:span><text:span text:style-name="T49_88">.<text:s/></text:span><text:span text:style-name="T49_89">Such</text:span><text:span text:style-name="T49_90"><text:s/></text:span><text:span text:style-name="T49_91">system</text:span><text:span text:style-name="T49_92"><text:s/></text:span><text:span text:style-name="T49_93">have</text:span><text:span text:style-name="T49_94"><text:s/></text:span><text:span text:style-name="T49_95">evolved</text:span><text:span text:style-name="T49_96"><text:s/></text:span><text:span text:style-name="T49_97">from</text:span><text:span text:style-name="T49_98"><text:s/></text:span><text:span text:style-name="T49_99">the</text:span><text:span text:style-name="T49_100"><text:s/></text:span><text:span text:style-name="T49_101">decision</text:span><text:span text:style-name="T49_102"><text:s/></text:span><text:span text:style-name="T49_103">support</text:span><text:span text:style-name="T49_104"><text:s/></text:span><text:span text:style-name="T49_105">systems</text:span><text:span text:style-name="T49_106"><text:s/></text:span><text:span text:style-name="T49_107">which</text:span><text:span text:style-name="T49_108"><text:s/></text:span><text:span text:style-name="T49_109">began</text:span><text:span text:style-name="T49_110"><text:s/></text:span><text:span text:style-name="T49_111">in</text:span><text:span text:style-name="T49_112"><text:s/></text:span><text:span text:style-name="T49_113">the</text:span><text:span text:style-name="T49_114"><text:s/>1960</text:span><text:span text:style-name="T49_115">s</text:span><text:span text:style-name="T49_116"><text:s/></text:span><text:span text:style-name="T49_117">and</text:span><text:span text:style-name="T49_118"><text:s/></text:span><text:span text:style-name="T49_119">developed</text:span><text:span text:style-name="T49_120"><text:s/></text:span><text:span text:style-name="T49_121">throughout</text:span><text:span text:style-name="T49_122"><text:s/></text:span><text:span text:style-name="T49_123">the</text:span><text:span text:style-name="T49_124"><text:s/></text:span><text:span text:style-name="T49_125">mid</text:span><text:span text:style-name="T49_126">-80</text:span><text:span text:style-name="T49_127">s</text:span><text:span text:style-name="T49_128"><text:s/></text:span><text:span text:style-name="T49_129">and</text:span><text:span text:style-name="T49_130"><text:s/></text:span><text:span text:style-name="T49_131">came</text:span><text:span text:style-name="T49_132"><text:s/></text:span><text:span text:style-name="T49_133">into</text:span><text:span text:style-name="T49_134"><text:s/></text:span><text:span text:style-name="T49_135">focus</text:span><text:span text:style-name="T49_136"><text:s/></text:span><text:span text:style-name="T49_137">in</text:span><text:span text:style-name="T49_138"><text:s/></text:span><text:span text:style-name="T49_139">late</text:span><text:span text:style-name="T49_140"><text:s/>80</text:span><text:span text:style-name="T49_141">s</text:span><text:span text:style-name="T49_142">.</text:span></text:p>
      <text:p text:style-name="P50"/>
      <text:p text:style-name="P51"><text:span text:style-name="T51_1">Different</text:span><text:span text:style-name="T51_2"><text:s/></text:span><text:span text:style-name="T51_3">BI</text:span><text:span text:style-name="T51_4"><text:s/></text:span><text:span text:style-name="T51_5">solution</text:span><text:span text:style-name="T51_6"><text:s/></text:span><text:span text:style-name="T51_7">are</text:span><text:span text:style-name="T51_8"><text:s/></text:span><text:span text:style-name="T51_9">intended</text:span><text:span text:style-name="T51_10"><text:s/></text:span><text:span text:style-name="T51_11">for</text:span><text:span text:style-name="T51_12"><text:s/></text:span><text:span text:style-name="T51_13">different</text:span><text:span text:style-name="T51_14"><text:s/></text:span><text:span text:style-name="T51_15">users</text:span><text:span text:style-name="T51_16">,<text:s/></text:span><text:span text:style-name="T51_17">most</text:span><text:span text:style-name="T51_18"><text:s/></text:span><text:span text:style-name="T51_19">often</text:span><text:span text:style-name="T51_20"><text:s/></text:span><text:span text:style-name="T51_21">for</text:span><text:span text:style-name="T51_22"><text:s/></text:span><text:span text:style-name="T51_23">Business</text:span><text:span text:style-name="T51_24"><text:s/></text:span><text:span text:style-name="T51_25">Analysts</text:span><text:span text:style-name="T51_26"><text:s/></text:span><text:span text:style-name="T51_27">and</text:span><text:span text:style-name="T51_28"><text:s/></text:span><text:span text:style-name="T51_29">Middle</text:span><text:span text:style-name="T51_30">/</text:span><text:span text:style-name="T51_31">Higher</text:span><text:span text:style-name="T51_32"><text:s/></text:span><text:span text:style-name="T51_33">Management</text:span><text:span text:style-name="T51_34">.<text:s/></text:span><text:span text:style-name="T51_35">Also</text:span><text:span text:style-name="T51_36"><text:s/></text:span><text:span text:style-name="T51_37">it</text:span><text:span text:style-name="T51_38"><text:s/></text:span><text:span text:style-name="T51_39">can</text:span><text:span text:style-name="T51_40"><text:s/></text:span><text:span text:style-name="T51_41">be</text:span><text:span text:style-name="T51_42"><text:s/></text:span><text:span text:style-name="T51_43">used</text:span><text:span text:style-name="T51_44"><text:s/></text:span><text:span text:style-name="T51_45">as</text:span><text:span text:style-name="T51_46"><text:s/></text:span><text:span text:style-name="T51_47">a</text:span><text:span text:style-name="T51_48"><text:s/></text:span><text:span text:style-name="T51_49">tool</text:span><text:span text:style-name="T51_50"><text:s/></text:span><text:span text:style-name="T51_51">for</text:span><text:span text:style-name="T51_52"><text:s/></text:span><text:span text:style-name="T51_53">an</text:span><text:span text:style-name="T51_54"><text:s/></text:span><text:span text:style-name="T51_55">agent</text:span><text:span text:style-name="T51_56"><text:s/></text:span><text:span text:style-name="T51_57">to</text:span><text:span text:style-name="T51_58"><text:s/></text:span><text:span text:style-name="T51_59">measure</text:span><text:span text:style-name="T51_60"><text:s/></text:span><text:span text:style-name="T51_61">its</text:span><text:span text:style-name="T51_62"><text:s/></text:span><text:span text:style-name="T51_63">individual</text:span><text:span text:style-name="T51_64"><text:s/></text:span><text:span text:style-name="T51_65">performance</text:span><text:span text:style-name="T51_66"><text:s/></text:span><text:span text:style-name="T51_67">compared</text:span><text:span text:style-name="T51_68"><text:s/></text:span><text:span text:style-name="T51_69">to</text:span><text:span text:style-name="T51_70"><text:s/></text:span><text:span text:style-name="T51_71">other</text:span><text:span text:style-name="T51_72"><text:s/></text:span><text:span text:style-name="T51_73">agents</text:span><text:span text:style-name="T51_74"><text:s/></text:span><text:span text:style-name="T51_75">and</text:span><text:span text:style-name="T51_76"><text:s/></text:span><text:span text:style-name="T51_77">this</text:span><text:span text:style-name="T51_78"><text:s/></text:span><text:span text:style-name="T51_79">way</text:span><text:span text:style-name="T51_80"><text:s/></text:span><text:span text:style-name="T51_81">promote</text:span><text:span text:style-name="T51_82"><text:s/></text:span><text:span text:style-name="T51_83">competitiveness</text:span><text:span text:style-name="T51_84"><text:s/></text:span><text:span text:style-name="T51_85">which</text:span><text:span text:style-name="T51_86"><text:s/></text:span><text:span text:style-name="T51_87">improves</text:span><text:span text:style-name="T51_88"><text:s/></text:span><text:span text:style-name="T51_89">organization</text:span><text:span text:style-name="T51_90">’</text:span><text:span text:style-name="T51_91">s</text:span><text:span text:style-name="T51_92"><text:s/></text:span><text:span text:style-name="T51_93">performance</text:span><text:span text:style-name="T51_94">.<text:s/></text:span></text:p>
      <text:p text:style-name="P52"/>
      <text:p text:style-name="P53"><text:span text:style-name="T53_1">BI</text:span><text:span text:style-name="T53_2"><text:s/></text:span><text:span text:style-name="T53_3">systems</text:span><text:span text:style-name="T53_4"><text:s/></text:span><text:span text:style-name="T53_5">analyze</text:span><text:span text:style-name="T53_6"><text:s/></text:span><text:span text:style-name="T53_7">large</text:span><text:span text:style-name="T53_8"><text:s/></text:span><text:span text:style-name="T53_9">volumes</text:span><text:span text:style-name="T53_10"><text:s/></text:span><text:span text:style-name="T53_11">of</text:span><text:span text:style-name="T53_12"><text:s/></text:span><text:span text:style-name="T53_13">historical</text:span><text:span text:style-name="T53_14"><text:s/></text:span><text:span text:style-name="T53_15">business</text:span><text:span text:style-name="T53_16"><text:s/></text:span><text:span text:style-name="T53_17">data</text:span><text:span text:style-name="T53_18"><text:s/></text:span><text:span text:style-name="T53_19">like</text:span><text:span text:style-name="T53_20"><text:s/></text:span><text:span text:style-name="T53_21">sales</text:span><text:span text:style-name="T53_22">,<text:s/></text:span><text:span text:style-name="T53_23">revenue</text:span><text:span text:style-name="T53_24">,<text:s/></text:span><text:span text:style-name="T53_25">marketing</text:span><text:span text:style-name="T53_26"><text:s/></text:span><text:span text:style-name="T53_27">campaigns</text:span><text:span text:style-name="T53_28"><text:s/></text:span><text:span text:style-name="T53_29">which</text:span><text:span text:style-name="T53_30"><text:s/></text:span><text:span text:style-name="T53_31">is</text:span><text:span text:style-name="T53_32"><text:s/></text:span><text:span text:style-name="T53_33">well</text:span><text:span text:style-name="T53_34"><text:s/></text:span><text:span text:style-name="T53_35">structured</text:span><text:span text:style-name="T53_36"><text:s/></text:span><text:span text:style-name="T53_37">explicit</text:span><text:span text:style-name="T53_38"><text:s/></text:span><text:span text:style-name="T53_39">knowledge</text:span><text:span text:style-name="T53_40"><text:s/></text:span><text:span text:style-name="T53_41">collected</text:span><text:span text:style-name="T53_42"><text:s/></text:span><text:span text:style-name="T53_43">from</text:span><text:span text:style-name="T53_44"><text:s/></text:span><text:span text:style-name="T53_45">different</text:span><text:span text:style-name="T53_46"><text:s/></text:span><text:span text:style-name="T53_47">sources</text:span><text:span text:style-name="T53_48">.<text:s/></text:span><text:span text:style-name="T53_49">They</text:span><text:span text:style-name="T53_50"><text:s/></text:span><text:span text:style-name="T53_51">can</text:span><text:span text:style-name="T53_52"><text:s/></text:span><text:span text:style-name="T53_53">dramatically</text:span><text:span text:style-name="T53_54"><text:s/></text:span><text:span text:style-name="T53_55">improves</text:span><text:span text:style-name="T53_56"><text:s/></text:span><text:span text:style-name="T53_57">organization</text:span><text:span text:style-name="T53_58">’</text:span><text:span text:style-name="T53_59">s</text:span><text:span text:style-name="T53_60"><text:s/></text:span><text:span text:style-name="T53_61">knowledge</text:span><text:span text:style-name="T53_62"><text:s/></text:span><text:span text:style-name="T53_63">of</text:span><text:span text:style-name="T53_64"><text:s/></text:span><text:span text:style-name="T53_65">its</text:span><text:span text:style-name="T53_66"><text:s/></text:span><text:span text:style-name="T53_67">performance</text:span><text:span text:style-name="T53_68"><text:s/></text:span><text:span text:style-name="T53_69">and</text:span><text:span text:style-name="T53_70"><text:s/></text:span><text:span text:style-name="T53_71">how</text:span><text:span text:style-name="T53_72"><text:s/></text:span><text:span text:style-name="T53_73">its</text:span><text:span text:style-name="T53_74"><text:s/></text:span><text:span text:style-name="T53_75">action</text:span><text:span text:style-name="T53_76"><text:s/></text:span><text:span text:style-name="T53_77">affects</text:span><text:span text:style-name="T53_78"><text:s/></text:span><text:span text:style-name="T53_79">that</text:span><text:span text:style-name="T53_80"><text:s/></text:span><text:span text:style-name="T53_81">performance</text:span><text:span text:style-name="T53_82">.<text:s/></text:span><text:span text:style-name="T53_83">Some</text:span><text:span text:style-name="T53_84"><text:s/></text:span><text:span text:style-name="T53_85">non</text:span><text:span text:style-name="T53_86">-</text:span><text:span text:style-name="T53_87">traditional</text:span><text:span text:style-name="T53_88"><text:s/></text:span><text:span text:style-name="T53_89">systems</text:span><text:span text:style-name="T53_90"><text:s/></text:span><text:span text:style-name="T53_91">are</text:span><text:span text:style-name="T53_92"><text:s/></text:span><text:span text:style-name="T53_93">using</text:span><text:span text:style-name="T53_94"><text:s/></text:span><text:span text:style-name="T53_95">unstructured</text:span><text:span text:style-name="T53_96"><text:s/></text:span><text:span text:style-name="T53_97">and</text:span><text:span text:style-name="T53_98"><text:s/></text:span><text:span text:style-name="T53_99">semi</text:span><text:span text:style-name="T53_100">-</text:span><text:span text:style-name="T53_101">structured</text:span><text:span text:style-name="T53_102"><text:s/></text:span><text:span text:style-name="T53_103">data</text:span><text:span text:style-name="T53_104"><text:s/>(</text:span><text:span text:style-name="T53_105">email</text:span><text:span text:style-name="T53_106">,<text:s/></text:span><text:span text:style-name="T53_107">video</text:span><text:span text:style-name="T53_108"><text:s/></text:span><text:span text:style-name="T53_109">and</text:span><text:span text:style-name="T53_110"><text:s/></text:span><text:span text:style-name="T53_111">etc</text:span><text:span text:style-name="T53_112">.),<text:s/></text:span><text:span text:style-name="T53_113">which</text:span><text:span text:style-name="T53_114"><text:s/></text:span><text:span text:style-name="T53_115">is</text:span><text:span text:style-name="T53_116"><text:s/></text:span><text:span text:style-name="T53_117">a</text:span><text:span text:style-name="T53_118"><text:s/></text:span><text:span text:style-name="T53_119">big</text:span><text:span text:style-name="T53_120"><text:s/></text:span><text:span text:style-name="T53_121">part</text:span><text:span text:style-name="T53_122"><text:s/></text:span><text:span text:style-name="T53_123">of</text:span><text:span text:style-name="T53_124"><text:s/></text:span><text:span text:style-name="T53_125">the</text:span><text:span text:style-name="T53_126"><text:s/></text:span><text:span text:style-name="T53_127">knowledge</text:span><text:span text:style-name="T53_128"><text:s/></text:span><text:span text:style-name="T53_129">generated</text:span><text:span text:style-name="T53_130"><text:s/></text:span><text:span text:style-name="T53_131">by</text:span><text:span text:style-name="T53_132"><text:s/></text:span><text:span text:style-name="T53_133">organization</text:span><text:span text:style-name="T53_134">,<text:s/></text:span><text:span text:style-name="T53_135">but</text:span><text:span text:style-name="T53_136"><text:s/></text:span><text:span text:style-name="T53_137">they</text:span><text:span text:style-name="T53_138"><text:s/></text:span><text:span text:style-name="T53_139">are</text:span><text:span text:style-name="T53_140"><text:s/></text:span><text:span text:style-name="T53_141">not</text:span><text:span text:style-name="T53_142"><text:s/></text:span><text:span text:style-name="T53_143">in</text:span><text:span text:style-name="T53_144"><text:s/></text:span><text:span text:style-name="T53_145">widespread</text:span><text:span text:style-name="T53_146"><text:s/></text:span><text:span text:style-name="T53_147">use</text:span><text:span text:style-name="T53_148">.<text:s/></text:span></text:p>
      <text:p text:style-name="P54"/>
      <text:p text:style-name="P55"><text:span text:style-name="T55_1">The</text:span><text:span text:style-name="T55_2"><text:s/></text:span><text:span text:style-name="T55_3">data</text:span><text:span text:style-name="T55_4"><text:s/></text:span><text:span text:style-name="T55_5">to</text:span><text:span text:style-name="T55_6"><text:s/></text:span><text:span text:style-name="T55_7">feed</text:span><text:span text:style-name="T55_8"><text:s/></text:span><text:span text:style-name="T55_9">BI</text:span><text:span text:style-name="T55_10"><text:s/></text:span><text:span text:style-name="T55_11">system</text:span><text:span text:style-name="T55_12"><text:s/></text:span><text:span text:style-name="T55_13">is</text:span><text:span text:style-name="T55_14"><text:s/></text:span><text:span text:style-name="T55_15">typically</text:span><text:span text:style-name="T55_16"><text:s/></text:span><text:span text:style-name="T55_17">stored</text:span><text:span text:style-name="T55_18"><text:s/></text:span><text:span text:style-name="T55_19">in</text:span><text:span text:style-name="T55_20"><text:s/></text:span><text:span text:style-name="T55_21">centralized</text:span><text:span text:style-name="T55_22"><text:s/></text:span><text:span text:style-name="T55_23">data</text:span><text:span text:style-name="T55_24"><text:s/></text:span><text:span text:style-name="T55_25">warehouse</text:span><text:span text:style-name="T55_26"><text:s/></text:span><text:span text:style-name="T55_27">optimized</text:span><text:span text:style-name="T55_28"><text:s/></text:span><text:span text:style-name="T55_29">for</text:span><text:span text:style-name="T55_30"><text:s/></text:span><text:span text:style-name="T55_31">Online</text:span><text:span text:style-name="T55_32"><text:s/></text:span><text:span text:style-name="T55_33">Analytical</text:span><text:span text:style-name="T55_34"><text:s/></text:span><text:span text:style-name="T55_35">Processing</text:span><text:span text:style-name="T55_36"><text:s/>(</text:span><text:span text:style-name="T55_37">OLAP</text:span><text:span text:style-name="T55_38">).<text:s/></text:span><text:span text:style-name="T55_39">De</text:span><text:span text:style-name="T55_40"><text:s/></text:span><text:span text:style-name="T55_41">facto</text:span><text:span text:style-name="T55_42"><text:s/></text:span><text:span text:style-name="T55_43">standard</text:span><text:span text:style-name="T55_44"><text:s/></text:span><text:span text:style-name="T55_45">for</text:span><text:span text:style-name="T55_46"><text:s/></text:span><text:span text:style-name="T55_47">data</text:span><text:span text:style-name="T55_48"><text:s/></text:span><text:span text:style-name="T55_49">warehouse</text:span><text:span text:style-name="T55_50"><text:s/></text:span><text:span text:style-name="T55_51">design</text:span><text:span text:style-name="T55_52"><text:s/></text:span><text:span text:style-name="T55_53">is</text:span><text:span text:style-name="T55_54"><text:s/></text:span><text:span text:style-name="T55_55">Kimball</text:span><text:span text:style-name="T55_56">’</text:span><text:span text:style-name="T55_57">s</text:span><text:span text:style-name="T55_58"><text:s/></text:span><text:span text:style-name="T55_59">concept</text:span><text:span text:style-name="T55_60"><text:s/></text:span><text:span text:style-name="T55_61">of</text:span><text:span text:style-name="T55_62"><text:s/></text:span><text:span text:style-name="T55_63">Multidimensional</text:span><text:span text:style-name="T55_64"><text:s/></text:span><text:span text:style-name="T55_65">modelling</text:span><text:span text:style-name="T55_66">,<text:s/></text:span><text:span text:style-name="T55_67">where</text:span><text:span text:style-name="T55_68"><text:s/></text:span><text:span text:style-name="T55_69">facts</text:span><text:span text:style-name="T55_70"><text:s/>(</text:span><text:span text:style-name="T55_71">e</text:span><text:span text:style-name="T55_72">.</text:span><text:span text:style-name="T55_73">g</text:span><text:span text:style-name="T55_74">.<text:s/></text:span><text:span text:style-name="T55_75">sales</text:span><text:span text:style-name="T55_76">,<text:s/></text:span><text:span text:style-name="T55_77">revenue</text:span><text:span text:style-name="T55_78">)<text:s/></text:span><text:span text:style-name="T55_79">are</text:span><text:span text:style-name="T55_80"><text:s/></text:span><text:span text:style-name="T55_81">explored</text:span><text:span text:style-name="T55_82"><text:s/></text:span><text:span text:style-name="T55_83">in</text:span><text:span text:style-name="T55_84"><text:s/></text:span><text:span text:style-name="T55_85">terms</text:span><text:span text:style-name="T55_86"><text:s/></text:span><text:span text:style-name="T55_87">of</text:span><text:span text:style-name="T55_88"><text:s/></text:span><text:span text:style-name="T55_89">dimensions</text:span><text:span text:style-name="T55_90"><text:s/>(</text:span><text:span text:style-name="T55_91">e</text:span><text:span text:style-name="T55_92">.</text:span><text:span text:style-name="T55_93">g</text:span><text:span text:style-name="T55_94">.<text:s/></text:span><text:span text:style-name="T55_95">customer</text:span><text:span text:style-name="T55_96">,<text:s/></text:span><text:span text:style-name="T55_97">time</text:span><text:span text:style-name="T55_98">).</text:span></text:p>
      <text:p text:style-name="P56"/>
      <text:p text:style-name="P57"><text:span text:style-name="T57_1">Major</text:span><text:span text:style-name="T57_2"><text:s/></text:span><text:span text:style-name="T57_3">parts</text:span><text:span text:style-name="T57_4"><text:s/></text:span><text:span text:style-name="T57_5">of</text:span><text:span text:style-name="T57_6"><text:s/></text:span><text:span text:style-name="T57_7">Business</text:span><text:span text:style-name="T57_8"><text:s/></text:span><text:span text:style-name="T57_9">Intelligence</text:span><text:span text:style-name="T57_10"><text:s/></text:span><text:span text:style-name="T57_11">Applications</text:span><text:span text:style-name="T57_12"><text:s/></text:span><text:span text:style-name="T57_13">are</text:span><text:span text:style-name="T57_14">:</text:span></text:p>
      <text:list text:style-name="LS1" xml:id="list0">
        <text:list-item>
          <text:p text:style-name="P58"><text:span text:style-name="T58_1">Data</text:span><text:span text:style-name="T58_2"><text:s/></text:span><text:span text:style-name="T58_3">Integration</text:span><text:span text:style-name="T58_4"><text:s/>-<text:s/></text:span><text:span text:style-name="T58_5">Extract</text:span><text:span text:style-name="T58_6"><text:s/></text:span><text:span text:style-name="T58_7">Transformation</text:span><text:span text:style-name="T58_8"><text:s/></text:span><text:span text:style-name="T58_9">Load</text:span><text:span text:style-name="T58_10"><text:s/>(</text:span><text:span text:style-name="T58_11">ETL</text:span><text:span text:style-name="T58_12">)</text:span></text:p>
        </text:list-item>
        <text:list-item>
          <text:p text:style-name="P59"><text:span text:style-name="T59_1">Analysis</text:span><text:span text:style-name="T59_2"><text:s/>-<text:s/></text:span><text:span text:style-name="T59_3">Data</text:span><text:span text:style-name="T59_4"><text:s/></text:span><text:span text:style-name="T59_5">Mining</text:span><text:span text:style-name="T59_6">,<text:s/></text:span><text:span text:style-name="T59_7">Predictions</text:span></text:p>
        </text:list-item>
        <text:list-item>
          <text:p text:style-name="P60"><text:span text:style-name="T60_1">Reporting</text:span><text:span text:style-name="T60_2"><text:s/>-<text:s/></text:span><text:span text:style-name="T60_3">Pixel</text:span><text:span text:style-name="T60_4"><text:s/></text:span><text:span text:style-name="T60_5">Perfect</text:span><text:span text:style-name="T60_6">,<text:s/></text:span><text:span text:style-name="T60_7">Dashboards</text:span><text:span text:style-name="T60_8">,<text:s/></text:span><text:span text:style-name="T60_9">Interactive</text:span><text:span text:style-name="T60_10"><text:s/></text:span><text:span text:style-name="T60_11">tools</text:span><text:span text:style-name="T60_12"><text:s/></text:span><text:span text:style-name="T60_13">for</text:span><text:span text:style-name="T60_14"><text:s/></text:span><text:span text:style-name="T60_15">drill</text:span><text:span text:style-name="T60_16">,<text:s/></text:span><text:span text:style-name="T60_17">slice</text:span><text:span text:style-name="T60_18">,<text:s/></text:span><text:span text:style-name="T60_19">dice</text:span><text:span text:style-name="T60_20">,<text:s/></text:span><text:span text:style-name="T60_21">pivot</text:span></text:p>
        </text:list-item>
      </text:list>
      <text:p text:style-name="P61"/>
      <text:p text:style-name="P62"><text:span text:style-name="T62_1">Main</text:span><text:span text:style-name="T62_2"><text:s/></text:span><text:span text:style-name="T62_3">constrains</text:span><text:span text:style-name="T62_4"><text:s/></text:span><text:span text:style-name="T62_5">for</text:span><text:span text:style-name="T62_6"><text:s/></text:span><text:span text:style-name="T62_7">implementation</text:span><text:span text:style-name="T62_8"><text:s/></text:span><text:span text:style-name="T62_9">and</text:span><text:span text:style-name="T62_10"><text:s/></text:span><text:span text:style-name="T62_11">application</text:span><text:span text:style-name="T62_12"><text:s/></text:span><text:span text:style-name="T62_13">of</text:span><text:span text:style-name="T62_14"><text:s/></text:span><text:span text:style-name="T62_15">Business</text:span><text:span text:style-name="T62_16"><text:s/></text:span><text:span text:style-name="T62_17">intelligence</text:span><text:span text:style-name="T62_18"><text:s/></text:span><text:span text:style-name="T62_19">solutions</text:span><text:span text:style-name="T62_20"><text:s/></text:span><text:span text:style-name="T62_21">are</text:span><text:span text:style-name="T62_22">:</text:span></text:p>
      <text:list text:style-name="LS2" xml:id="list3">
        <text:list-item>
          <text:p text:style-name="P63"><text:span text:style-name="T63_1">Building</text:span><text:span text:style-name="T63_2"><text:s/></text:span><text:span text:style-name="T63_3">a</text:span><text:span text:style-name="T63_4"><text:s/></text:span><text:span text:style-name="T63_5">data</text:span><text:span text:style-name="T63_6"><text:s/></text:span><text:span text:style-name="T63_7">warehouse</text:span><text:span text:style-name="T63_8"><text:s/></text:span><text:span text:style-name="T63_9">and</text:span><text:span text:style-name="T63_10"><text:s/></text:span><text:span text:style-name="T63_11">keeping</text:span><text:span text:style-name="T63_12"><text:s/></text:span><text:span text:style-name="T63_13">it</text:span><text:span text:style-name="T63_14"><text:s/></text:span><text:span text:style-name="T63_15">up</text:span><text:span text:style-name="T63_16"><text:s/></text:span><text:span text:style-name="T63_17">to</text:span><text:span text:style-name="T63_18"><text:s/></text:span><text:span text:style-name="T63_19">date</text:span><text:span text:style-name="T63_20"><text:s/></text:span><text:span text:style-name="T63_21">may</text:span><text:span text:style-name="T63_22"><text:s/></text:span><text:span text:style-name="T63_23">require</text:span><text:span text:style-name="T63_24"><text:s/></text:span><text:span text:style-name="T63_25">large</text:span><text:span text:style-name="T63_26"><text:s/></text:span><text:span text:style-name="T63_27">investment</text:span><text:span text:style-name="T63_28"><text:s/></text:span><text:span text:style-name="T63_29">in</text:span><text:span text:style-name="T63_30"><text:s/></text:span><text:span text:style-name="T63_31">hardware</text:span><text:span text:style-name="T63_32">.</text:span></text:p>
        </text:list-item>
        <text:list-item>
          <text:p text:style-name="P64"><text:span text:style-name="T64_1">Often</text:span><text:span text:style-name="T64_2"><text:s/></text:span><text:span text:style-name="T64_3">data</text:span><text:span text:style-name="T64_4"><text:s/></text:span><text:span text:style-name="T64_5">is</text:span><text:span text:style-name="T64_6"><text:s/></text:span><text:span text:style-name="T64_7">so</text:span><text:span text:style-name="T64_8"><text:s/></text:span><text:span text:style-name="T64_9">huge</text:span><text:span text:style-name="T64_10"><text:s/></text:span><text:span text:style-name="T64_11">that</text:span><text:span text:style-name="T64_12"><text:s/></text:span><text:span text:style-name="T64_13">a</text:span><text:span text:style-name="T64_14"><text:s/></text:span><text:span text:style-name="T64_15">lot</text:span><text:span text:style-name="T64_16"><text:s/></text:span><text:span text:style-name="T64_17">of</text:span><text:span text:style-name="T64_18"><text:s/></text:span><text:span text:style-name="T64_19">caching</text:span><text:span text:style-name="T64_20"><text:s/></text:span><text:span text:style-name="T64_21">is</text:span><text:span text:style-name="T64_22"><text:s/></text:span><text:span text:style-name="T64_23">needed</text:span><text:span text:style-name="T64_24"><text:s/></text:span><text:span text:style-name="T64_25">in</text:span><text:span text:style-name="T64_26"><text:s/></text:span><text:span text:style-name="T64_27">order</text:span><text:span text:style-name="T64_28"><text:s/></text:span><text:span text:style-name="T64_29">for</text:span><text:span text:style-name="T64_30"><text:s/></text:span><text:span text:style-name="T64_31">application</text:span><text:span text:style-name="T64_32"><text:s/></text:span><text:span text:style-name="T64_33">to</text:span><text:span text:style-name="T64_34"><text:s/></text:span><text:span text:style-name="T64_35">be</text:span><text:span text:style-name="T64_36"><text:s/></text:span><text:span text:style-name="T64_37">responsive</text:span><text:span text:style-name="T64_38"><text:s/></text:span><text:span text:style-name="T64_39">which</text:span><text:span text:style-name="T64_40"><text:s/></text:span><text:span text:style-name="T64_41">introduces</text:span><text:span text:style-name="T64_42"><text:s/></text:span><text:span text:style-name="T64_43">additional</text:span><text:span text:style-name="T64_44"><text:s/></text:span><text:span text:style-name="T64_45">implementation</text:span><text:span text:style-name="T64_46"><text:s/></text:span><text:span text:style-name="T64_47">complexity</text:span><text:span text:style-name="T64_48">.</text:span></text:p>
        </text:list-item>
        <text:list-item>
          <text:p text:style-name="P65"><text:span text:style-name="T65_1">Most</text:span><text:span text:style-name="T65_2"><text:s/></text:span><text:span text:style-name="T65_3">of</text:span><text:span text:style-name="T65_4"><text:s/></text:span><text:span text:style-name="T65_5">the</text:span><text:span text:style-name="T65_6"><text:s/></text:span><text:span text:style-name="T65_7">existing</text:span><text:span text:style-name="T65_8"><text:s/></text:span><text:span text:style-name="T65_9">solution</text:span><text:span text:style-name="T65_10"><text:s/></text:span><text:span text:style-name="T65_11">offered</text:span><text:span text:style-name="T65_12"><text:s/></text:span><text:span text:style-name="T65_13">by</text:span><text:span text:style-name="T65_14"><text:s/></text:span><text:span text:style-name="T65_15">big</text:span><text:span text:style-name="T65_16"><text:s/></text:span><text:span text:style-name="T65_17">software</text:span><text:span text:style-name="T65_18"><text:s/></text:span><text:span text:style-name="T65_19">vendors</text:span><text:span text:style-name="T65_20"><text:s/></text:span><text:span text:style-name="T65_21">Oracle</text:span><text:span text:style-name="T65_22">,<text:s/></text:span><text:span text:style-name="T65_23">Microsoft</text:span><text:span text:style-name="T65_24"><text:s/></text:span><text:span text:style-name="T65_25">are</text:span><text:span text:style-name="T65_26"><text:s/></text:span><text:span text:style-name="T65_27">quite</text:span><text:span text:style-name="T65_28"><text:s/></text:span><text:span text:style-name="T65_29">expensive</text:span><text:span text:style-name="T65_30">.<text:s/></text:span><text:span text:style-name="T65_31">Open</text:span><text:span text:style-name="T65_32"><text:s/></text:span><text:span text:style-name="T65_33">Source</text:span><text:span text:style-name="T65_34"><text:s/></text:span><text:span text:style-name="T65_35">alternatives</text:span><text:span text:style-name="T65_36"><text:s/></text:span><text:span text:style-name="T65_37">exists</text:span><text:span text:style-name="T65_38"><text:s/></text:span><text:span text:style-name="T65_39">as</text:span><text:span text:style-name="T65_40"><text:s/></text:span><text:span text:style-name="T65_41">well</text:span><text:span text:style-name="T65_42">.</text:span></text:p>
        </text:list-item>
      </text:list>
      <text:h text:style-name="P66"><text:bookmark-start text:name="h.cmtcmi1dhjqz"/><text:bookmark-end text:name="h.cmtcmi1dhjqz"/><text:span text:style-name="T66_1">2.<text:s/></text:span><text:span text:style-name="T66_2">Practical</text:span><text:span text:style-name="T66_3"><text:s/></text:span><text:span text:style-name="T66_4">Application</text:span></text:h>
      <text:p text:style-name="P67"/>
      <text:p text:style-name="P68"><text:span text:style-name="T68_1">The</text:span><text:span text:style-name="T68_2"><text:s/></text:span><text:span text:style-name="T68_3">typical</text:span><text:span text:style-name="T68_4"><text:s/></text:span><text:span text:style-name="T68_5">BI</text:span><text:span text:style-name="T68_6"><text:s/></text:span><text:span text:style-name="T68_7">implementation</text:span><text:span text:style-name="T68_8"><text:s/></text:span><text:span text:style-name="T68_9">goes</text:span><text:span text:style-name="T68_10"><text:s/></text:span><text:span text:style-name="T68_11">through</text:span><text:span text:style-name="T68_12"><text:s/></text:span><text:span text:style-name="T68_13">the</text:span><text:span text:style-name="T68_14"><text:s/></text:span><text:span text:style-name="T68_15">following</text:span><text:span text:style-name="T68_16"><text:s/></text:span><text:span text:style-name="T68_17">actions</text:span><text:span text:style-name="T68_18"><text:s/></text:span><text:span text:style-name="T68_19">in</text:span><text:span text:style-name="T68_20"><text:s/></text:span><text:span text:style-name="T68_21">its</text:span><text:span text:style-name="T68_22"><text:s/></text:span><text:span text:style-name="T68_23">development</text:span><text:span text:style-name="T68_24">.<text:s/></text:span><text:span text:style-name="T68_25">These</text:span><text:span text:style-name="T68_26"><text:s/></text:span><text:span text:style-name="T68_27">are</text:span><text:span text:style-name="T68_28"><text:s/></text:span><text:span text:style-name="T68_29">series</text:span><text:span text:style-name="T68_30"><text:s/></text:span><text:span text:style-name="T68_31">of</text:span><text:span text:style-name="T68_32"><text:s/></text:span><text:span text:style-name="T68_33">required</text:span><text:span text:style-name="T68_34"><text:s/></text:span><text:span text:style-name="T68_35">steps</text:span><text:span text:style-name="T68_36"><text:s/></text:span><text:span text:style-name="T68_37">that</text:span><text:span text:style-name="T68_38"><text:s/></text:span><text:span text:style-name="T68_39">are</text:span><text:span text:style-name="T68_40"><text:s/></text:span><text:span text:style-name="T68_41">consider</text:span><text:span text:style-name="T68_42"><text:s/></text:span><text:span text:style-name="T68_43">best</text:span><text:span text:style-name="T68_44"><text:s/></text:span><text:span text:style-name="T68_45">practice</text:span><text:span text:style-name="T68_46"><text:s/></text:span><text:span text:style-name="T68_47">in</text:span><text:span text:style-name="T68_48"><text:s/></text:span><text:span text:style-name="T68_49">any</text:span><text:span text:style-name="T68_50"><text:s/></text:span><text:span text:style-name="T68_51">BI</text:span><text:span text:style-name="T68_52"><text:s/></text:span><text:span text:style-name="T68_53">application</text:span><text:span text:style-name="T68_54">.</text:span></text:p>
      <text:p text:style-name="P69"/>
      <text:p text:style-name="P70"><text:span text:style-name="T70_1">1.<text:s/></text:span><text:span text:style-name="T70_2">Project</text:span><text:span text:style-name="T70_3"><text:s/></text:span><text:span text:style-name="T70_4">Planning</text:span><text:span text:style-name="T70_5"><text:s/>-<text:s/></text:span><text:span text:style-name="T70_6">high</text:span><text:span text:style-name="T70_7"><text:s/></text:span><text:span text:style-name="T70_8">level</text:span><text:span text:style-name="T70_9"><text:s/></text:span><text:span text:style-name="T70_10">analysis</text:span><text:span text:style-name="T70_11"><text:s/></text:span><text:span text:style-name="T70_12">of</text:span><text:span text:style-name="T70_13"><text:s/></text:span><text:span text:style-name="T70_14">business</text:span><text:span text:style-name="T70_15"><text:s/></text:span><text:span text:style-name="T70_16">objectives</text:span><text:span text:style-name="T70_17">,<text:s/></text:span><text:span text:style-name="T70_18">resources</text:span><text:span text:style-name="T70_19">,<text:s/></text:span><text:span text:style-name="T70_20">skill</text:span><text:span text:style-name="T70_21">-</text:span><text:span text:style-name="T70_22">level</text:span><text:span text:style-name="T70_23"><text:s/></text:span><text:span text:style-name="T70_24">staffing</text:span><text:span text:style-name="T70_25"><text:s/></text:span><text:span text:style-name="T70_26">requirements</text:span><text:span text:style-name="T70_27">,<text:s/></text:span><text:span text:style-name="T70_28">task</text:span><text:span text:style-name="T70_29"><text:s/></text:span><text:span text:style-name="T70_30">assignment</text:span><text:span text:style-name="T70_31">,<text:s/></text:span><text:span text:style-name="T70_32">and</text:span><text:span text:style-name="T70_33"><text:s/></text:span><text:span text:style-name="T70_34">further</text:span><text:span text:style-name="T70_35"><text:s/></text:span><text:span text:style-name="T70_36">steps</text:span><text:span text:style-name="T70_37"><text:s/></text:span><text:span text:style-name="T70_38">that</text:span><text:span text:style-name="T70_39"><text:s/></text:span><text:span text:style-name="T70_40">needs</text:span><text:span text:style-name="T70_41"><text:s/></text:span><text:span text:style-name="T70_42">to</text:span><text:span text:style-name="T70_43"><text:s/></text:span><text:span text:style-name="T70_44">be</text:span><text:span text:style-name="T70_45"><text:s/></text:span><text:span text:style-name="T70_46">taken</text:span><text:span text:style-name="T70_47">.<text:s/></text:span><text:span text:style-name="T70_48">The</text:span><text:span text:style-name="T70_49"><text:s/></text:span><text:span text:style-name="T70_50">plan</text:span><text:span text:style-name="T70_51"><text:s/></text:span><text:span text:style-name="T70_52">is</text:span><text:span text:style-name="T70_53"><text:s/></text:span><text:span text:style-name="T70_54">dependent</text:span><text:span text:style-name="T70_55"><text:s/></text:span><text:span text:style-name="T70_56">on</text:span><text:span text:style-name="T70_57"><text:s/></text:span><text:span text:style-name="T70_58">business</text:span><text:span text:style-name="T70_59"><text:s/></text:span><text:span text:style-name="T70_60">requirements</text:span><text:span text:style-name="T70_61">.<text:s/></text:span><text:span text:style-name="T70_62">Depending</text:span><text:span text:style-name="T70_63"><text:s/></text:span><text:span text:style-name="T70_64">on</text:span><text:span text:style-name="T70_65"><text:s/></text:span><text:span text:style-name="T70_66">the</text:span><text:span text:style-name="T70_67"><text:s/></text:span><text:span text:style-name="T70_68">requirements</text:span><text:span text:style-name="T70_69"><text:s/></text:span><text:span text:style-name="T70_70">a</text:span><text:span text:style-name="T70_71"><text:s/></text:span><text:span text:style-name="T70_72">team</text:span><text:span text:style-name="T70_73"><text:s/></text:span><text:span text:style-name="T70_74">of</text:span><text:span text:style-name="T70_75"><text:s/>3-5<text:s/></text:span><text:span text:style-name="T70_76">people</text:span><text:span text:style-name="T70_77"><text:s/></text:span><text:span text:style-name="T70_78">should</text:span><text:span text:style-name="T70_79"><text:s/></text:span><text:span text:style-name="T70_80">be</text:span><text:span text:style-name="T70_81"><text:s/></text:span><text:span text:style-name="T70_82">need</text:span><text:span text:style-name="T70_83"><text:s/></text:span><text:span text:style-name="T70_84">for</text:span><text:span text:style-name="T70_85"><text:s/></text:span><text:span text:style-name="T70_86">period</text:span><text:span text:style-name="T70_87"><text:s/></text:span><text:span text:style-name="T70_88">of</text:span><text:span text:style-name="T70_89"><text:s/>6-12<text:s/></text:span><text:span text:style-name="T70_90">months</text:span><text:span text:style-name="T70_91">.</text:span></text:p>
      <text:p text:style-name="P71"/>
      <text:p text:style-name="P72"><text:span text:style-name="T72_1">2.<text:s/></text:span><text:span text:style-name="T72_2">Requirements</text:span><text:span text:style-name="T72_3"><text:s/></text:span><text:span text:style-name="T72_4">Gathering</text:span><text:span text:style-name="T72_5"><text:s/>-<text:s/></text:span><text:span text:style-name="T72_6">very</text:span><text:span text:style-name="T72_7"><text:s/></text:span><text:span text:style-name="T72_8">important</text:span><text:span text:style-name="T72_9"><text:s/></text:span><text:span text:style-name="T72_10">step</text:span><text:span text:style-name="T72_11"><text:s/></text:span><text:span text:style-name="T72_12">that</text:span><text:span text:style-name="T72_13"><text:s/></text:span><text:span text:style-name="T72_14">affects</text:span><text:span text:style-name="T72_15"><text:s/></text:span><text:span text:style-name="T72_16">every</text:span><text:span text:style-name="T72_17"><text:s/></text:span><text:span text:style-name="T72_18">almost</text:span><text:span text:style-name="T72_19"><text:s/></text:span><text:span text:style-name="T72_20">every</text:span><text:span text:style-name="T72_21"><text:s/></text:span><text:span text:style-name="T72_22">other</text:span><text:span text:style-name="T72_23"><text:s/></text:span><text:span text:style-name="T72_24">decision</text:span><text:span text:style-name="T72_25">.<text:s/></text:span><text:span text:style-name="T72_26">It</text:span><text:span text:style-name="T72_27"><text:s/></text:span><text:span text:style-name="T72_28">is</text:span><text:span text:style-name="T72_29"><text:s/></text:span><text:span text:style-name="T72_30">crucial</text:span><text:span text:style-name="T72_31"><text:s/></text:span><text:span text:style-name="T72_32">to</text:span><text:span text:style-name="T72_33"><text:s/></text:span><text:span text:style-name="T72_34">understand</text:span><text:span text:style-name="T72_35"><text:s/></text:span><text:span text:style-name="T72_36">business</text:span><text:span text:style-name="T72_37"><text:s/></text:span><text:span text:style-name="T72_38">requirements</text:span><text:span text:style-name="T72_39">,<text:s/></text:span><text:span text:style-name="T72_40">needs</text:span><text:span text:style-name="T72_41"><text:s/></text:span><text:span text:style-name="T72_42">and</text:span><text:span text:style-name="T72_43"><text:s/></text:span><text:span text:style-name="T72_44">identify</text:span><text:span text:style-name="T72_45"><text:s/></text:span><text:span text:style-name="T72_46">users</text:span><text:span text:style-name="T72_47">.<text:s/></text:span><text:span text:style-name="T72_48">The</text:span><text:span text:style-name="T72_49"><text:s/></text:span><text:span text:style-name="T72_50">most</text:span><text:span text:style-name="T72_51"><text:s/></text:span><text:span text:style-name="T72_52">effective</text:span><text:span text:style-name="T72_53"><text:s/></text:span><text:span text:style-name="T72_54">way</text:span><text:span text:style-name="T72_55"><text:s/></text:span><text:span text:style-name="T72_56">is</text:span><text:span text:style-name="T72_57"><text:s/></text:span><text:span text:style-name="T72_58">interviewing</text:span><text:span text:style-name="T72_59"><text:s/></text:span><text:span text:style-name="T72_60">all</text:span><text:span text:style-name="T72_61"><text:s/></text:span><text:span text:style-name="T72_62">stakeholders</text:span><text:span text:style-name="T72_63">.<text:s/></text:span><text:span text:style-name="T72_64">Best</text:span><text:span text:style-name="T72_65"><text:s/></text:span><text:span text:style-name="T72_66">practices</text:span><text:span text:style-name="T72_67"><text:s/></text:span><text:span text:style-name="T72_68">are</text:span><text:span text:style-name="T72_69"><text:s/></text:span><text:span text:style-name="T72_70">researching</text:span><text:span text:style-name="T72_71"><text:s/></text:span><text:span text:style-name="T72_72">the</text:span><text:span text:style-name="T72_73"><text:s/></text:span><text:span text:style-name="T72_74">organization</text:span><text:span text:style-name="T72_75">,<text:s/></text:span><text:span text:style-name="T72_76">preparing</text:span><text:span text:style-name="T72_77"><text:s/></text:span><text:span text:style-name="T72_78">questionnaires</text:span><text:span text:style-name="T72_79">,<text:s/></text:span><text:span text:style-name="T72_80">engaging</text:span><text:span text:style-name="T72_81"><text:s/></text:span><text:span text:style-name="T72_82">higher</text:span><text:span text:style-name="T72_83"><text:s/></text:span><text:span text:style-name="T72_84">management</text:span><text:span text:style-name="T72_85">,<text:s/></text:span><text:span text:style-name="T72_86">and</text:span><text:span text:style-name="T72_87"><text:s/></text:span><text:span text:style-name="T72_88">recording</text:span><text:span text:style-name="T72_89"><text:s/></text:span><text:span text:style-name="T72_90">interviews</text:span><text:span text:style-name="T72_91">.<text:s/></text:span><text:span text:style-name="T72_92">This</text:span><text:span text:style-name="T72_93"><text:s/></text:span><text:span text:style-name="T72_94">is</text:span><text:span text:style-name="T72_95"><text:s/></text:span><text:span text:style-name="T72_96">the</text:span><text:span text:style-name="T72_97"><text:s/></text:span><text:span text:style-name="T72_98">part</text:span><text:span text:style-name="T72_99"><text:s/></text:span><text:span text:style-name="T72_100">where</text:span><text:span text:style-name="T72_101"><text:s/></text:span><text:span text:style-name="T72_102">the</text:span><text:span text:style-name="T72_103"><text:s/></text:span><text:span text:style-name="T72_104">knowledge</text:span><text:span text:style-name="T72_105"><text:s/></text:span><text:span text:style-name="T72_106">from</text:span><text:span text:style-name="T72_107"><text:s/></text:span><text:span text:style-name="T72_108">target</text:span><text:span text:style-name="T72_109"><text:s/></text:span><text:span text:style-name="T72_110">users</text:span><text:span text:style-name="T72_111"><text:s/></text:span><text:span text:style-name="T72_112">of</text:span><text:span text:style-name="T72_113"><text:s/></text:span><text:span text:style-name="T72_114">the</text:span><text:span text:style-name="T72_115"><text:s/></text:span><text:span text:style-name="T72_116">system</text:span><text:span text:style-name="T72_117"><text:s/></text:span><text:span text:style-name="T72_118">is</text:span><text:span text:style-name="T72_119"><text:s/></text:span><text:span text:style-name="T72_120">extracted</text:span><text:span text:style-name="T72_121"><text:s/></text:span><text:span text:style-name="T72_122">and</text:span><text:span text:style-name="T72_123"><text:s/></text:span><text:span text:style-name="T72_124">systematized</text:span><text:span text:style-name="T72_125">.</text:span></text:p>
      <text:p text:style-name="P73"/>
      <text:p text:style-name="P74"><text:span text:style-name="T74_1">3.<text:s/></text:span><text:span text:style-name="T74_2">Choosing</text:span><text:span text:style-name="T74_3"><text:s/></text:span><text:span text:style-name="T74_4">the</text:span><text:span text:style-name="T74_5"><text:s/></text:span><text:span text:style-name="T74_6">right</text:span><text:span text:style-name="T74_7"><text:s/></text:span><text:span text:style-name="T74_8">BI</text:span><text:span text:style-name="T74_9"><text:s/></text:span><text:span text:style-name="T74_10">platform</text:span><text:span text:style-name="T74_11"><text:s/>-<text:s/></text:span><text:span text:style-name="T74_12">after</text:span><text:span text:style-name="T74_13"><text:s/></text:span><text:span text:style-name="T74_14">the</text:span><text:span text:style-name="T74_15"><text:s/></text:span><text:span text:style-name="T74_16">requirements</text:span><text:span text:style-name="T74_17"><text:s/></text:span><text:span text:style-name="T74_18">are</text:span><text:span text:style-name="T74_19"><text:s/></text:span><text:span text:style-name="T74_20">gathered</text:span><text:span text:style-name="T74_21"><text:s/></text:span><text:span text:style-name="T74_22">and</text:span><text:span text:style-name="T74_23"><text:s/></text:span><text:span text:style-name="T74_24">analyzed</text:span><text:span text:style-name="T74_25">,<text:s/></text:span><text:span text:style-name="T74_26">BI</text:span><text:span text:style-name="T74_27"><text:s/></text:span><text:span text:style-name="T74_28">platform</text:span><text:span text:style-name="T74_29"><text:s/></text:span><text:span text:style-name="T74_30">should</text:span><text:span text:style-name="T74_31"><text:s/></text:span><text:span text:style-name="T74_32">be</text:span><text:span text:style-name="T74_33"><text:s/></text:span><text:span text:style-name="T74_34">chosen</text:span><text:span text:style-name="T74_35">.<text:s/></text:span><text:span text:style-name="T74_36">There</text:span><text:span text:style-name="T74_37"><text:s/></text:span><text:span text:style-name="T74_38">are</text:span><text:span text:style-name="T74_39"><text:s/></text:span><text:span text:style-name="T74_40">several</text:span><text:span text:style-name="T74_41"><text:s/></text:span><text:span text:style-name="T74_42">full</text:span><text:span text:style-name="T74_43"><text:s/></text:span><text:span text:style-name="T74_44">featured</text:span><text:span text:style-name="T74_45"><text:s/></text:span><text:span text:style-name="T74_46">BI</text:span><text:span text:style-name="T74_47"><text:s/></text:span><text:span text:style-name="T74_48">platform</text:span><text:span text:style-name="T74_49"><text:s/></text:span><text:span text:style-name="T74_50">with</text:span><text:span text:style-name="T74_51"><text:s/></text:span><text:span text:style-name="T74_52">long</text:span><text:span text:style-name="T74_53"><text:s/></text:span><text:span text:style-name="T74_54">history</text:span><text:span text:style-name="T74_55">,<text:s/></text:span><text:span text:style-name="T74_56">offered</text:span><text:span text:style-name="T74_57"><text:s/></text:span><text:span text:style-name="T74_58">by</text:span><text:span text:style-name="T74_59"><text:s/></text:span><text:span text:style-name="T74_60">Oracle</text:span><text:span text:style-name="T74_61">,<text:s/></text:span><text:span text:style-name="T74_62">Microsoft</text:span><text:span text:style-name="T74_63">,<text:s/></text:span><text:span text:style-name="T74_64">SAP</text:span><text:span text:style-name="T74_65">,<text:s/></text:span><text:span text:style-name="T74_66">and</text:span><text:span text:style-name="T74_67"><text:s/></text:span><text:span text:style-name="T74_68">others</text:span><text:span text:style-name="T74_69">.<text:s/></text:span><text:span text:style-name="T74_70">Open</text:span><text:span text:style-name="T74_71"><text:s/></text:span><text:span text:style-name="T74_72">source</text:span><text:span text:style-name="T74_73"><text:s/></text:span><text:span text:style-name="T74_74">alternatives</text:span><text:span text:style-name="T74_75">,<text:s/></text:span><text:span text:style-name="T74_76">most</text:span><text:span text:style-name="T74_77"><text:s/></text:span><text:span text:style-name="T74_78">famously</text:span><text:span text:style-name="T74_79"><text:s/></text:span><text:span text:style-name="T74_80">Pentaho</text:span><text:span text:style-name="T74_81"><text:s/></text:span><text:span text:style-name="T74_82">BI</text:span><text:span text:style-name="T74_83"><text:s/></text:span><text:span text:style-name="T74_84">Suite</text:span><text:span text:style-name="T74_85">,<text:s/></text:span><text:span text:style-name="T74_86">also</text:span><text:span text:style-name="T74_87"><text:s/></text:span><text:span text:style-name="T74_88">exists</text:span><text:span text:style-name="T74_89">.<text:s/></text:span><text:span text:style-name="T74_90">The</text:span><text:span text:style-name="T74_91"><text:s/></text:span><text:span text:style-name="T74_92">decision</text:span><text:span text:style-name="T74_93"><text:s/></text:span><text:span text:style-name="T74_94">whether</text:span><text:span text:style-name="T74_95"><text:s/></text:span><text:span text:style-name="T74_96">to</text:span><text:span text:style-name="T74_97"><text:s/></text:span><text:span text:style-name="T74_98">choose</text:span><text:span text:style-name="T74_99"><text:s/></text:span><text:span text:style-name="T74_100">commercial</text:span><text:span text:style-name="T74_101"><text:s/></text:span><text:span text:style-name="T74_102">or</text:span><text:span text:style-name="T74_103"><text:s/></text:span><text:span text:style-name="T74_104">open</text:span><text:span text:style-name="T74_105"><text:s/></text:span><text:span text:style-name="T74_106">source</text:span><text:span text:style-name="T74_107"><text:s/></text:span><text:span text:style-name="T74_108">platform</text:span><text:span text:style-name="T74_109"><text:s/></text:span><text:span text:style-name="T74_110">depends</text:span><text:span text:style-name="T74_111"><text:s/></text:span><text:span text:style-name="T74_112">on</text:span><text:span text:style-name="T74_113"><text:s/></text:span><text:span text:style-name="T74_114">various</text:span><text:span text:style-name="T74_115"><text:s/></text:span><text:span text:style-name="T74_116">factors</text:span><text:span text:style-name="T74_117"><text:s/></text:span><text:span text:style-name="T74_118">like</text:span><text:span text:style-name="T74_119"><text:s/></text:span><text:span text:style-name="T74_120">money</text:span><text:span text:style-name="T74_121">,<text:s/></text:span><text:span text:style-name="T74_122">level</text:span><text:span text:style-name="T74_123"><text:s/></text:span><text:span text:style-name="T74_124">of</text:span><text:span text:style-name="T74_125"><text:s/></text:span><text:span text:style-name="T74_126">customization</text:span><text:span text:style-name="T74_127">,<text:s/></text:span><text:span text:style-name="T74_128">features</text:span><text:span text:style-name="T74_129"><text:s/></text:span><text:span text:style-name="T74_130">usage</text:span><text:span text:style-name="T74_131">,<text:s/></text:span><text:span text:style-name="T74_132">organization</text:span><text:span text:style-name="T74_133"><text:s/></text:span><text:span text:style-name="T74_134">policy</text:span><text:span text:style-name="T74_135"><text:s/></text:span><text:span text:style-name="T74_136">and</text:span><text:span text:style-name="T74_137"><text:s/></text:span><text:span text:style-name="T74_138">others</text:span><text:span text:style-name="T74_139">.<text:s/></text:span></text:p>
      <text:p text:style-name="P75"/>
      <text:p text:style-name="P76"><text:span text:style-name="T76_1">In</text:span><text:span text:style-name="T76_2"><text:s/></text:span><text:span text:style-name="T76_3">my</text:span><text:span text:style-name="T76_4"><text:s/></text:span><text:span text:style-name="T76_5">experience</text:span><text:span text:style-name="T76_6"><text:s/></text:span><text:span text:style-name="T76_7">the</text:span><text:span text:style-name="T76_8"><text:s/></text:span><text:span text:style-name="T76_9">open</text:span><text:span text:style-name="T76_10"><text:s/></text:span><text:span text:style-name="T76_11">source</text:span><text:span text:style-name="T76_12"><text:s/></text:span><text:span text:style-name="T76_13">Pentaho</text:span><text:span text:style-name="T76_14"><text:s/></text:span><text:span text:style-name="T76_15">platform</text:span><text:span text:style-name="T76_16"><text:s/></text:span><text:span text:style-name="T76_17">is</text:span><text:span text:style-name="T76_18"><text:s/></text:span><text:span text:style-name="T76_19">not</text:span><text:span text:style-name="T76_20"><text:s/></text:span><text:span text:style-name="T76_21">as</text:span><text:span text:style-name="T76_22"><text:s/></text:span><text:span text:style-name="T76_23">mature</text:span><text:span text:style-name="T76_24"><text:s/></text:span><text:span text:style-name="T76_25">and</text:span><text:span text:style-name="T76_26"><text:s/></text:span><text:span text:style-name="T76_27">integrated</text:span><text:span text:style-name="T76_28"><text:s/></text:span><text:span text:style-name="T76_29">as</text:span><text:span text:style-name="T76_30"><text:s/></text:span><text:span text:style-name="T76_31">the</text:span><text:span text:style-name="T76_32"><text:s/></text:span><text:span text:style-name="T76_33">tools</text:span><text:span text:style-name="T76_34"><text:s/></text:span><text:span text:style-name="T76_35">offered</text:span><text:span text:style-name="T76_36"><text:s/></text:span><text:span text:style-name="T76_37">by</text:span><text:span text:style-name="T76_38"><text:s/></text:span><text:span text:style-name="T76_39">other</text:span><text:span text:style-name="T76_40"><text:s/></text:span><text:span text:style-name="T76_41">commercial</text:span><text:span text:style-name="T76_42"><text:s/></text:span><text:span text:style-name="T76_43">vendors</text:span><text:span text:style-name="T76_44"><text:s/></text:span><text:span text:style-name="T76_45">but</text:span><text:span text:style-name="T76_46"><text:s/></text:span><text:span text:style-name="T76_47">it</text:span><text:span text:style-name="T76_48"><text:s/></text:span><text:span text:style-name="T76_49">is</text:span><text:span text:style-name="T76_50"><text:s/></text:span><text:span text:style-name="T76_51">very</text:span><text:span text:style-name="T76_52"><text:s/></text:span><text:span text:style-name="T76_53">flexible</text:span><text:span text:style-name="T76_54"><text:s/></text:span><text:span text:style-name="T76_55">and</text:span><text:span text:style-name="T76_56"><text:s/></text:span><text:span text:style-name="T76_57">customizable</text:span><text:span text:style-name="T76_58"><text:s/></text:span><text:span text:style-name="T76_59">which</text:span><text:span text:style-name="T76_60"><text:s/></text:span><text:span text:style-name="T76_61">can</text:span><text:span text:style-name="T76_62"><text:s/></text:span><text:span text:style-name="T76_63">be</text:span><text:span text:style-name="T76_64"><text:s/></text:span><text:span text:style-name="T76_65">ideal</text:span><text:span text:style-name="T76_66"><text:s/></text:span><text:span text:style-name="T76_67">if</text:span><text:span text:style-name="T76_68"><text:s/></text:span><text:span text:style-name="T76_69">you</text:span><text:span text:style-name="T76_70"><text:s/></text:span><text:span text:style-name="T76_71">want</text:span><text:span text:style-name="T76_72"><text:s/></text:span><text:span text:style-name="T76_73">to</text:span><text:span text:style-name="T76_74"><text:s/></text:span><text:span text:style-name="T76_75">build</text:span><text:span text:style-name="T76_76"><text:s/></text:span><text:span text:style-name="T76_77">a</text:span><text:span text:style-name="T76_78"><text:s/></text:span><text:span text:style-name="T76_79">non</text:span><text:span text:style-name="T76_80">-</text:span><text:span text:style-name="T76_81">standard</text:span><text:span text:style-name="T76_82"><text:s/></text:span><text:span text:style-name="T76_83">system</text:span><text:span text:style-name="T76_84"><text:s/></text:span><text:span text:style-name="T76_85">where</text:span><text:span text:style-name="T76_86"><text:s/></text:span><text:span text:style-name="T76_87">you</text:span><text:span text:style-name="T76_88"><text:s/></text:span><text:span text:style-name="T76_89">won</text:span><text:span text:style-name="T76_90">’</text:span><text:span text:style-name="T76_91">t</text:span><text:span text:style-name="T76_92"><text:s/></text:span><text:span text:style-name="T76_93">need</text:span><text:span text:style-name="T76_94"><text:s/></text:span><text:span text:style-name="T76_95">all</text:span><text:span text:style-name="T76_96"><text:s/></text:span><text:span text:style-name="T76_97">the</text:span><text:span text:style-name="T76_98"><text:s/></text:span><text:span text:style-name="T76_99">components</text:span><text:span text:style-name="T76_100"><text:s/></text:span><text:span text:style-name="T76_101">offered</text:span><text:span text:style-name="T76_102"><text:s/></text:span><text:span text:style-name="T76_103">by</text:span><text:span text:style-name="T76_104"><text:s/></text:span><text:span text:style-name="T76_105">big</text:span><text:span text:style-name="T76_106"><text:s/></text:span><text:span text:style-name="T76_107">vendors</text:span><text:span text:style-name="T76_108">.<text:s/></text:span><text:span text:style-name="T76_109">My</text:span><text:span text:style-name="T76_110"><text:s/></text:span><text:span text:style-name="T76_111">opinion</text:span><text:span text:style-name="T76_112"><text:s/></text:span><text:span text:style-name="T76_113">is</text:span><text:span text:style-name="T76_114"> <text:s/></text:span><text:span text:style-name="T76_115">based</text:span><text:span text:style-name="T76_116"><text:s/></text:span><text:span text:style-name="T76_117">on</text:span><text:span text:style-name="T76_118"><text:s/></text:span><text:span text:style-name="T76_119">Pentaho</text:span><text:span text:style-name="T76_120"><text:s/></text:span><text:span text:style-name="T76_121">course</text:span><text:span text:style-name="T76_122"><text:s/></text:span><text:span text:style-name="T76_123">I</text:span><text:span text:style-name="T76_124"><text:s/></text:span><text:span text:style-name="T76_125">have</text:span><text:span text:style-name="T76_126"><text:s/></text:span><text:span text:style-name="T76_127">attended</text:span><text:span text:style-name="T76_128"><text:s/></text:span><text:span text:style-name="T76_129">a</text:span><text:span text:style-name="T76_130"><text:s/></text:span><text:span text:style-name="T76_131">month</text:span><text:span text:style-name="T76_132"><text:s/></text:span><text:span text:style-name="T76_133">ago</text:span><text:span text:style-name="T76_134"><text:s/></text:span><text:span text:style-name="T76_135">and</text:span><text:span text:style-name="T76_136"><text:s/></text:span><text:span text:style-name="T76_137">my</text:span><text:span text:style-name="T76_138"><text:s/></text:span><text:span text:style-name="T76_139">recent</text:span><text:span text:style-name="T76_140"><text:s/></text:span><text:span text:style-name="T76_141">work</text:span><text:span text:style-name="T76_142"><text:s/></text:span><text:span text:style-name="T76_143">on</text:span><text:span text:style-name="T76_144"><text:s/></text:span><text:span text:style-name="T76_145">Business</text:span><text:span text:style-name="T76_146"><text:s/></text:span><text:span text:style-name="T76_147">Intelligent</text:span><text:span text:style-name="T76_148"><text:s/></text:span><text:span text:style-name="T76_149">product</text:span><text:span text:style-name="T76_150"><text:s/></text:span><text:span text:style-name="T76_151">based</text:span><text:span text:style-name="T76_152"><text:s/></text:span><text:span text:style-name="T76_153">on</text:span><text:span text:style-name="T76_154"><text:s/></text:span><text:span text:style-name="T76_155">the</text:span><text:span text:style-name="T76_156"><text:s/></text:span><text:span text:style-name="T76_157">platform</text:span><text:span text:style-name="T76_158"><text:s/></text:span><text:span text:style-name="T76_159">which</text:span><text:span text:style-name="T76_160"><text:s/></text:span><text:span text:style-name="T76_161">is</text:span><text:span text:style-name="T76_162"><text:s/></text:span><text:span text:style-name="T76_163">being</text:span><text:span text:style-name="T76_164"><text:s/></text:span><text:span text:style-name="T76_165">built</text:span><text:span text:style-name="T76_166"><text:s/></text:span><text:span text:style-name="T76_167">by</text:span><text:span text:style-name="T76_168"><text:s/></text:span><text:span text:style-name="T76_169">the</text:span><text:span text:style-name="T76_170"><text:s/></text:span><text:span text:style-name="T76_171">company</text:span><text:span text:style-name="T76_172"><text:s/></text:span><text:span text:style-name="T76_173">I</text:span><text:span text:style-name="T76_174"><text:s/></text:span><text:span text:style-name="T76_175">work</text:span><text:span text:style-name="T76_176"><text:s/></text:span><text:span text:style-name="T76_177">for</text:span><text:span text:style-name="T76_178">.</text:span></text:p>
      <text:p text:style-name="P77"/>
      <text:p text:style-name="P78"><text:span text:style-name="T78_1">4.<text:s/></text:span><text:span text:style-name="T78_2">Data</text:span><text:span text:style-name="T78_3"><text:s/></text:span><text:span text:style-name="T78_4">analysis</text:span><text:span text:style-name="T78_5"><text:s/>-<text:s/></text:span><text:span text:style-name="T78_6">sources</text:span><text:span text:style-name="T78_7"><text:s/></text:span><text:span text:style-name="T78_8">of</text:span><text:span text:style-name="T78_9"><text:s/></text:span><text:span text:style-name="T78_10">data</text:span><text:span text:style-name="T78_11"><text:s/></text:span><text:span text:style-name="T78_12">should</text:span><text:span text:style-name="T78_13"><text:s/></text:span><text:span text:style-name="T78_14">be</text:span><text:span text:style-name="T78_15"><text:s/></text:span><text:span text:style-name="T78_16">determined</text:span><text:span text:style-name="T78_17">.<text:s/></text:span><text:span text:style-name="T78_18">They</text:span><text:span text:style-name="T78_19"><text:s/></text:span><text:span text:style-name="T78_20">can</text:span><text:span text:style-name="T78_21"><text:s/></text:span><text:span text:style-name="T78_22">be</text:span><text:span text:style-name="T78_23"><text:s/></text:span><text:span text:style-name="T78_24">flat</text:span><text:span text:style-name="T78_25"><text:s/></text:span><text:span text:style-name="T78_26">files</text:span><text:span text:style-name="T78_27">,<text:s/></text:span><text:span text:style-name="T78_28">transactional</text:span><text:span text:style-name="T78_29"><text:s/></text:span><text:span text:style-name="T78_30">databases</text:span><text:span text:style-name="T78_31">,<text:s/></text:span><text:span text:style-name="T78_32">other</text:span><text:span text:style-name="T78_33"><text:s/></text:span><text:span text:style-name="T78_34">data</text:span><text:span text:style-name="T78_35"><text:s/></text:span><text:span text:style-name="T78_36">warehouses</text:span><text:span text:style-name="T78_37"><text:s/></text:span><text:span text:style-name="T78_38">or</text:span><text:span text:style-name="T78_39"><text:s/></text:span><text:span text:style-name="T78_40">third</text:span><text:span text:style-name="T78_41"><text:s/></text:span><text:span text:style-name="T78_42">part</text:span><text:span text:style-name="T78_43"><text:s/></text:span><text:span text:style-name="T78_44">systems</text:span><text:span text:style-name="T78_45">.<text:s/></text:span><text:span text:style-name="T78_46">According</text:span><text:span text:style-name="T78_47"><text:s/></text:span><text:span text:style-name="T78_48">to</text:span><text:span text:style-name="T78_49"><text:s/></text:span><text:span text:style-name="T78_50">Kimbal</text:span><text:span text:style-name="T78_51">[2]<text:s/></text:span><text:span text:style-name="T78_52">it</text:span><text:span text:style-name="T78_53"><text:s/></text:span><text:span text:style-name="T78_54">is</text:span><text:span text:style-name="T78_55"><text:s/></text:span><text:span text:style-name="T78_56">a</text:span><text:span text:style-name="T78_57"><text:s/></text:span><text:span text:style-name="T78_58">good</text:span><text:span text:style-name="T78_59"><text:s/></text:span><text:span text:style-name="T78_60">idea</text:span><text:span text:style-name="T78_61"><text:s/></text:span><text:span text:style-name="T78_62">to</text:span><text:span text:style-name="T78_63"><text:s/></text:span><text:span text:style-name="T78_64">do</text:span><text:span text:style-name="T78_65"><text:s/></text:span><text:span text:style-name="T78_66">data</text:span><text:span text:style-name="T78_67"><text:s/></text:span><text:span text:style-name="T78_68">profiling</text:span><text:span text:style-name="T78_69">,<text:s/></text:span><text:span text:style-name="T78_70">this</text:span><text:span text:style-name="T78_71"><text:s/></text:span><text:span text:style-name="T78_72">analysis</text:span><text:span text:style-name="T78_73"><text:s/></text:span><text:span text:style-name="T78_74">will</text:span><text:span text:style-name="T78_75"><text:s/></text:span><text:span text:style-name="T78_76">be</text:span><text:span text:style-name="T78_77"><text:s/></text:span><text:span text:style-name="T78_78">able</text:span><text:span text:style-name="T78_79"><text:s/></text:span><text:span text:style-name="T78_80">to</text:span><text:span text:style-name="T78_81"><text:s/></text:span><text:span text:style-name="T78_82">describe</text:span><text:span text:style-name="T78_83"><text:s/></text:span><text:span text:style-name="T78_84">the</text:span><text:span text:style-name="T78_85"><text:s/></text:span><text:span text:style-name="T78_86">content</text:span><text:span text:style-name="T78_87">,<text:s/></text:span><text:span text:style-name="T78_88">consistency</text:span><text:span text:style-name="T78_89"><text:s/></text:span><text:span text:style-name="T78_90">and</text:span><text:span text:style-name="T78_91"><text:s/></text:span><text:span text:style-name="T78_92">structure</text:span><text:span text:style-name="T78_93"><text:s/></text:span><text:span text:style-name="T78_94">of</text:span><text:span text:style-name="T78_95"><text:s/></text:span><text:span text:style-name="T78_96">the</text:span><text:span text:style-name="T78_97"><text:s/></text:span><text:span text:style-name="T78_98">data</text:span><text:span text:style-name="T78_99">.<text:s/></text:span></text:p>
      <text:p text:style-name="P79"/>
      <text:p text:style-name="P80"><text:span text:style-name="T80_1">5.<text:s/></text:span><text:span text:style-name="T80_2">Data</text:span><text:span text:style-name="T80_3"><text:s/></text:span><text:span text:style-name="T80_4">integration</text:span><text:span text:style-name="T80_5"><text:s/>-<text:s/></text:span><text:span text:style-name="T80_6">ETL</text:span><text:span text:style-name="T80_7"><text:s/></text:span><text:span text:style-name="T80_8">is</text:span><text:span text:style-name="T80_9"><text:s/></text:span><text:span text:style-name="T80_10">data</text:span><text:span text:style-name="T80_11"><text:s/></text:span><text:span text:style-name="T80_12">integration</text:span><text:span text:style-name="T80_13"><text:s/></text:span><text:span text:style-name="T80_14">process</text:span><text:span text:style-name="T80_15"><text:s/></text:span><text:span text:style-name="T80_16">in</text:span><text:span text:style-name="T80_17"><text:s/></text:span><text:span text:style-name="T80_18">data</text:span><text:span text:style-name="T80_19"><text:s/></text:span><text:span text:style-name="T80_20">warehousing</text:span><text:span text:style-name="T80_21"><text:s/></text:span><text:span text:style-name="T80_22">that</text:span><text:span text:style-name="T80_23"><text:s/></text:span><text:span text:style-name="T80_24">involves</text:span><text:span text:style-name="T80_25">:</text:span></text:p>
      <text:list text:style-name="LS3" xml:id="list6">
        <text:list-item>
          <text:p text:style-name="P81"><text:span text:style-name="T81_1">Extracting</text:span><text:span text:style-name="T81_2"><text:s/></text:span><text:span text:style-name="T81_3">data</text:span><text:span text:style-name="T81_4"><text:s/></text:span><text:span text:style-name="T81_5">from</text:span><text:span text:style-name="T81_6"><text:s/></text:span><text:span text:style-name="T81_7">source</text:span><text:span text:style-name="T81_8"><text:s/></text:span><text:span text:style-name="T81_9">database</text:span></text:p>
        </text:list-item>
        <text:list-item>
          <text:p text:style-name="P82"><text:span text:style-name="T82_1">Transforming</text:span><text:span text:style-name="T82_2"><text:s/></text:span><text:span text:style-name="T82_3">it</text:span><text:span text:style-name="T82_4"><text:s/></text:span><text:span text:style-name="T82_5">to</text:span><text:span text:style-name="T82_6"><text:s/></text:span><text:span text:style-name="T82_7">suit</text:span><text:span text:style-name="T82_8"><text:s/></text:span><text:span text:style-name="T82_9">the</text:span><text:span text:style-name="T82_10"><text:s/></text:span><text:span text:style-name="T82_11">target</text:span><text:span text:style-name="T82_12"><text:s/></text:span><text:span text:style-name="T82_13">database</text:span></text:p>
        </text:list-item>
        <text:list-item>
          <text:p text:style-name="P83"><text:span text:style-name="T83_1">Loading</text:span><text:span text:style-name="T83_2"><text:s/></text:span><text:span text:style-name="T83_3">it</text:span><text:span text:style-name="T83_4"><text:s/></text:span><text:span text:style-name="T83_5">into</text:span><text:span text:style-name="T83_6"><text:s/></text:span><text:span text:style-name="T83_7">the</text:span><text:span text:style-name="T83_8"><text:s/></text:span><text:span text:style-name="T83_9">data</text:span><text:span text:style-name="T83_10"><text:s/></text:span><text:span text:style-name="T83_11">warehouse</text:span></text:p>
        </text:list-item>
      </text:list>
      <text:p text:style-name="P84"><text:span text:style-name="T84_1">ETL</text:span><text:span text:style-name="T84_2"><text:s/></text:span><text:span text:style-name="T84_3">is</text:span><text:span text:style-name="T84_4"><text:s/></text:span><text:span text:style-name="T84_5">necessary</text:span><text:span text:style-name="T84_6"><text:s/></text:span><text:span text:style-name="T84_7">because</text:span><text:span text:style-name="T84_8"><text:s/></text:span><text:span text:style-name="T84_9">it</text:span><text:span text:style-name="T84_10"><text:s/></text:span><text:span text:style-name="T84_11">integrates</text:span><text:span text:style-name="T84_12"><text:s/></text:span><text:span text:style-name="T84_13">data</text:span><text:span text:style-name="T84_14"><text:s/></text:span><text:span text:style-name="T84_15">from</text:span><text:span text:style-name="T84_16"><text:s/></text:span><text:span text:style-name="T84_17">heterogeneous</text:span><text:span text:style-name="T84_18"><text:s/></text:span><text:span text:style-name="T84_19">sources</text:span><text:span text:style-name="T84_20">,<text:s/></text:span><text:span text:style-name="T84_21">cleanses</text:span><text:span text:style-name="T84_22"><text:s/></text:span><text:span text:style-name="T84_23">data</text:span><text:span text:style-name="T84_24"><text:s/></text:span><text:span text:style-name="T84_25">removing</text:span><text:span text:style-name="T84_26"><text:s/></text:span><text:span text:style-name="T84_27">transactional</text:span><text:span text:style-name="T84_28"><text:s/></text:span><text:span text:style-name="T84_29">issues</text:span><text:span text:style-name="T84_30"><text:s/></text:span><text:span text:style-name="T84_31">and</text:span><text:span text:style-name="T84_32"><text:s/></text:span><text:span text:style-name="T84_33">introducing</text:span><text:span text:style-name="T84_34"><text:s/></text:span><text:span text:style-name="T84_35">consistency</text:span><text:span text:style-name="T84_36">,<text:s/></text:span><text:span text:style-name="T84_37">restructures</text:span><text:span text:style-name="T84_38"><text:s/></text:span><text:span text:style-name="T84_39">data</text:span><text:span text:style-name="T84_40"><text:s/></text:span><text:span text:style-name="T84_41">for</text:span><text:span text:style-name="T84_42"><text:s/></text:span><text:span text:style-name="T84_43">optimal</text:span><text:span text:style-name="T84_44"><text:s/></text:span><text:span text:style-name="T84_45">analytical</text:span><text:span text:style-name="T84_46"><text:s/></text:span><text:span text:style-name="T84_47">processing</text:span><text:span text:style-name="T84_48">.<text:s/></text:span><text:span text:style-name="T84_49">Before</text:span><text:span text:style-name="T84_50"><text:s/></text:span><text:span text:style-name="T84_51">any</text:span><text:span text:style-name="T84_52"><text:s/></text:span><text:span text:style-name="T84_53">ETL</text:span><text:span text:style-name="T84_54"><text:s/></text:span><text:span text:style-name="T84_55">development</text:span><text:span text:style-name="T84_56"><text:s/></text:span><text:span text:style-name="T84_57">is</text:span><text:span text:style-name="T84_58"><text:s/></text:span><text:span text:style-name="T84_59">started</text:span><text:span text:style-name="T84_60"><text:s/></text:span><text:span text:style-name="T84_61">target</text:span><text:span text:style-name="T84_62"><text:s/></text:span><text:span text:style-name="T84_63">database</text:span><text:span text:style-name="T84_64"><text:s/></text:span><text:span text:style-name="T84_65">should</text:span><text:span text:style-name="T84_66"><text:s/></text:span><text:span text:style-name="T84_67">be</text:span><text:span text:style-name="T84_68"><text:s/></text:span><text:span text:style-name="T84_69">designed</text:span><text:span text:style-name="T84_70">.</text:span></text:p>
      <text:p text:style-name="P85"/>
      <text:p text:style-name="P86"><text:span text:style-name="T86_1">6.<text:s/></text:span><text:span text:style-name="T86_2">Reporting</text:span><text:span text:style-name="T86_3"><text:s/>-<text:s/></text:span><text:span text:style-name="T86_4">after</text:span><text:span text:style-name="T86_5"><text:s/></text:span><text:span text:style-name="T86_6">data</text:span><text:span text:style-name="T86_7"><text:s/></text:span><text:span text:style-name="T86_8">is</text:span><text:span text:style-name="T86_9"><text:s/></text:span><text:span text:style-name="T86_10">integrated</text:span><text:span text:style-name="T86_11"><text:s/></text:span><text:span text:style-name="T86_12">and</text:span><text:span text:style-name="T86_13"><text:s/></text:span><text:span text:style-name="T86_14">stored</text:span><text:span text:style-name="T86_15"><text:s/></text:span><text:span text:style-name="T86_16">in</text:span><text:span text:style-name="T86_17"><text:s/></text:span><text:span text:style-name="T86_18">the</text:span><text:span text:style-name="T86_19"><text:s/></text:span><text:span text:style-name="T86_20">data</text:span><text:span text:style-name="T86_21"><text:s/></text:span><text:span text:style-name="T86_22">warehouse</text:span><text:span text:style-name="T86_23"><text:s/></text:span><text:span text:style-name="T86_24">it</text:span><text:span text:style-name="T86_25"><text:s/></text:span><text:span text:style-name="T86_26">have</text:span><text:span text:style-name="T86_27"><text:s/></text:span><text:span text:style-name="T86_28">to</text:span><text:span text:style-name="T86_29"><text:s/></text:span><text:span text:style-name="T86_30">be</text:span><text:span text:style-name="T86_31"><text:s/></text:span><text:span text:style-name="T86_32">displayed</text:span><text:span text:style-name="T86_33"><text:s/></text:span><text:span text:style-name="T86_34">to</text:span><text:span text:style-name="T86_35"><text:s/></text:span><text:span text:style-name="T86_36">end</text:span><text:span text:style-name="T86_37"><text:s/></text:span><text:span text:style-name="T86_38">users</text:span><text:span text:style-name="T86_39">.<text:s/></text:span><text:span text:style-name="T86_40">Several</text:span><text:span text:style-name="T86_41"><text:s/></text:span><text:span text:style-name="T86_42">options</text:span><text:span text:style-name="T86_43"><text:s/></text:span><text:span text:style-name="T86_44">are</text:span><text:span text:style-name="T86_45"><text:s/></text:span><text:span text:style-name="T86_46">in</text:span><text:span text:style-name="T86_47"><text:s/></text:span><text:span text:style-name="T86_48">widespread</text:span><text:span text:style-name="T86_49"><text:s/></text:span><text:span text:style-name="T86_50">use</text:span><text:span text:style-name="T86_51"><text:s/></text:span><text:span text:style-name="T86_52">like</text:span><text:span text:style-name="T86_53"><text:s/></text:span><text:span text:style-name="T86_54">print</text:span><text:span text:style-name="T86_55">-</text:span><text:span text:style-name="T86_56">perfect</text:span><text:span text:style-name="T86_57"><text:s/></text:span><text:span text:style-name="T86_58">reports</text:span><text:span text:style-name="T86_59">,<text:s/></text:span><text:span text:style-name="T86_60">dashboards</text:span><text:span text:style-name="T86_61">,<text:s/></text:span><text:span text:style-name="T86_62">interactive</text:span><text:span text:style-name="T86_63"><text:s/></text:span><text:span text:style-name="T86_64">tools</text:span><text:span text:style-name="T86_65"><text:s/></text:span><text:span text:style-name="T86_66">for</text:span><text:span text:style-name="T86_67"><text:s/></text:span><text:span text:style-name="T86_68">drill</text:span><text:span text:style-name="T86_69">,<text:s/></text:span><text:span text:style-name="T86_70">slice</text:span><text:span text:style-name="T86_71">,<text:s/></text:span><text:span text:style-name="T86_72">dice</text:span><text:span text:style-name="T86_73">,<text:s/></text:span><text:span text:style-name="T86_74">pivot</text:span><text:span text:style-name="T86_75">.<text:s/></text:span><text:span text:style-name="T86_76">Each</text:span><text:span text:style-name="T86_77"><text:s/></text:span><text:span text:style-name="T86_78">can</text:span><text:span text:style-name="T86_79"><text:s/></text:span><text:span text:style-name="T86_80">be</text:span><text:span text:style-name="T86_81"><text:s/></text:span><text:span text:style-name="T86_82">used</text:span><text:span text:style-name="T86_83"><text:s/></text:span><text:span text:style-name="T86_84">by</text:span><text:span text:style-name="T86_85"><text:s/></text:span><text:span text:style-name="T86_86">different</text:span><text:span text:style-name="T86_87"><text:s/></text:span><text:span text:style-name="T86_88">type</text:span><text:span text:style-name="T86_89"><text:s/></text:span><text:span text:style-name="T86_90">of</text:span><text:span text:style-name="T86_91"><text:s/></text:span><text:span text:style-name="T86_92">users</text:span><text:span text:style-name="T86_93">,<text:s/></text:span><text:span text:style-name="T86_94">mangers</text:span><text:span text:style-name="T86_95">,<text:s/></text:span><text:span text:style-name="T86_96">analysts</text:span><text:span text:style-name="T86_97">,<text:s/></text:span><text:span text:style-name="T86_98">executives</text:span><text:span text:style-name="T86_99">.<text:s/></text:span></text:p>
      <text:p text:style-name="P87"/>
      <text:p text:style-name="P88"><text:span text:style-name="T88_1">7.<text:s/></text:span><text:span text:style-name="T88_2">Deployment</text:span><text:span text:style-name="T88_3"><text:s/>-<text:s/></text:span><text:span text:style-name="T88_4">after</text:span><text:span text:style-name="T88_5"><text:s/></text:span><text:span text:style-name="T88_6">the</text:span><text:span text:style-name="T88_7"><text:s/></text:span><text:span text:style-name="T88_8">above</text:span><text:span text:style-name="T88_9"><text:s/></text:span><text:span text:style-name="T88_10">steps</text:span><text:span text:style-name="T88_11"><text:s/></text:span><text:span text:style-name="T88_12">are</text:span><text:span text:style-name="T88_13"><text:s/></text:span><text:span text:style-name="T88_14">executed</text:span><text:span text:style-name="T88_15"><text:s/></text:span><text:span text:style-name="T88_16">application</text:span><text:span text:style-name="T88_17"><text:s/></text:span><text:span text:style-name="T88_18">should</text:span><text:span text:style-name="T88_19"><text:s/></text:span><text:span text:style-name="T88_20">be</text:span><text:span text:style-name="T88_21"><text:s/></text:span><text:span text:style-name="T88_22">deployed</text:span><text:span text:style-name="T88_23"><text:s/></text:span><text:span text:style-name="T88_24">on</text:span><text:span text:style-name="T88_25"><text:s/></text:span><text:span text:style-name="T88_26">a</text:span><text:span text:style-name="T88_27"><text:s/></text:span><text:span text:style-name="T88_28">client</text:span><text:span text:style-name="T88_29"><text:s/></text:span><text:span text:style-name="T88_30">infrastructure</text:span><text:span text:style-name="T88_31">.<text:s/></text:span><text:span text:style-name="T88_32">Hardware</text:span><text:span text:style-name="T88_33"><text:s/></text:span><text:span text:style-name="T88_34">should</text:span><text:span text:style-name="T88_35"><text:s/></text:span><text:span text:style-name="T88_36">be</text:span><text:span text:style-name="T88_37"><text:s/></text:span><text:span text:style-name="T88_38">capable</text:span><text:span text:style-name="T88_39"><text:s/></text:span><text:span text:style-name="T88_40">of</text:span><text:span text:style-name="T88_41"><text:s/></text:span><text:span text:style-name="T88_42">processing</text:span><text:span text:style-name="T88_43"><text:s/></text:span><text:span text:style-name="T88_44">required</text:span><text:span text:style-name="T88_45"><text:s/></text:span><text:span text:style-name="T88_46">volumes</text:span><text:span text:style-name="T88_47"><text:s/></text:span><text:span text:style-name="T88_48">of</text:span><text:span text:style-name="T88_49"><text:s/></text:span><text:span text:style-name="T88_50">data</text:span><text:span text:style-name="T88_51"><text:s/></text:span><text:span text:style-name="T88_52">in</text:span><text:span text:style-name="T88_53"><text:s/></text:span><text:span text:style-name="T88_54">the</text:span><text:span text:style-name="T88_55"><text:s/></text:span><text:span text:style-name="T88_56">given</text:span><text:span text:style-name="T88_57"><text:s/></text:span><text:span text:style-name="T88_58">time</text:span><text:span text:style-name="T88_59"><text:s/></text:span><text:span text:style-name="T88_60">span</text:span><text:span text:style-name="T88_61">. <text:s/></text:span><text:span text:style-name="T88_62">Most</text:span><text:span text:style-name="T88_63"><text:s/></text:span><text:span text:style-name="T88_64">of</text:span><text:span text:style-name="T88_65"><text:s/></text:span><text:span text:style-name="T88_66">the</text:span><text:span text:style-name="T88_67"><text:s/></text:span><text:span text:style-name="T88_68">tools</text:span><text:span text:style-name="T88_69"><text:s/></text:span><text:span text:style-name="T88_70">process</text:span><text:span text:style-name="T88_71"><text:s/></text:span><text:span text:style-name="T88_72">data</text:span><text:span text:style-name="T88_73"><text:s/></text:span><text:span text:style-name="T88_74">daily</text:span><text:span text:style-name="T88_75"><text:s/></text:span><text:span text:style-name="T88_76">or</text:span><text:span text:style-name="T88_77"><text:s/></text:span><text:span text:style-name="T88_78">weekly</text:span><text:span text:style-name="T88_79">,<text:s/></text:span><text:span text:style-name="T88_80">so</text:span><text:span text:style-name="T88_81"><text:s/></text:span><text:span text:style-name="T88_82">ETL</text:span><text:span text:style-name="T88_83"><text:s/></text:span><text:span text:style-name="T88_84">and</text:span><text:span text:style-name="T88_85"><text:s/></text:span><text:span text:style-name="T88_86">caching</text:span><text:span text:style-name="T88_87"><text:s/></text:span><text:span text:style-name="T88_88">should</text:span><text:span text:style-name="T88_89"><text:s/></text:span><text:span text:style-name="T88_90">be</text:span><text:span text:style-name="T88_91"><text:s/></text:span><text:span text:style-name="T88_92">executed</text:span><text:span text:style-name="T88_93"><text:s/></text:span><text:span text:style-name="T88_94">for</text:span><text:span text:style-name="T88_95"><text:s/></text:span><text:span text:style-name="T88_96">no</text:span><text:span text:style-name="T88_97"><text:s/></text:span><text:span text:style-name="T88_98">more</text:span><text:span text:style-name="T88_99"><text:s/></text:span><text:span text:style-name="T88_100">than</text:span><text:span text:style-name="T88_101"><text:s/>8-12<text:s/></text:span><text:span text:style-name="T88_102">hours</text:span><text:span text:style-name="T88_103">.<text:s/></text:span><text:span text:style-name="T88_104">Organization</text:span><text:span text:style-name="T88_105"><text:s/></text:span><text:span text:style-name="T88_106">training</text:span><text:span text:style-name="T88_107"><text:s/></text:span><text:span text:style-name="T88_108">should</text:span><text:span text:style-name="T88_109"><text:s/></text:span><text:span text:style-name="T88_110">be</text:span><text:span text:style-name="T88_111"><text:s/></text:span><text:span text:style-name="T88_112">given</text:span><text:span text:style-name="T88_113"><text:s/></text:span><text:span text:style-name="T88_114">in</text:span><text:span text:style-name="T88_115"><text:s/></text:span><text:span text:style-name="T88_116">order</text:span><text:span text:style-name="T88_117"><text:s/></text:span><text:span text:style-name="T88_118">end</text:span><text:span text:style-name="T88_119"><text:s/></text:span><text:span text:style-name="T88_120">users</text:span><text:span text:style-name="T88_121"><text:s/></text:span><text:span text:style-name="T88_122">to</text:span><text:span text:style-name="T88_123"><text:s/></text:span><text:span text:style-name="T88_124">be</text:span><text:span text:style-name="T88_125"><text:s/></text:span><text:span text:style-name="T88_126">able</text:span><text:span text:style-name="T88_127"><text:s/></text:span><text:span text:style-name="T88_128">efficiently</text:span><text:span text:style-name="T88_129"><text:s/></text:span><text:span text:style-name="T88_130">to</text:span><text:span text:style-name="T88_131"><text:s/></text:span><text:span text:style-name="T88_132">work</text:span><text:span text:style-name="T88_133"><text:s/></text:span><text:span text:style-name="T88_134">with</text:span><text:span text:style-name="T88_135"><text:s/></text:span><text:span text:style-name="T88_136">the</text:span><text:span text:style-name="T88_137"><text:s/></text:span><text:span text:style-name="T88_138">solution</text:span><text:span text:style-name="T88_139">.</text:span></text:p>
      <text:h text:style-name="P89"><text:bookmark-start text:name="h.b4t7p629ev3v"/><text:bookmark-end text:name="h.b4t7p629ev3v"/><text:span text:style-name="T89_1">3.<text:s/></text:span><text:span text:style-name="T89_2">Success</text:span><text:span text:style-name="T89_3"><text:s/></text:span><text:span text:style-name="T89_4">criteria</text:span></text:h>
      <text:p text:style-name="P90"/>
      <text:p text:style-name="P91"><text:span text:style-name="T91_1">According</text:span><text:span text:style-name="T91_2"><text:s/></text:span><text:span text:style-name="T91_3">to</text:span><text:span text:style-name="T91_4"><text:s/></text:span><text:span text:style-name="T91_5">Kimball</text:span><text:span text:style-name="T91_6"><text:s/></text:span><text:span text:style-name="T91_7">these</text:span><text:span text:style-name="T91_8"><text:s/></text:span><text:span text:style-name="T91_9">are</text:span><text:span text:style-name="T91_10"><text:s/></text:span><text:span text:style-name="T91_11">three</text:span><text:span text:style-name="T91_12"><text:s/></text:span><text:span text:style-name="T91_13">critical</text:span><text:span text:style-name="T91_14"><text:s/></text:span><text:span text:style-name="T91_15">areas</text:span><text:span text:style-name="T91_16"><text:s/></text:span><text:span text:style-name="T91_17">that</text:span><text:span text:style-name="T91_18"><text:s/></text:span><text:span text:style-name="T91_19">you</text:span><text:span text:style-name="T91_20"><text:s/></text:span><text:span text:style-name="T91_21">need</text:span><text:span text:style-name="T91_22"><text:s/></text:span><text:span text:style-name="T91_23">to</text:span><text:span text:style-name="T91_24"><text:s/></text:span><text:span text:style-name="T91_25">consider</text:span><text:span text:style-name="T91_26"><text:s/></text:span><text:span text:style-name="T91_27">before</text:span><text:span text:style-name="T91_28"><text:s/></text:span><text:span text:style-name="T91_29">starting</text:span><text:span text:style-name="T91_30"><text:s/></text:span><text:span text:style-name="T91_31">BI</text:span><text:span text:style-name="T91_32"><text:s/></text:span><text:span text:style-name="T91_33">project</text:span><text:span text:style-name="T91_34"><text:s/>[2]:</text:span></text:p>
      <text:p text:style-name="P92"/>
      <text:p text:style-name="P93"><text:span text:style-name="T93_1">1.<text:s/></text:span><text:span text:style-name="T93_2">Commitment</text:span><text:span text:style-name="T93_3"><text:s/></text:span><text:span text:style-name="T93_4">and</text:span><text:span text:style-name="T93_5"><text:s/></text:span><text:span text:style-name="T93_6">sponsorship</text:span><text:span text:style-name="T93_7"><text:s/></text:span><text:span text:style-name="T93_8">of</text:span><text:span text:style-name="T93_9"><text:s/></text:span><text:span text:style-name="T93_10">the</text:span><text:span text:style-name="T93_11"><text:s/></text:span><text:span text:style-name="T93_12">project</text:span><text:span text:style-name="T93_13"><text:s/></text:span><text:span text:style-name="T93_14">from</text:span><text:span text:style-name="T93_15"><text:s/></text:span><text:span text:style-name="T93_16">senior</text:span><text:span text:style-name="T93_17"><text:s/></text:span><text:span text:style-name="T93_18">management</text:span></text:p>
      <text:p text:style-name="P94"/>
      <text:p text:style-name="P95"><text:span text:style-name="T95_1">This</text:span><text:span text:style-name="T95_2"><text:s/></text:span><text:span text:style-name="T95_3">is</text:span><text:span text:style-name="T95_4"><text:s/></text:span><text:span text:style-name="T95_5">very</text:span><text:span text:style-name="T95_6"><text:s/></text:span><text:span text:style-name="T95_7">critical</text:span><text:span text:style-name="T95_8"><text:s/></text:span><text:span text:style-name="T95_9">criteria</text:span><text:span text:style-name="T95_10"><text:s/></text:span><text:span text:style-name="T95_11">for</text:span><text:span text:style-name="T95_12"><text:s/></text:span><text:span text:style-name="T95_13">assessment</text:span><text:span text:style-name="T95_14"><text:s/></text:span><text:span text:style-name="T95_15">because</text:span><text:span text:style-name="T95_16"><text:s/></text:span><text:span text:style-name="T95_17">having</text:span><text:span text:style-name="T95_18"><text:s/></text:span><text:span text:style-name="T95_19">strong</text:span><text:span text:style-name="T95_20"><text:s/></text:span><text:span text:style-name="T95_21">management</text:span><text:span text:style-name="T95_22"><text:s/></text:span><text:span text:style-name="T95_23">support</text:span><text:span text:style-name="T95_24"><text:s/></text:span><text:span text:style-name="T95_25">will</text:span><text:span text:style-name="T95_26"><text:s/></text:span><text:span text:style-name="T95_27">help</text:span><text:span text:style-name="T95_28"><text:s/></text:span><text:span text:style-name="T95_29">overcome</text:span><text:span text:style-name="T95_30"><text:s/></text:span><text:span text:style-name="T95_31">difficulties</text:span><text:span text:style-name="T95_32"><text:s/></text:span><text:span text:style-name="T95_33">in</text:span><text:span text:style-name="T95_34"><text:s/></text:span><text:span text:style-name="T95_35">the</text:span><text:span text:style-name="T95_36"><text:s/></text:span><text:span text:style-name="T95_37">project</text:span><text:span text:style-name="T95_38">.<text:s/></text:span><text:span text:style-name="T95_39">It</text:span><text:span text:style-name="T95_40"><text:s/></text:span><text:span text:style-name="T95_41">is</text:span><text:span text:style-name="T95_42"><text:s/></text:span><text:span text:style-name="T95_43">very</text:span><text:span text:style-name="T95_44"><text:s/></text:span><text:span text:style-name="T95_45">important</text:span><text:span text:style-name="T95_46"><text:s/></text:span><text:span text:style-name="T95_47">that</text:span><text:span text:style-name="T95_48"><text:s/></text:span><text:span text:style-name="T95_49">the</text:span><text:span text:style-name="T95_50"><text:s/></text:span><text:span text:style-name="T95_51">management</text:span><text:span text:style-name="T95_52"><text:s/></text:span><text:span text:style-name="T95_53">personnel</text:span><text:span text:style-name="T95_54"><text:s/></text:span><text:span text:style-name="T95_55">who</text:span><text:span text:style-name="T95_56"><text:s/></text:span><text:span text:style-name="T95_57">participate</text:span><text:span text:style-name="T95_58"><text:s/></text:span><text:span text:style-name="T95_59">in</text:span><text:span text:style-name="T95_60"><text:s/></text:span><text:span text:style-name="T95_61">the</text:span><text:span text:style-name="T95_62"><text:s/></text:span><text:span text:style-name="T95_63">project</text:span><text:span text:style-name="T95_64"><text:s/></text:span><text:span text:style-name="T95_65">have</text:span><text:span text:style-name="T95_66"><text:s/></text:span><text:span text:style-name="T95_67">a</text:span><text:span text:style-name="T95_68"><text:s/></text:span><text:span text:style-name="T95_69">vision</text:span><text:span text:style-name="T95_70"><text:s/></text:span><text:span text:style-name="T95_71">and</text:span><text:span text:style-name="T95_72"><text:s/></text:span><text:span text:style-name="T95_73">an</text:span><text:span text:style-name="T95_74"><text:s/></text:span><text:span text:style-name="T95_75">idea</text:span><text:span text:style-name="T95_76"><text:s/></text:span><text:span text:style-name="T95_77">of</text:span><text:span text:style-name="T95_78"><text:s/></text:span><text:span text:style-name="T95_79">the</text:span><text:span text:style-name="T95_80"><text:s/></text:span><text:span text:style-name="T95_81">benefits</text:span><text:span text:style-name="T95_82"><text:s/></text:span><text:span text:style-name="T95_83">and</text:span><text:span text:style-name="T95_84"><text:s/></text:span><text:span text:style-name="T95_85">drawbacks</text:span><text:span text:style-name="T95_86"><text:s/></text:span><text:span text:style-name="T95_87">of</text:span><text:span text:style-name="T95_88"><text:s/></text:span><text:span text:style-name="T95_89">implementing</text:span><text:span text:style-name="T95_90"><text:s/></text:span><text:span text:style-name="T95_91">a</text:span><text:span text:style-name="T95_92"><text:s/></text:span><text:span text:style-name="T95_93">BI</text:span><text:span text:style-name="T95_94"><text:s/></text:span><text:span text:style-name="T95_95">system</text:span><text:span text:style-name="T95_96">.<text:s/></text:span><text:span text:style-name="T95_97">It</text:span><text:span text:style-name="T95_98"><text:s/></text:span><text:span text:style-name="T95_99">is</text:span><text:span text:style-name="T95_100"><text:s/></text:span><text:span text:style-name="T95_101">required</text:span><text:span text:style-name="T95_102"><text:s/></text:span><text:span text:style-name="T95_103">that</text:span><text:span text:style-name="T95_104"><text:s/></text:span><text:span text:style-name="T95_105">there</text:span><text:span text:style-name="T95_106"><text:s/></text:span><text:span text:style-name="T95_107">is</text:span><text:span text:style-name="T95_108"><text:s/></text:span><text:span text:style-name="T95_109">support</text:span><text:span text:style-name="T95_110"><text:s/></text:span><text:span text:style-name="T95_111">from</text:span><text:span text:style-name="T95_112"><text:s/></text:span><text:span text:style-name="T95_113">multiple</text:span><text:span text:style-name="T95_114"><text:s/></text:span><text:span text:style-name="T95_115">members</text:span><text:span text:style-name="T95_116"><text:s/></text:span><text:span text:style-name="T95_117">of</text:span><text:span text:style-name="T95_118"><text:s/></text:span><text:span text:style-name="T95_119">the</text:span><text:span text:style-name="T95_120"><text:s/></text:span><text:span text:style-name="T95_121">management</text:span><text:span text:style-name="T95_122"><text:s/></text:span><text:span text:style-name="T95_123">so</text:span><text:span text:style-name="T95_124"><text:s/></text:span><text:span text:style-name="T95_125">the</text:span><text:span text:style-name="T95_126"><text:s/></text:span><text:span text:style-name="T95_127">project</text:span><text:span text:style-name="T95_128"><text:s/></text:span><text:span text:style-name="T95_129">will</text:span><text:span text:style-name="T95_130"><text:s/></text:span><text:span text:style-name="T95_131">not</text:span><text:span text:style-name="T95_132"><text:s/></text:span><text:span text:style-name="T95_133">fail</text:span><text:span text:style-name="T95_134"><text:s/></text:span><text:span text:style-name="T95_135">if</text:span><text:span text:style-name="T95_136"><text:s/></text:span><text:span text:style-name="T95_137">one</text:span><text:span text:style-name="T95_138"><text:s/></text:span><text:span text:style-name="T95_139">person</text:span><text:span text:style-name="T95_140"><text:s/></text:span><text:span text:style-name="T95_141">leaves</text:span><text:span text:style-name="T95_142"><text:s/></text:span><text:span text:style-name="T95_143">the</text:span><text:span text:style-name="T95_144"><text:s/></text:span><text:span text:style-name="T95_145">steering</text:span><text:span text:style-name="T95_146"><text:s/></text:span><text:span text:style-name="T95_147">group</text:span><text:span text:style-name="T95_148">.<text:s/></text:span><text:span text:style-name="T95_149">All</text:span><text:span text:style-name="T95_150"><text:s/></text:span><text:span text:style-name="T95_151">stakeholders</text:span><text:span text:style-name="T95_152"><text:s/></text:span><text:span text:style-name="T95_153">in</text:span><text:span text:style-name="T95_154"><text:s/></text:span><text:span text:style-name="T95_155">project</text:span><text:span text:style-name="T95_156"><text:s/></text:span><text:span text:style-name="T95_157">should</text:span><text:span text:style-name="T95_158"><text:s/></text:span><text:span text:style-name="T95_159">participate</text:span><text:span text:style-name="T95_160"><text:s/></text:span><text:span text:style-name="T95_161">in</text:span><text:span text:style-name="T95_162"><text:s/></text:span><text:span text:style-name="T95_163">this</text:span><text:span text:style-name="T95_164"><text:s/></text:span><text:span text:style-name="T95_165">analysis</text:span><text:span text:style-name="T95_166"><text:s/></text:span><text:span text:style-name="T95_167">in</text:span><text:span text:style-name="T95_168"><text:s/></text:span><text:span text:style-name="T95_169">order</text:span><text:span text:style-name="T95_170"><text:s/></text:span><text:span text:style-name="T95_171">for</text:span><text:span text:style-name="T95_172"><text:s/></text:span><text:span text:style-name="T95_173">them</text:span><text:span text:style-name="T95_174"><text:s/></text:span><text:span text:style-name="T95_175">to</text:span><text:span text:style-name="T95_176"><text:s/></text:span><text:span text:style-name="T95_177">feel</text:span><text:span text:style-name="T95_178"><text:s/></text:span><text:span text:style-name="T95_179">ownership</text:span><text:span text:style-name="T95_180"><text:s/></text:span><text:span text:style-name="T95_181">of</text:span><text:span text:style-name="T95_182"><text:s/></text:span><text:span text:style-name="T95_183">the</text:span><text:span text:style-name="T95_184"><text:s/></text:span><text:span text:style-name="T95_185">project</text:span><text:span text:style-name="T95_186"><text:s/></text:span><text:span text:style-name="T95_187">and</text:span><text:span text:style-name="T95_188"><text:s/></text:span><text:span text:style-name="T95_189">to</text:span><text:span text:style-name="T95_190"><text:s/></text:span><text:span text:style-name="T95_191">find</text:span><text:span text:style-name="T95_192"><text:s/></text:span><text:span text:style-name="T95_193">common</text:span><text:span text:style-name="T95_194"><text:s/></text:span><text:span text:style-name="T95_195">ground</text:span><text:span text:style-name="T95_196"><text:s/></text:span><text:span text:style-name="T95_197">between</text:span><text:span text:style-name="T95_198"><text:s/></text:span><text:span text:style-name="T95_199">them</text:span><text:span text:style-name="T95_200">.<text:s/></text:span><text:span text:style-name="T95_201">If</text:span><text:span text:style-name="T95_202"><text:s/></text:span><text:span text:style-name="T95_203">the</text:span><text:span text:style-name="T95_204"><text:s/></text:span><text:span text:style-name="T95_205">Business</text:span><text:span text:style-name="T95_206"><text:s/></text:span><text:span text:style-name="T95_207">sponsor</text:span><text:span text:style-name="T95_208"><text:s/></text:span><text:span text:style-name="T95_209">is</text:span><text:span text:style-name="T95_210"><text:s/></text:span><text:span text:style-name="T95_211">overly</text:span><text:span text:style-name="T95_212"><text:s/></text:span><text:span text:style-name="T95_213">aggressive</text:span><text:span text:style-name="T95_214"><text:s/></text:span><text:span text:style-name="T95_215">and</text:span><text:span text:style-name="T95_216"><text:s/></text:span><text:span text:style-name="T95_217">demanding</text:span><text:span text:style-name="T95_218"><text:s/></text:span><text:span text:style-name="T95_219">for</text:span><text:span text:style-name="T95_220"><text:s/></text:span><text:span text:style-name="T95_221">new</text:span><text:span text:style-name="T95_222"><text:s/></text:span><text:span text:style-name="T95_223">requirements</text:span><text:span text:style-name="T95_224">,<text:s/></text:span><text:span text:style-name="T95_225">it</text:span><text:span text:style-name="T95_226"><text:s/></text:span><text:span text:style-name="T95_227">is</text:span><text:span text:style-name="T95_228"><text:s/></text:span><text:span text:style-name="T95_229">good</text:span><text:span text:style-name="T95_230"><text:s/></text:span><text:span text:style-name="T95_231">idea</text:span><text:span text:style-name="T95_232"><text:s/></text:span><text:span text:style-name="T95_233">to</text:span><text:span text:style-name="T95_234"><text:s/></text:span><text:span text:style-name="T95_235">make</text:span><text:span text:style-name="T95_236"><text:s/></text:span><text:span text:style-name="T95_237">sure</text:span><text:span text:style-name="T95_238"><text:s/></text:span><text:span text:style-name="T95_239">that</text:span><text:span text:style-name="T95_240"><text:s/></text:span><text:span text:style-name="T95_241">he</text:span><text:span text:style-name="T95_242"><text:s/></text:span><text:span text:style-name="T95_243">is</text:span><text:span text:style-name="T95_244"><text:s/></text:span><text:span text:style-name="T95_245">aware</text:span><text:span text:style-name="T95_246"><text:s/></text:span><text:span text:style-name="T95_247">of</text:span><text:span text:style-name="T95_248"><text:s/></text:span><text:span text:style-name="T95_249">his</text:span><text:span text:style-name="T95_250"><text:s/></text:span><text:span text:style-name="T95_251">action</text:span><text:span text:style-name="T95_252"><text:s/></text:span><text:span text:style-name="T95_253">because</text:span><text:span text:style-name="T95_254"><text:s/></text:span><text:span text:style-name="T95_255">they</text:span><text:span text:style-name="T95_256"><text:s/></text:span><text:span text:style-name="T95_257">will</text:span><text:span text:style-name="T95_258"><text:s/></text:span><text:span text:style-name="T95_259">add</text:span><text:span text:style-name="T95_260"><text:s/></text:span><text:span text:style-name="T95_261">extra</text:span><text:span text:style-name="T95_262"><text:s/></text:span><text:span text:style-name="T95_263">months</text:span><text:span text:style-name="T95_264"><text:s/></text:span><text:span text:style-name="T95_265">to</text:span><text:span text:style-name="T95_266"><text:s/></text:span><text:span text:style-name="T95_267">the</text:span><text:span text:style-name="T95_268"><text:s/></text:span><text:span text:style-name="T95_269">original</text:span><text:span text:style-name="T95_270"><text:s/></text:span><text:span text:style-name="T95_271">plan</text:span><text:span text:style-name="T95_272">.</text:span></text:p>
      <text:p text:style-name="P96"><text:span text:style-name="T96_1"><text:s text:c="3"/></text:span></text:p>
      <text:p text:style-name="P97"><text:span text:style-name="T97_1">2.<text:s/></text:span><text:span text:style-name="T97_2">Business</text:span><text:span text:style-name="T97_3">-</text:span><text:span text:style-name="T97_4">driven</text:span><text:span text:style-name="T97_5"><text:s/></text:span><text:span text:style-name="T97_6">motivation</text:span></text:p>
      <text:p text:style-name="P98"><text:span text:style-name="T98_1"><text:s text:c="3"/></text:span></text:p>
      <text:p text:style-name="P99"><text:span text:style-name="T99_1">Implementation</text:span><text:span text:style-name="T99_2"><text:s/></text:span><text:span text:style-name="T99_3">should</text:span><text:span text:style-name="T99_4"><text:s/></text:span><text:span text:style-name="T99_5">be</text:span><text:span text:style-name="T99_6"><text:s/></text:span><text:span text:style-name="T99_7">driven</text:span><text:span text:style-name="T99_8"><text:s/></text:span><text:span text:style-name="T99_9">by</text:span><text:span text:style-name="T99_10"><text:s/></text:span><text:span text:style-name="T99_11">clear</text:span><text:span text:style-name="T99_12"><text:s/></text:span><text:span text:style-name="T99_13">business</text:span><text:span text:style-name="T99_14"><text:s/></text:span><text:span text:style-name="T99_15">needs</text:span><text:span text:style-name="T99_16">.<text:s/></text:span><text:span text:style-name="T99_17">Because</text:span><text:span text:style-name="T99_18"><text:s/></text:span><text:span text:style-name="T99_19">of</text:span><text:span text:style-name="T99_20"><text:s/></text:span><text:span text:style-name="T99_21">the</text:span><text:span text:style-name="T99_22"><text:s/></text:span><text:span text:style-name="T99_23">close</text:span><text:span text:style-name="T99_24"><text:s/></text:span><text:span text:style-name="T99_25">relationship</text:span><text:span text:style-name="T99_26"><text:s/></text:span><text:span text:style-name="T99_27">with</text:span><text:span text:style-name="T99_28"><text:s/></text:span><text:span text:style-name="T99_29">senior</text:span><text:span text:style-name="T99_30"><text:s/></text:span><text:span text:style-name="T99_31">management</text:span><text:span text:style-name="T99_32">,<text:s/></text:span><text:span text:style-name="T99_33">another</text:span><text:span text:style-name="T99_34"><text:s/></text:span><text:span text:style-name="T99_35">critical</text:span><text:span text:style-name="T99_36"><text:s/></text:span><text:span text:style-name="T99_37">thing</text:span><text:span text:style-name="T99_38"><text:s/></text:span><text:span text:style-name="T99_39">that</text:span><text:span text:style-name="T99_40"><text:s/></text:span><text:span text:style-name="T99_41">needs</text:span><text:span text:style-name="T99_42"><text:s/></text:span><text:span text:style-name="T99_43">to</text:span><text:span text:style-name="T99_44"><text:s/></text:span><text:span text:style-name="T99_45">be</text:span><text:span text:style-name="T99_46"><text:s/></text:span><text:span text:style-name="T99_47">asesesed</text:span><text:span text:style-name="T99_48"><text:s/></text:span><text:span text:style-name="T99_49">before</text:span><text:span text:style-name="T99_50"><text:s/></text:span><text:span text:style-name="T99_51">the</text:span><text:span text:style-name="T99_52"><text:s/></text:span><text:span text:style-name="T99_53">project</text:span><text:span text:style-name="T99_54"><text:s/></text:span><text:span text:style-name="T99_55">is</text:span><text:span text:style-name="T99_56"><text:s/></text:span><text:span text:style-name="T99_57">implemented</text:span><text:span text:style-name="T99_58"><text:s/></text:span><text:span text:style-name="T99_59">is</text:span><text:span text:style-name="T99_60"><text:s/></text:span><text:span text:style-name="T99_61">whether</text:span><text:span text:style-name="T99_62"><text:s/></text:span><text:span text:style-name="T99_63">or</text:span><text:span text:style-name="T99_64"><text:s/></text:span><text:span text:style-name="T99_65">not</text:span><text:span text:style-name="T99_66"><text:s/></text:span><text:span text:style-name="T99_67">there</text:span><text:span text:style-name="T99_68"><text:s/></text:span><text:span text:style-name="T99_69">actually</text:span><text:span text:style-name="T99_70"><text:s/></text:span><text:span text:style-name="T99_71">is</text:span><text:span text:style-name="T99_72"><text:s/></text:span><text:span text:style-name="T99_73">a</text:span><text:span text:style-name="T99_74"><text:s/></text:span><text:span text:style-name="T99_75">business</text:span><text:span text:style-name="T99_76"><text:s/></text:span><text:span text:style-name="T99_77">need</text:span><text:span text:style-name="T99_78"><text:s/></text:span><text:span text:style-name="T99_79">and</text:span><text:span text:style-name="T99_80"><text:s/></text:span><text:span text:style-name="T99_81">whether</text:span><text:span text:style-name="T99_82"><text:s/></text:span><text:span text:style-name="T99_83">there</text:span><text:span text:style-name="T99_84"><text:s/></text:span><text:span text:style-name="T99_85">is</text:span><text:span text:style-name="T99_86"><text:s/></text:span><text:span text:style-name="T99_87">a</text:span><text:span text:style-name="T99_88"><text:s/></text:span><text:span text:style-name="T99_89">clear</text:span><text:span text:style-name="T99_90"><text:s/></text:span><text:span text:style-name="T99_91">business</text:span><text:span text:style-name="T99_92"><text:s/></text:span><text:span text:style-name="T99_93">benefit</text:span><text:span text:style-name="T99_94"><text:s/></text:span><text:span text:style-name="T99_95">by</text:span><text:span text:style-name="T99_96"><text:s/></text:span><text:span text:style-name="T99_97">doing</text:span><text:span text:style-name="T99_98"><text:s/></text:span><text:span text:style-name="T99_99">the</text:span><text:span text:style-name="T99_100"><text:s/></text:span><text:span text:style-name="T99_101">implementation</text:span><text:span text:style-name="T99_102">.<text:s/></text:span><text:span text:style-name="T99_103">The</text:span><text:span text:style-name="T99_104"><text:s/></text:span><text:span text:style-name="T99_105">needs</text:span><text:span text:style-name="T99_106"><text:s/></text:span><text:span text:style-name="T99_107">and</text:span><text:span text:style-name="T99_108"><text:s/></text:span><text:span text:style-name="T99_109">benefits</text:span><text:span text:style-name="T99_110"><text:s/></text:span><text:span text:style-name="T99_111">of</text:span><text:span text:style-name="T99_112"><text:s/></text:span><text:span text:style-name="T99_113">the</text:span><text:span text:style-name="T99_114"><text:s/></text:span><text:span text:style-name="T99_115">implementation</text:span><text:span text:style-name="T99_116"><text:s/></text:span><text:span text:style-name="T99_117">are</text:span><text:span text:style-name="T99_118"><text:s/></text:span><text:span text:style-name="T99_119">mostly</text:span><text:span text:style-name="T99_120"><text:s/></text:span><text:span text:style-name="T99_121">driven</text:span><text:span text:style-name="T99_122"><text:s/></text:span><text:span text:style-name="T99_123">by</text:span><text:span text:style-name="T99_124"><text:s/></text:span><text:span text:style-name="T99_125">competition</text:span><text:span text:style-name="T99_126"><text:s/></text:span><text:span text:style-name="T99_127">and</text:span><text:span text:style-name="T99_128"><text:s/></text:span><text:span text:style-name="T99_129">the</text:span><text:span text:style-name="T99_130"><text:s/></text:span><text:span text:style-name="T99_131">need</text:span><text:span text:style-name="T99_132"><text:s/></text:span><text:span text:style-name="T99_133">to</text:span><text:span text:style-name="T99_134"><text:s/></text:span><text:span text:style-name="T99_135">gain</text:span><text:span text:style-name="T99_136"><text:s/></text:span><text:span text:style-name="T99_137">an</text:span><text:span text:style-name="T99_138"><text:s/></text:span><text:span text:style-name="T99_139">advantage</text:span><text:span text:style-name="T99_140"><text:s/></text:span><text:span text:style-name="T99_141">in</text:span><text:span text:style-name="T99_142"><text:s/></text:span><text:span text:style-name="T99_143">the</text:span><text:span text:style-name="T99_144"><text:s/></text:span><text:span text:style-name="T99_145">market</text:span><text:span text:style-name="T99_146">. <text:s/></text:span><text:span text:style-name="T99_147">Another</text:span><text:span text:style-name="T99_148"><text:s/></text:span><text:span text:style-name="T99_149">reason</text:span><text:span text:style-name="T99_150"><text:s/></text:span><text:span text:style-name="T99_151">could</text:span><text:span text:style-name="T99_152"><text:s/></text:span><text:span text:style-name="T99_153">be</text:span><text:span text:style-name="T99_154"><text:s/></text:span><text:span text:style-name="T99_155">the</text:span><text:span text:style-name="T99_156"><text:s/></text:span><text:span text:style-name="T99_157">acquisition</text:span><text:span text:style-name="T99_158"><text:s/></text:span><text:span text:style-name="T99_159">of</text:span><text:span text:style-name="T99_160"><text:s/></text:span><text:span text:style-name="T99_161">other</text:span><text:span text:style-name="T99_162"><text:s/></text:span><text:span text:style-name="T99_163">organizations</text:span><text:span text:style-name="T99_164"><text:s/></text:span><text:span text:style-name="T99_165">that</text:span><text:span text:style-name="T99_166"><text:s/></text:span><text:span text:style-name="T99_167">enlarge</text:span><text:span text:style-name="T99_168"><text:s/></text:span><text:span text:style-name="T99_169">the</text:span><text:span text:style-name="T99_170"><text:s/></text:span><text:span text:style-name="T99_171">original</text:span><text:span text:style-name="T99_172"><text:s/></text:span><text:span text:style-name="T99_173">organization</text:span><text:span text:style-name="T99_174"><text:s/></text:span><text:span text:style-name="T99_175">and</text:span><text:span text:style-name="T99_176"><text:s/></text:span><text:span text:style-name="T99_177">Business</text:span><text:span text:style-name="T99_178"><text:s/></text:span><text:span text:style-name="T99_179">Intelligence</text:span><text:span text:style-name="T99_180"><text:s/></text:span><text:span text:style-name="T99_181">solution</text:span><text:span text:style-name="T99_182"><text:s/></text:span><text:span text:style-name="T99_183">can</text:span><text:span text:style-name="T99_184"><text:s/></text:span><text:span text:style-name="T99_185">create</text:span><text:span text:style-name="T99_186"><text:s/></text:span><text:span text:style-name="T99_187">more</text:span><text:span text:style-name="T99_188"><text:s/></text:span><text:span text:style-name="T99_189">oversight</text:span><text:span text:style-name="T99_190">.<text:s text:c="3"/></text:span></text:p>
      <text:p text:style-name="P100"><text:span text:style-name="T100_1"><text:s text:c="3"/></text:span></text:p>
      <text:p text:style-name="P101"><text:span text:style-name="T101_1">3.<text:s/></text:span><text:span text:style-name="T101_2">The</text:span><text:span text:style-name="T101_3"><text:s/></text:span><text:span text:style-name="T101_4">amount</text:span><text:span text:style-name="T101_5"><text:s/></text:span><text:span text:style-name="T101_6">and</text:span><text:span text:style-name="T101_7"><text:s/></text:span><text:span text:style-name="T101_8">quality</text:span><text:span text:style-name="T101_9"><text:s/></text:span><text:span text:style-name="T101_10">of</text:span><text:span text:style-name="T101_11"><text:s/></text:span><text:span text:style-name="T101_12">business</text:span><text:span text:style-name="T101_13"><text:s/></text:span><text:span text:style-name="T101_14">data</text:span><text:span text:style-name="T101_15"><text:s/></text:span><text:span text:style-name="T101_16">available</text:span><text:span text:style-name="T101_17">.</text:span></text:p>
      <text:p text:style-name="P102"><text:span text:style-name="T102_1"><text:s text:c="3"/></text:span></text:p>
      <text:p text:style-name="P103"><text:span text:style-name="T103_1">This</text:span><text:span text:style-name="T103_2"><text:s/></text:span><text:span text:style-name="T103_3">is</text:span><text:span text:style-name="T103_4"><text:s/></text:span><text:span text:style-name="T103_5">may</text:span><text:span text:style-name="T103_6"><text:s/></text:span><text:span text:style-name="T103_7">be</text:span><text:span text:style-name="T103_8"><text:s/></text:span><text:span text:style-name="T103_9">the</text:span><text:span text:style-name="T103_10"><text:s/></text:span><text:span text:style-name="T103_11">most</text:span><text:span text:style-name="T103_12"><text:s/></text:span><text:span text:style-name="T103_13">important</text:span><text:span text:style-name="T103_14"><text:s/></text:span><text:span text:style-name="T103_15">factor</text:span><text:span text:style-name="T103_16">,<text:s/></text:span><text:span text:style-name="T103_17">since</text:span><text:span text:style-name="T103_18"><text:s/></text:span><text:span text:style-name="T103_19">without</text:span><text:span text:style-name="T103_20"><text:s/></text:span><text:span text:style-name="T103_21">good</text:span><text:span text:style-name="T103_22"><text:s/></text:span><text:span text:style-name="T103_23">data</text:span><text:span text:style-name="T103_24"><text:s/>–<text:s/></text:span><text:span text:style-name="T103_25">it</text:span><text:span text:style-name="T103_26"><text:s/></text:span><text:span text:style-name="T103_27">does</text:span><text:span text:style-name="T103_28"><text:s/></text:span><text:span text:style-name="T103_29">not</text:span><text:span text:style-name="T103_30"><text:s/></text:span><text:span text:style-name="T103_31">really</text:span><text:span text:style-name="T103_32"><text:s/></text:span><text:span text:style-name="T103_33">matter</text:span><text:span text:style-name="T103_34"><text:s/></text:span><text:span text:style-name="T103_35">how</text:span><text:span text:style-name="T103_36"><text:s/></text:span><text:span text:style-name="T103_37">good</text:span><text:span text:style-name="T103_38"><text:s/></text:span><text:span text:style-name="T103_39">your</text:span><text:span text:style-name="T103_40"><text:s/></text:span><text:span text:style-name="T103_41">management</text:span><text:span text:style-name="T103_42"><text:s/></text:span><text:span text:style-name="T103_43">sponsorship</text:span><text:span text:style-name="T103_44"><text:s/></text:span><text:span text:style-name="T103_45">or</text:span><text:span text:style-name="T103_46"><text:s/></text:span><text:span text:style-name="T103_47">your</text:span><text:span text:style-name="T103_48"><text:s/></text:span><text:span text:style-name="T103_49">business</text:span><text:span text:style-name="T103_50">-</text:span><text:span text:style-name="T103_51">driven</text:span><text:span text:style-name="T103_52"><text:s/></text:span><text:span text:style-name="T103_53">motivation</text:span><text:span text:style-name="T103_54"><text:s/></text:span><text:span text:style-name="T103_55">is</text:span><text:span text:style-name="T103_56">.<text:s/></text:span><text:span text:style-name="T103_57">If</text:span><text:span text:style-name="T103_58"><text:s/></text:span><text:span text:style-name="T103_59">you</text:span><text:span text:style-name="T103_60"><text:s/></text:span><text:span text:style-name="T103_61">do</text:span><text:span text:style-name="T103_62"><text:s/></text:span><text:span text:style-name="T103_63">not</text:span><text:span text:style-name="T103_64"><text:s/></text:span><text:span text:style-name="T103_65">have</text:span><text:span text:style-name="T103_66"><text:s/></text:span><text:span text:style-name="T103_67">the</text:span><text:span text:style-name="T103_68"><text:s/></text:span><text:span text:style-name="T103_69">data</text:span><text:span text:style-name="T103_70">,<text:s/></text:span><text:span text:style-name="T103_71">or</text:span><text:span text:style-name="T103_72"><text:s/></text:span><text:span text:style-name="T103_73">the</text:span><text:span text:style-name="T103_74"><text:s/></text:span><text:span text:style-name="T103_75">data</text:span><text:span text:style-name="T103_76"><text:s/></text:span><text:span text:style-name="T103_77">does</text:span><text:span text:style-name="T103_78"><text:s/></text:span><text:span text:style-name="T103_79">not</text:span><text:span text:style-name="T103_80"><text:s/></text:span><text:span text:style-name="T103_81">have</text:span><text:span text:style-name="T103_82"><text:s/></text:span><text:span text:style-name="T103_83">sufficient</text:span><text:span text:style-name="T103_84"><text:s/></text:span><text:span text:style-name="T103_85">quality</text:span><text:span text:style-name="T103_86"><text:s/></text:span><text:span text:style-name="T103_87">any</text:span><text:span text:style-name="T103_88"><text:s/></text:span><text:span text:style-name="T103_89">BI</text:span><text:span text:style-name="T103_90"><text:s/></text:span><text:span text:style-name="T103_91">implementation</text:span><text:span text:style-name="T103_92"><text:s/></text:span><text:span text:style-name="T103_93">will</text:span><text:span text:style-name="T103_94"><text:s/></text:span><text:span text:style-name="T103_95">fail</text:span><text:span text:style-name="T103_96">.<text:s/></text:span><text:span text:style-name="T103_97">Before</text:span><text:span text:style-name="T103_98"><text:s/></text:span><text:span text:style-name="T103_99">implementation</text:span><text:span text:style-name="T103_100"><text:s/></text:span><text:span text:style-name="T103_101">it</text:span><text:span text:style-name="T103_102"><text:s/></text:span><text:span text:style-name="T103_103">is</text:span><text:span text:style-name="T103_104"><text:s/></text:span><text:span text:style-name="T103_105">a</text:span><text:span text:style-name="T103_106"><text:s/></text:span><text:span text:style-name="T103_107">very</text:span><text:span text:style-name="T103_108"><text:s/></text:span><text:span text:style-name="T103_109">good</text:span><text:span text:style-name="T103_110"><text:s/></text:span><text:span text:style-name="T103_111">idea</text:span><text:span text:style-name="T103_112"><text:s/></text:span><text:span text:style-name="T103_113">to</text:span><text:span text:style-name="T103_114"><text:s/></text:span><text:span text:style-name="T103_115">do</text:span><text:span text:style-name="T103_116"><text:s/></text:span><text:span text:style-name="T103_117">data</text:span><text:span text:style-name="T103_118"><text:s/></text:span><text:span text:style-name="T103_119">profiling</text:span><text:span text:style-name="T103_120">,<text:s/></text:span><text:span text:style-name="T103_121">this</text:span><text:span text:style-name="T103_122"><text:s/></text:span><text:span text:style-name="T103_123">analysis</text:span><text:span text:style-name="T103_124"><text:s/></text:span><text:span text:style-name="T103_125">will</text:span><text:span text:style-name="T103_126"><text:s/></text:span><text:span text:style-name="T103_127">be</text:span><text:span text:style-name="T103_128"><text:s/></text:span><text:span text:style-name="T103_129">able</text:span><text:span text:style-name="T103_130"><text:s/></text:span><text:span text:style-name="T103_131">to</text:span><text:span text:style-name="T103_132"><text:s/></text:span><text:span text:style-name="T103_133">describe</text:span><text:span text:style-name="T103_134"><text:s/></text:span><text:span text:style-name="T103_135">the</text:span><text:span text:style-name="T103_136"><text:s/></text:span><text:span text:style-name="T103_137">content</text:span><text:span text:style-name="T103_138">,<text:s/></text:span><text:span text:style-name="T103_139">consistency</text:span><text:span text:style-name="T103_140"><text:s/></text:span><text:span text:style-name="T103_141">and</text:span><text:span text:style-name="T103_142"><text:s/></text:span><text:span text:style-name="T103_143">structure</text:span><text:span text:style-name="T103_144"><text:s/></text:span><text:span text:style-name="T103_145">of</text:span><text:span text:style-name="T103_146"><text:s/></text:span><text:span text:style-name="T103_147">the</text:span><text:span text:style-name="T103_148"><text:s/></text:span><text:span text:style-name="T103_149">data</text:span><text:span text:style-name="T103_150">.<text:s/></text:span><text:span text:style-name="T103_151">This</text:span><text:span text:style-name="T103_152"><text:s/></text:span><text:span text:style-name="T103_153">should</text:span><text:span text:style-name="T103_154"><text:s/></text:span><text:span text:style-name="T103_155">be</text:span><text:span text:style-name="T103_156"><text:s/></text:span><text:span text:style-name="T103_157">done</text:span><text:span text:style-name="T103_158"><text:s/></text:span><text:span text:style-name="T103_159">as</text:span><text:span text:style-name="T103_160"><text:s/></text:span><text:span text:style-name="T103_161">early</text:span><text:span text:style-name="T103_162"><text:s/></text:span><text:span text:style-name="T103_163">as</text:span><text:span text:style-name="T103_164"><text:s/></text:span><text:span text:style-name="T103_165">possible</text:span><text:span text:style-name="T103_166"><text:s/></text:span><text:span text:style-name="T103_167">in</text:span><text:span text:style-name="T103_168"><text:s/></text:span><text:span text:style-name="T103_169">the</text:span><text:span text:style-name="T103_170"><text:s/></text:span><text:span text:style-name="T103_171">process</text:span><text:span text:style-name="T103_172"><text:s/></text:span><text:span text:style-name="T103_173">and</text:span><text:span text:style-name="T103_174"><text:s/></text:span><text:span text:style-name="T103_175">if</text:span><text:span text:style-name="T103_176"><text:s/></text:span><text:span text:style-name="T103_177">the</text:span><text:span text:style-name="T103_178"><text:s/></text:span><text:span text:style-name="T103_179">analysis</text:span><text:span text:style-name="T103_180"><text:s/></text:span><text:span text:style-name="T103_181">shows</text:span><text:span text:style-name="T103_182"><text:s/></text:span><text:span text:style-name="T103_183">that</text:span><text:span text:style-name="T103_184"><text:s/></text:span><text:span text:style-name="T103_185">your</text:span><text:span text:style-name="T103_186"><text:s/></text:span><text:span text:style-name="T103_187">data</text:span><text:span text:style-name="T103_188"><text:s/></text:span><text:span text:style-name="T103_189">is</text:span><text:span text:style-name="T103_190"><text:s/></text:span><text:span text:style-name="T103_191">lacking</text:span><text:span text:style-name="T103_192">;</text:span></text:p>
      <text:p text:style-name="P104"/>
      <text:p text:style-name="P105"><text:span text:style-name="T105_1">In</text:span><text:span text:style-name="T105_2"><text:s/></text:span><text:span text:style-name="T105_3">his</text:span><text:span text:style-name="T105_4"><text:s/></text:span><text:span text:style-name="T105_5">thesis</text:span><text:span text:style-name="T105_6"><text:s/>“</text:span><text:span text:style-name="T105_7">Critical</text:span><text:span text:style-name="T105_8"><text:s/></text:span><text:span text:style-name="T105_9">Success</text:span><text:span text:style-name="T105_10"><text:s/></text:span><text:span text:style-name="T105_11">Factors</text:span><text:span text:style-name="T105_12"><text:s/></text:span><text:span text:style-name="T105_13">of</text:span><text:span text:style-name="T105_14"><text:s/></text:span><text:span text:style-name="T105_15">BI</text:span><text:span text:style-name="T105_16"><text:s/></text:span><text:span text:style-name="T105_17">Implementation</text:span><text:span text:style-name="T105_18">”<text:s/>[1]<text:s/></text:span><text:span text:style-name="T105_19">Naveen</text:span><text:span text:style-name="T105_20"><text:s/></text:span><text:span text:style-name="T105_21">Vodapalli</text:span><text:span text:style-name="T105_22"><text:s/></text:span><text:span text:style-name="T105_23">does</text:span><text:span text:style-name="T105_24"><text:s/></text:span><text:span text:style-name="T105_25">research</text:span><text:span text:style-name="T105_26"><text:s/></text:span><text:span text:style-name="T105_27">on</text:span><text:span text:style-name="T105_28"><text:s/></text:span><text:span text:style-name="T105_29">different</text:span><text:span text:style-name="T105_30"><text:s/></text:span><text:span text:style-name="T105_31">factors</text:span><text:span text:style-name="T105_32"><text:s/></text:span><text:span text:style-name="T105_33">that</text:span><text:span text:style-name="T105_34"><text:s/></text:span><text:span text:style-name="T105_35">can</text:span><text:span text:style-name="T105_36"><text:s/></text:span><text:span text:style-name="T105_37">impact</text:span><text:span text:style-name="T105_38"><text:s/></text:span><text:span text:style-name="T105_39">the</text:span><text:span text:style-name="T105_40"><text:s/></text:span><text:span text:style-name="T105_41">final</text:span><text:span text:style-name="T105_42"><text:s/></text:span><text:span text:style-name="T105_43">Business</text:span><text:span text:style-name="T105_44"><text:s/></text:span><text:span text:style-name="T105_45">Intelligence</text:span><text:span text:style-name="T105_46"><text:s/></text:span><text:span text:style-name="T105_47">product</text:span><text:span text:style-name="T105_48">.<text:s/></text:span><text:span text:style-name="T105_49">He</text:span><text:span text:style-name="T105_50"><text:s/></text:span><text:span text:style-name="T105_51">lists</text:span><text:span text:style-name="T105_52"><text:s/>7<text:s/></text:span><text:span text:style-name="T105_53">crucial</text:span><text:span text:style-name="T105_54"><text:s/></text:span><text:span text:style-name="T105_55">success</text:span><text:span text:style-name="T105_56"><text:s/></text:span><text:span text:style-name="T105_57">factors</text:span><text:span text:style-name="T105_58"><text:s/></text:span><text:span text:style-name="T105_59">for</text:span><text:span text:style-name="T105_60"><text:s/></text:span><text:span text:style-name="T105_61">the</text:span><text:span text:style-name="T105_62"><text:s/></text:span><text:span text:style-name="T105_63">implementation</text:span><text:span text:style-name="T105_64"><text:s/></text:span><text:span text:style-name="T105_65">of</text:span><text:span text:style-name="T105_66"><text:s/></text:span><text:span text:style-name="T105_67">a</text:span><text:span text:style-name="T105_68"><text:s/></text:span><text:span text:style-name="T105_69">Business</text:span><text:span text:style-name="T105_70"><text:s/></text:span><text:span text:style-name="T105_71">Intelligence</text:span><text:span text:style-name="T105_72"><text:s/></text:span><text:span text:style-name="T105_73">project</text:span><text:span text:style-name="T105_74">,<text:s/></text:span><text:span text:style-name="T105_75">they</text:span><text:span text:style-name="T105_76"><text:s/></text:span><text:span text:style-name="T105_77">are</text:span><text:span text:style-name="T105_78"><text:s/></text:span><text:span text:style-name="T105_79">as</text:span><text:span text:style-name="T105_80"><text:s/></text:span><text:span text:style-name="T105_81">follows</text:span><text:span text:style-name="T105_82">:</text:span></text:p>
      <text:p text:style-name="P106"/>
      <text:list text:style-name="LS4" xml:id="list9">
        <text:list-item>
          <text:p text:style-name="P107"><text:span text:style-name="T107_1">Business</text:span><text:span text:style-name="T107_2">-</text:span><text:span text:style-name="T107_3">driven</text:span><text:span text:style-name="T107_4"><text:s/></text:span><text:span text:style-name="T107_5">methodology</text:span><text:span text:style-name="T107_6"><text:s/></text:span><text:span text:style-name="T107_7">and</text:span><text:span text:style-name="T107_8"><text:s/></text:span><text:span text:style-name="T107_9">project</text:span><text:span text:style-name="T107_10"><text:s/></text:span><text:span text:style-name="T107_11">management</text:span></text:p>
        </text:list-item>
        <text:list-item>
          <text:p text:style-name="P108"><text:span text:style-name="T108_1">Clear</text:span><text:span text:style-name="T108_2"><text:s/></text:span><text:span text:style-name="T108_3">vision</text:span><text:span text:style-name="T108_4"><text:s/></text:span><text:span text:style-name="T108_5">and</text:span><text:span text:style-name="T108_6"><text:s/></text:span><text:span text:style-name="T108_7">planning</text:span></text:p>
        </text:list-item>
        <text:list-item>
          <text:p text:style-name="P109"><text:span text:style-name="T109_1">Committed</text:span><text:span text:style-name="T109_2"><text:s/></text:span><text:span text:style-name="T109_3">management</text:span><text:span text:style-name="T109_4"><text:s/></text:span><text:span text:style-name="T109_5">support</text:span><text:span text:style-name="T109_6"><text:s/>&amp;<text:s/></text:span><text:span text:style-name="T109_7">sponsorship</text:span></text:p>
        </text:list-item>
        <text:list-item>
          <text:p text:style-name="P110"><text:span text:style-name="T110_1">Data</text:span><text:span text:style-name="T110_2"><text:s/></text:span><text:span text:style-name="T110_3">management</text:span><text:span text:style-name="T110_4"><text:s/></text:span><text:span text:style-name="T110_5">and</text:span><text:span text:style-name="T110_6"><text:s/></text:span><text:span text:style-name="T110_7">quality</text:span></text:p>
        </text:list-item>
        <text:list-item>
          <text:p text:style-name="P111"><text:span text:style-name="T111_1">Mapping</text:span><text:span text:style-name="T111_2"><text:s/></text:span><text:span text:style-name="T111_3">solutions</text:span><text:span text:style-name="T111_4"><text:s/></text:span><text:span text:style-name="T111_5">to</text:span><text:span text:style-name="T111_6"><text:s/></text:span><text:span text:style-name="T111_7">user</text:span><text:span text:style-name="T111_8"><text:s/></text:span><text:span text:style-name="T111_9">requirements</text:span></text:p>
        </text:list-item>
        <text:list-item>
          <text:p text:style-name="P112"><text:span text:style-name="T112_1">Performance</text:span><text:span text:style-name="T112_2"><text:s/></text:span><text:span text:style-name="T112_3">considerations</text:span><text:span text:style-name="T112_4"><text:s/></text:span><text:span text:style-name="T112_5">of</text:span><text:span text:style-name="T112_6"><text:s/></text:span><text:span text:style-name="T112_7">the</text:span><text:span text:style-name="T112_8"><text:s/></text:span><text:span text:style-name="T112_9">BI</text:span><text:span text:style-name="T112_10"><text:s/></text:span><text:span text:style-name="T112_11">system</text:span></text:p>
        </text:list-item>
        <text:list-item>
          <text:p text:style-name="P113"><text:span text:style-name="T113_1">Robust</text:span><text:span text:style-name="T113_2"><text:s/></text:span><text:span text:style-name="T113_3">and</text:span><text:span text:style-name="T113_4"><text:s/></text:span><text:span text:style-name="T113_5">expandable</text:span><text:span text:style-name="T113_6"><text:s/></text:span><text:span text:style-name="T113_7">framework</text:span></text:p>
        </text:list-item>
      </text:list>
      <text:h text:style-name="P114"><text:bookmark-start text:name="h.llxc6f81iobd"/><text:bookmark-end text:name="h.llxc6f81iobd"/><text:span text:style-name="T114_1">4.<text:s/></text:span><text:span text:style-name="T114_2">Case</text:span><text:span text:style-name="T114_3"><text:s/></text:span><text:span text:style-name="T114_4">study</text:span></text:h>
      <text:p text:style-name="P115"/>
      <text:p text:style-name="P116"><text:span text:style-name="T116_1">Intelligent</text:span><text:span text:style-name="T116_2"><text:s/></text:span><text:span text:style-name="T116_3">Trader</text:span></text:p>
      <text:p text:style-name="P117"/>
      <text:p text:style-name="P118"><text:span text:style-name="T118_1">Currently</text:span><text:span text:style-name="T118_2"><text:s/></text:span><text:span text:style-name="T118_3">I</text:span><text:span text:style-name="T118_4"><text:s/></text:span><text:span text:style-name="T118_5">am</text:span><text:span text:style-name="T118_6"><text:s/></text:span><text:span text:style-name="T118_7">working</text:span><text:span text:style-name="T118_8"><text:s/></text:span><text:span text:style-name="T118_9">on</text:span><text:span text:style-name="T118_10"><text:s/></text:span><text:span text:style-name="T118_11">a</text:span><text:span text:style-name="T118_12"><text:s/></text:span><text:span text:style-name="T118_13">BI</text:span><text:span text:style-name="T118_14"><text:s/></text:span><text:span text:style-name="T118_15">solution</text:span><text:span text:style-name="T118_16"><text:s/></text:span><text:span text:style-name="T118_17">called</text:span><text:span text:style-name="T118_18"><text:s/></text:span><text:span text:style-name="T118_19">eCommera</text:span><text:span text:style-name="T118_20"><text:s/></text:span><text:span text:style-name="T118_21">Intelligent</text:span><text:span text:style-name="T118_22"><text:s/></text:span><text:span text:style-name="T118_23">Trader</text:span><text:span text:style-name="T118_24">[5].<text:s/></text:span><text:span text:style-name="T118_25">The</text:span><text:span text:style-name="T118_26"><text:s/></text:span><text:span text:style-name="T118_27">application</text:span><text:span text:style-name="T118_28"><text:s/></text:span><text:span text:style-name="T118_29">is</text:span><text:span text:style-name="T118_30"><text:s/></text:span><text:span text:style-name="T118_31">still</text:span><text:span text:style-name="T118_32"><text:s/></text:span><text:span text:style-name="T118_33">work</text:span><text:span text:style-name="T118_34"><text:s/></text:span><text:span text:style-name="T118_35">in</text:span><text:span text:style-name="T118_36"><text:s/></text:span><text:span text:style-name="T118_37">progress</text:span><text:span text:style-name="T118_38">,<text:s/></text:span><text:span text:style-name="T118_39">expected</text:span><text:span text:style-name="T118_40"><text:s/></text:span><text:span text:style-name="T118_41">launch</text:span><text:span text:style-name="T118_42"><text:s/></text:span><text:span text:style-name="T118_43">will</text:span><text:span text:style-name="T118_44"><text:s/></text:span><text:span text:style-name="T118_45">be</text:span><text:span text:style-name="T118_46"><text:s/></text:span><text:span text:style-name="T118_47">in</text:span><text:span text:style-name="T118_48"><text:s/></text:span><text:span text:style-name="T118_49">April</text:span><text:span text:style-name="T118_50"><text:s/>2011.<text:s/></text:span><text:span text:style-name="T118_51">It</text:span><text:span text:style-name="T118_52"><text:s/></text:span><text:span text:style-name="T118_53">is</text:span><text:span text:style-name="T118_54"><text:s/></text:span><text:span text:style-name="T118_55">specially</text:span><text:span text:style-name="T118_56"><text:s/></text:span><text:span text:style-name="T118_57">designed</text:span><text:span text:style-name="T118_58"><text:s/></text:span><text:span text:style-name="T118_59">to</text:span><text:span text:style-name="T118_60"><text:s/></text:span><text:span text:style-name="T118_61">be</text:span><text:span text:style-name="T118_62"><text:s/></text:span><text:span text:style-name="T118_63">ecommerce</text:span><text:span text:style-name="T118_64"><text:s/></text:span><text:span text:style-name="T118_65">analytics</text:span><text:span text:style-name="T118_66"><text:s/></text:span><text:span text:style-name="T118_67">dashboard</text:span><text:span text:style-name="T118_68"><text:s/></text:span><text:span text:style-name="T118_69">and</text:span><text:span text:style-name="T118_70"><text:s/></text:span><text:span text:style-name="T118_71">decision</text:span><text:span text:style-name="T118_72"><text:s/></text:span><text:span text:style-name="T118_73">support</text:span><text:span text:style-name="T118_74"><text:s/></text:span><text:span text:style-name="T118_75">tools</text:span><text:span text:style-name="T118_76">.<text:s/></text:span><text:span text:style-name="T118_77">The</text:span><text:span text:style-name="T118_78"><text:s/></text:span><text:span text:style-name="T118_79">main</text:span><text:span text:style-name="T118_80"><text:s/></text:span><text:span text:style-name="T118_81">target</text:span><text:span text:style-name="T118_82"><text:s/></text:span><text:span text:style-name="T118_83">users</text:span><text:span text:style-name="T118_84"><text:s/></text:span><text:span text:style-name="T118_85">of</text:span><text:span text:style-name="T118_86"><text:s/></text:span><text:span text:style-name="T118_87">the</text:span><text:span text:style-name="T118_88"><text:s/></text:span><text:span text:style-name="T118_89">application</text:span><text:span text:style-name="T118_90"><text:s/></text:span><text:span text:style-name="T118_91">are</text:span><text:span text:style-name="T118_92"><text:s/></text:span><text:span text:style-name="T118_93">Executives</text:span><text:span text:style-name="T118_94"><text:s/></text:span><text:span text:style-name="T118_95">and</text:span><text:span text:style-name="T118_96"><text:s/></text:span><text:span text:style-name="T118_97">Higher</text:span><text:span text:style-name="T118_98"><text:s/></text:span><text:span text:style-name="T118_99">Management</text:span><text:span text:style-name="T118_100"><text:s/></text:span><text:span text:style-name="T118_101">as</text:span><text:span text:style-name="T118_102"><text:s/></text:span><text:span text:style-name="T118_103">one</text:span><text:span text:style-name="T118_104"><text:s/></text:span><text:span text:style-name="T118_105">of</text:span><text:span text:style-name="T118_106"><text:s/></text:span><text:span text:style-name="T118_107">the</text:span><text:span text:style-name="T118_108"><text:s/></text:span><text:span text:style-name="T118_109">main</text:span><text:span text:style-name="T118_110"><text:s/></text:span><text:span text:style-name="T118_111">goals</text:span><text:span text:style-name="T118_112"><text:s/></text:span><text:span text:style-name="T118_113">is</text:span><text:span text:style-name="T118_114"><text:s/></text:span><text:span text:style-name="T118_115">to</text:span><text:span text:style-name="T118_116"><text:s/></text:span><text:span text:style-name="T118_117">create</text:span><text:span text:style-name="T118_118"><text:s/></text:span><text:span text:style-name="T118_119">more</text:span><text:span text:style-name="T118_120"><text:s/></text:span><text:span text:style-name="T118_121">oversight</text:span><text:span text:style-name="T118_122"><text:s/></text:span><text:span text:style-name="T118_123">and</text:span><text:span text:style-name="T118_124"><text:s/></text:span><text:span text:style-name="T118_125">support</text:span><text:span text:style-name="T118_126"><text:s/></text:span><text:span text:style-name="T118_127">decision</text:span><text:span text:style-name="T118_128"><text:s/></text:span><text:span text:style-name="T118_129">making</text:span><text:span text:style-name="T118_130">.<text:s/></text:span><text:span text:style-name="T118_131">Other</text:span><text:span text:style-name="T118_132"><text:s/></text:span><text:span text:style-name="T118_133">than</text:span><text:span text:style-name="T118_134"><text:s/></text:span><text:span text:style-name="T118_135">Business</text:span><text:span text:style-name="T118_136"><text:s/></text:span><text:span text:style-name="T118_137">Intelligence</text:span><text:span text:style-name="T118_138">,<text:s/></text:span><text:span text:style-name="T118_139">eCommera</text:span><text:span text:style-name="T118_140">’</text:span><text:span text:style-name="T118_141">s</text:span><text:span text:style-name="T118_142">[5]<text:s/></text:span><text:span text:style-name="T118_143">main</text:span><text:span text:style-name="T118_144"><text:s/></text:span><text:span text:style-name="T118_145">business</text:span><text:span text:style-name="T118_146"><text:s/></text:span><text:span text:style-name="T118_147">is</text:span><text:span text:style-name="T118_148"><text:s/></text:span><text:span text:style-name="T118_149">in</text:span><text:span text:style-name="T118_150"><text:s/></text:span><text:span text:style-name="T118_151">building</text:span><text:span text:style-name="T118_152"><text:s/></text:span><text:span text:style-name="T118_153">large</text:span><text:span text:style-name="T118_154"><text:s/></text:span><text:span text:style-name="T118_155">scale</text:span><text:span text:style-name="T118_156"><text:s/></text:span><text:span text:style-name="T118_157">ecommerce</text:span><text:span text:style-name="T118_158"><text:s/></text:span><text:span text:style-name="T118_159">websites</text:span><text:span text:style-name="T118_160"><text:s/></text:span><text:span text:style-name="T118_161">for</text:span><text:span text:style-name="T118_162"><text:s/></text:span><text:span text:style-name="T118_163">European</text:span><text:span text:style-name="T118_164"><text:s/></text:span><text:span text:style-name="T118_165">retailers</text:span><text:span text:style-name="T118_166">.<text:s/></text:span></text:p>
      <text:p text:style-name="P119"/>
      <text:p text:style-name="P120"><text:span text:style-name="T120_1">Intelligent</text:span><text:span text:style-name="T120_2"><text:s/></text:span><text:span text:style-name="T120_3">Trader</text:span><text:span text:style-name="T120_4"><text:s/></text:span><text:span text:style-name="T120_5">is</text:span><text:span text:style-name="T120_6"><text:s/></text:span><text:span text:style-name="T120_7">build</text:span><text:span text:style-name="T120_8"><text:s/></text:span><text:span text:style-name="T120_9">on</text:span><text:span text:style-name="T120_10"><text:s/></text:span><text:span text:style-name="T120_11">the</text:span><text:span text:style-name="T120_12"><text:s/></text:span><text:span text:style-name="T120_13">top</text:span><text:span text:style-name="T120_14"><text:s/></text:span><text:span text:style-name="T120_15">of</text:span><text:span text:style-name="T120_16"><text:s/></text:span><text:span text:style-name="T120_17">Pentaho</text:span><text:span text:style-name="T120_18"><text:s/></text:span><text:span text:style-name="T120_19">platform</text:span><text:span text:style-name="T120_20">.<text:s/></text:span><text:span text:style-name="T120_21">Data</text:span><text:span text:style-name="T120_22"><text:s/></text:span><text:span text:style-name="T120_23">integration</text:span><text:span text:style-name="T120_24"><text:s/></text:span><text:span text:style-name="T120_25">and</text:span><text:span text:style-name="T120_26"><text:s/></text:span><text:span text:style-name="T120_27">OLAP</text:span><text:span text:style-name="T120_28"><text:s/></text:span><text:span text:style-name="T120_29">components</text:span><text:span text:style-name="T120_30"><text:s/></text:span><text:span text:style-name="T120_31">are</text:span><text:span text:style-name="T120_32"><text:s/></text:span><text:span text:style-name="T120_33">used</text:span><text:span text:style-name="T120_34">,<text:s/></text:span><text:span text:style-name="T120_35">while</text:span><text:span text:style-name="T120_36"><text:s/></text:span><text:span text:style-name="T120_37">reporting</text:span><text:span text:style-name="T120_38"><text:s/></text:span><text:span text:style-name="T120_39">applications</text:span><text:span text:style-name="T120_40"><text:s/></text:span><text:span text:style-name="T120_41">are</text:span><text:span text:style-name="T120_42"><text:s/></text:span><text:span text:style-name="T120_43">not</text:span><text:span text:style-name="T120_44"><text:s/></text:span><text:span text:style-name="T120_45">in</text:span><text:span text:style-name="T120_46"><text:s/></text:span><text:span text:style-name="T120_47">favor</text:span><text:span text:style-name="T120_48"><text:s/></text:span><text:span text:style-name="T120_49">of</text:span><text:span text:style-name="T120_50"><text:s/></text:span><text:span text:style-name="T120_51">custom</text:span><text:span text:style-name="T120_52"><text:s/></text:span><text:span text:style-name="T120_53">Dashboard</text:span><text:span text:style-name="T120_54"><text:s/></text:span><text:span text:style-name="T120_55">optimized</text:span><text:span text:style-name="T120_56"><text:s/></text:span><text:span text:style-name="T120_57">for</text:span><text:span text:style-name="T120_58"><text:s/></text:span><text:span text:style-name="T120_59">ecommerce</text:span><text:span text:style-name="T120_60"><text:s/></text:span><text:span text:style-name="T120_61">analytics</text:span><text:span text:style-name="T120_62">.</text:span></text:p>
      <text:p text:style-name="P121"/>
      <text:p text:style-name="P122"><text:span text:style-name="T122_1">Key</text:span><text:span text:style-name="T122_2"><text:s/></text:span><text:span text:style-name="T122_3">features</text:span><text:span text:style-name="T122_4"><text:s/></text:span><text:span text:style-name="T122_5">of</text:span><text:span text:style-name="T122_6"><text:s/></text:span><text:span text:style-name="T122_7">the</text:span><text:span text:style-name="T122_8"><text:s/></text:span><text:span text:style-name="T122_9">implementation</text:span><text:span text:style-name="T122_10"><text:s/></text:span><text:span text:style-name="T122_11">are</text:span><text:span text:style-name="T122_12">[5]:<text:s/></text:span></text:p>
      <text:list text:style-name="LS5" xml:id="list16">
        <text:list-item>
          <text:p text:style-name="P123"><text:span text:style-name="T123_1">Consolidate</text:span><text:span text:style-name="T123_2"><text:s/></text:span><text:span text:style-name="T123_3">all</text:span><text:span text:style-name="T123_4"><text:s/></text:span><text:span text:style-name="T123_5">your</text:span><text:span text:style-name="T123_6"><text:s/></text:span><text:span text:style-name="T123_7">data</text:span><text:span text:style-name="T123_8"><text:s/></text:span><text:span text:style-name="T123_9">from</text:span><text:span text:style-name="T123_10"><text:s/></text:span><text:span text:style-name="T123_11">web</text:span><text:span text:style-name="T123_12"><text:s/></text:span><text:span text:style-name="T123_13">analytics</text:span><text:span text:style-name="T123_14">,<text:s/></text:span><text:span text:style-name="T123_15">merchandising</text:span><text:span text:style-name="T123_16"><text:s/></text:span><text:span text:style-name="T123_17">systems</text:span><text:span text:style-name="T123_18"><text:s/></text:span><text:span text:style-name="T123_19">and</text:span><text:span text:style-name="T123_20"><text:s/></text:span><text:span text:style-name="T123_21">order</text:span><text:span text:style-name="T123_22"><text:s/></text:span><text:span text:style-name="T123_23">management</text:span><text:span text:style-name="T123_24"><text:s/></text:span><text:span text:style-name="T123_25">to</text:span><text:span text:style-name="T123_26"><text:s/></text:span><text:span text:style-name="T123_27">provide</text:span><text:span text:style-name="T123_28"><text:s/></text:span><text:span text:style-name="T123_29">a</text:span><text:span text:style-name="T123_30"><text:s/></text:span><text:span text:style-name="T123_31">dashboard</text:span><text:span text:style-name="T123_32"><text:s/></text:span><text:span text:style-name="T123_33">that</text:span><text:span text:style-name="T123_34"><text:s/></text:span><text:span text:style-name="T123_35">makes</text:span><text:span text:style-name="T123_36"><text:s/></text:span><text:span text:style-name="T123_37">sense</text:span><text:span text:style-name="T123_38"><text:s/></text:span><text:span text:style-name="T123_39">of</text:span><text:span text:style-name="T123_40"><text:s/></text:span><text:span text:style-name="T123_41">the</text:span><text:span text:style-name="T123_42"><text:s/></text:span><text:span text:style-name="T123_43">vast</text:span><text:span text:style-name="T123_44"><text:s/></text:span><text:span text:style-name="T123_45">amount</text:span><text:span text:style-name="T123_46"><text:s/></text:span><text:span text:style-name="T123_47">of</text:span><text:span text:style-name="T123_48"><text:s/></text:span><text:span text:style-name="T123_49">data</text:span><text:span text:style-name="T123_50">.</text:span></text:p>
        </text:list-item>
        <text:list-item>
          <text:p text:style-name="P124"><text:span text:style-name="T124_1">Identify</text:span><text:span text:style-name="T124_2"><text:s/></text:span><text:span text:style-name="T124_3">the</text:span><text:span text:style-name="T124_4"><text:s/></text:span><text:span text:style-name="T124_5">risks</text:span><text:span text:style-name="T124_6"><text:s/></text:span><text:span text:style-name="T124_7">and</text:span><text:span text:style-name="T124_8"><text:s/></text:span><text:span text:style-name="T124_9">opportunities</text:span><text:span text:style-name="T124_10"><text:s/></text:span><text:span text:style-name="T124_11">through</text:span><text:span text:style-name="T124_12"><text:s/></text:span><text:span text:style-name="T124_13">usable</text:span><text:span text:style-name="T124_14"><text:s/></text:span><text:span text:style-name="T124_15">intuitive</text:span><text:span text:style-name="T124_16"><text:s/></text:span><text:span text:style-name="T124_17">interface</text:span><text:span text:style-name="T124_18">.</text:span></text:p>
        </text:list-item>
        <text:list-item>
          <text:p text:style-name="P125"><text:span text:style-name="T125_1">Automatically</text:span><text:span text:style-name="T125_2"><text:s/></text:span><text:span text:style-name="T125_3">identify</text:span><text:span text:style-name="T125_4"><text:s/></text:span><text:span text:style-name="T125_5">and</text:span><text:span text:style-name="T125_6"><text:s/></text:span><text:span text:style-name="T125_7">generate</text:span><text:span text:style-name="T125_8"><text:s/></text:span><text:span text:style-name="T125_9">the</text:span><text:span text:style-name="T125_10"><text:s/></text:span><text:span text:style-name="T125_11">key</text:span><text:span text:style-name="T125_12"><text:s/></text:span><text:span text:style-name="T125_13">actions</text:span><text:span text:style-name="T125_14"><text:s/></text:span><text:span text:style-name="T125_15">you</text:span><text:span text:style-name="T125_16"><text:s/></text:span><text:span text:style-name="T125_17">need</text:span><text:span text:style-name="T125_18"><text:s/></text:span><text:span text:style-name="T125_19">to</text:span><text:span text:style-name="T125_20"><text:s/></text:span><text:span text:style-name="T125_21">take</text:span><text:span text:style-name="T125_22"><text:s/></text:span><text:span text:style-name="T125_23">to</text:span><text:span text:style-name="T125_24"><text:s/></text:span><text:span text:style-name="T125_25">optimise</text:span><text:span text:style-name="T125_26"><text:s/></text:span><text:span text:style-name="T125_27">your</text:span><text:span text:style-name="T125_28"><text:s/></text:span><text:span text:style-name="T125_29">performance</text:span></text:p>
        </text:list-item>
      </text:list>
      <text:p text:style-name="P126"/>
      <text:p text:style-name="P127"><text:span text:style-name="T127_1">The</text:span><text:span text:style-name="T127_2"><text:s/></text:span><text:span text:style-name="T127_3">company</text:span><text:span text:style-name="T127_4"><text:s/></text:span><text:span text:style-name="T127_5">has</text:span><text:span text:style-name="T127_6"><text:s/></text:span><text:span text:style-name="T127_7">experience</text:span><text:span text:style-name="T127_8"><text:s/></text:span><text:span text:style-name="T127_9">offering</text:span><text:span text:style-name="T127_10"><text:s/></text:span><text:span text:style-name="T127_11">analytical</text:span><text:span text:style-name="T127_12"><text:s/></text:span><text:span text:style-name="T127_13">serveries</text:span><text:span text:style-name="T127_14"><text:s/></text:span><text:span text:style-name="T127_15">which</text:span><text:span text:style-name="T127_16"><text:s/></text:span><text:span text:style-name="T127_17">were</text:span><text:span text:style-name="T127_18"><text:s/></text:span><text:span text:style-name="T127_19">performed</text:span><text:span text:style-name="T127_20"><text:s/></text:span><text:span text:style-name="T127_21">manually</text:span><text:span text:style-name="T127_22"><text:s/></text:span><text:span text:style-name="T127_23">by</text:span><text:span text:style-name="T127_24"><text:s/></text:span><text:span text:style-name="T127_25">experts</text:span><text:span text:style-name="T127_26">,<text:s/></text:span><text:span text:style-name="T127_27">using</text:span><text:span text:style-name="T127_28"><text:s/></text:span><text:span text:style-name="T127_29">tools</text:span><text:span text:style-name="T127_30"><text:s/></text:span><text:span text:style-name="T127_31">like</text:span><text:span text:style-name="T127_32"><text:s/></text:span><text:span text:style-name="T127_33">Microsoft</text:span><text:span text:style-name="T127_34"><text:s/></text:span><text:span text:style-name="T127_35">Excel</text:span><text:span text:style-name="T127_36">.<text:s/></text:span><text:span text:style-name="T127_37">Now</text:span><text:span text:style-name="T127_38"><text:s/></text:span><text:span text:style-name="T127_39">with</text:span><text:span text:style-name="T127_40"><text:s/></text:span><text:span text:style-name="T127_41">Intelligent</text:span><text:span text:style-name="T127_42"><text:s/></text:span><text:span text:style-name="T127_43">Trader</text:span><text:span text:style-name="T127_44"><text:s/></text:span><text:span text:style-name="T127_45">we</text:span><text:span text:style-name="T127_46"><text:s/></text:span><text:span text:style-name="T127_47">are</text:span><text:span text:style-name="T127_48"><text:s/></text:span><text:span text:style-name="T127_49">working</text:span><text:span text:style-name="T127_50"><text:s/></text:span><text:span text:style-name="T127_51">to</text:span><text:span text:style-name="T127_52"><text:s/></text:span><text:span text:style-name="T127_53">extract</text:span><text:span text:style-name="T127_54"><text:s/></text:span><text:span text:style-name="T127_55">expert</text:span><text:span text:style-name="T127_56">’</text:span><text:span text:style-name="T127_57">s</text:span><text:span text:style-name="T127_58"> <text:s/></text:span><text:span text:style-name="T127_59">knowledge</text:span><text:span text:style-name="T127_60"><text:s/></text:span><text:span text:style-name="T127_61">and</text:span><text:span text:style-name="T127_62"><text:s/></text:span><text:span text:style-name="T127_63">integrate</text:span><text:span text:style-name="T127_64"><text:s/></text:span><text:span text:style-name="T127_65">it</text:span><text:span text:style-name="T127_66"><text:s/></text:span><text:span text:style-name="T127_67">the</text:span><text:span text:style-name="T127_68"><text:s/></text:span><text:span text:style-name="T127_69">new</text:span><text:span text:style-name="T127_70"><text:s/></text:span><text:span text:style-name="T127_71">product</text:span><text:span text:style-name="T127_72">.<text:s/></text:span><text:span text:style-name="T127_73">Knowledge</text:span><text:span text:style-name="T127_74"><text:s/></text:span><text:span text:style-name="T127_75">will</text:span><text:span text:style-name="T127_76"><text:s/></text:span><text:span text:style-name="T127_77">be</text:span><text:span text:style-name="T127_78"><text:s/></text:span><text:span text:style-name="T127_79">offered</text:span><text:span text:style-name="T127_80"> <text:s/></text:span><text:span text:style-name="T127_81">in</text:span><text:span text:style-name="T127_82"><text:s/></text:span><text:span text:style-name="T127_83">forms</text:span><text:span text:style-name="T127_84"><text:s/></text:span><text:span text:style-name="T127_85">of</text:span><text:span text:style-name="T127_86"><text:s/></text:span><text:span text:style-name="T127_87">action</text:span><text:span text:style-name="T127_88"><text:s/></text:span><text:span text:style-name="T127_89">the</text:span><text:span text:style-name="T127_90"><text:s/></text:span><text:span text:style-name="T127_91">client</text:span><text:span text:style-name="T127_92"><text:s/></text:span><text:span text:style-name="T127_93">should</text:span><text:span text:style-name="T127_94"><text:s/></text:span><text:span text:style-name="T127_95">take</text:span><text:span text:style-name="T127_96"><text:s/></text:span><text:span text:style-name="T127_97">in</text:span><text:span text:style-name="T127_98"><text:s/></text:span><text:span text:style-name="T127_99">order</text:span><text:span text:style-name="T127_100"><text:s/></text:span><text:span text:style-name="T127_101">to</text:span><text:span text:style-name="T127_102"><text:s/></text:span><text:span text:style-name="T127_103">grow</text:span><text:span text:style-name="T127_104"><text:s/></text:span><text:span text:style-name="T127_105">its</text:span><text:span text:style-name="T127_106"><text:s/></text:span><text:span text:style-name="T127_107">business</text:span><text:span text:style-name="T127_108">.<text:s/></text:span><text:span text:style-name="T127_109">There</text:span><text:span text:style-name="T127_110"><text:s/></text:span><text:span text:style-name="T127_111">are</text:span><text:span text:style-name="T127_112"><text:s/></text:span><text:span text:style-name="T127_113">predefined</text:span><text:span text:style-name="T127_114"><text:s/></text:span><text:span text:style-name="T127_115">list</text:span><text:span text:style-name="T127_116"><text:s/></text:span><text:span text:style-name="T127_117">of</text:span><text:span text:style-name="T127_118"><text:s/></text:span><text:span text:style-name="T127_119">action</text:span><text:span text:style-name="T127_120"><text:s/></text:span><text:span text:style-name="T127_121">and</text:span><text:span text:style-name="T127_122"><text:s/></text:span><text:span text:style-name="T127_123">every</text:span><text:span text:style-name="T127_124"><text:s/></text:span><text:span text:style-name="T127_125">action</text:span><text:span text:style-name="T127_126"><text:s/></text:span><text:span text:style-name="T127_127">is</text:span><text:span text:style-name="T127_128"><text:s/></text:span><text:span text:style-name="T127_129">linked</text:span><text:span text:style-name="T127_130"><text:s/></text:span><text:span text:style-name="T127_131">to</text:span><text:span text:style-name="T127_132"><text:s/></text:span><text:span text:style-name="T127_133">profit</text:span><text:span text:style-name="T127_134"><text:s/></text:span><text:span text:style-name="T127_135">growth</text:span><text:span text:style-name="T127_136"><text:s/></text:span><text:span text:style-name="T127_137">so</text:span><text:span text:style-name="T127_138"><text:s/></text:span><text:span text:style-name="T127_139">you</text:span><text:span text:style-name="T127_140"><text:s/></text:span><text:span text:style-name="T127_141">can</text:span><text:span text:style-name="T127_142"><text:s/></text:span><text:span text:style-name="T127_143">see</text:span><text:span text:style-name="T127_144"><text:s/></text:span><text:span text:style-name="T127_145">immediately</text:span><text:span text:style-name="T127_146"><text:s/></text:span><text:span text:style-name="T127_147">which</text:span><text:span text:style-name="T127_148"><text:s/></text:span><text:span text:style-name="T127_149">actions</text:span><text:span text:style-name="T127_150"><text:s/></text:span><text:span text:style-name="T127_151">are</text:span><text:span text:style-name="T127_152"><text:s/></text:span><text:span text:style-name="T127_153">worth</text:span><text:span text:style-name="T127_154"><text:s/></text:span><text:span text:style-name="T127_155">taking</text:span><text:span text:style-name="T127_156">,<text:s/></text:span><text:span text:style-name="T127_157">and</text:span><text:span text:style-name="T127_158"><text:s/></text:span><text:span text:style-name="T127_159">which</text:span><text:span text:style-name="T127_160"><text:s/></text:span><text:span text:style-name="T127_161">are</text:span><text:span text:style-name="T127_162"><text:s/></text:span><text:span text:style-name="T127_163">not</text:span><text:span text:style-name="T127_164">.</text:span></text:p>
      <text:p text:style-name="P128"/>
      <text:p text:style-name="P129"><text:span text:style-name="T129_1">On</text:span><text:span text:style-name="T129_2"><text:s/></text:span><text:span text:style-name="T129_3">the</text:span><text:span text:style-name="T129_4"><text:s/></text:span><text:span text:style-name="T129_5">Dashboard</text:span><text:span text:style-name="T129_6"><text:s/></text:span><text:span text:style-name="T129_7">homepage</text:span><text:span text:style-name="T129_8"><text:s/></text:span><text:span text:style-name="T129_9">Key</text:span><text:span text:style-name="T129_10"><text:s/></text:span><text:span text:style-name="T129_11">Performance</text:span><text:span text:style-name="T129_12"><text:s/></text:span><text:span text:style-name="T129_13">Indicators</text:span><text:span text:style-name="T129_14"><text:s/>(</text:span><text:span text:style-name="T129_15">KPIs</text:span><text:span text:style-name="T129_16">)<text:s/></text:span><text:span text:style-name="T129_17">are</text:span><text:span text:style-name="T129_18"><text:s/></text:span><text:span text:style-name="T129_19">shown</text:span><text:span text:style-name="T129_20">,<text:s/></text:span><text:span text:style-name="T129_21">the</text:span><text:span text:style-name="T129_22"><text:s/></text:span><text:span text:style-name="T129_23">core</text:span><text:span text:style-name="T129_24"><text:s/></text:span><text:span text:style-name="T129_25">of</text:span><text:span text:style-name="T129_26"><text:s/></text:span><text:span text:style-name="T129_27">every</text:span><text:span text:style-name="T129_28"><text:s/></text:span><text:span text:style-name="T129_29">trading</text:span><text:span text:style-name="T129_30"><text:s/></text:span><text:span text:style-name="T129_31">action</text:span><text:span text:style-name="T129_32">.</text:span></text:p>
      <text:list text:style-name="LS6" xml:id="list19">
        <text:list-item>
          <text:p text:style-name="P130"><text:span text:style-name="T130_1">Gross</text:span><text:span text:style-name="T130_2"><text:s/></text:span><text:span text:style-name="T130_3">trading</text:span><text:span text:style-name="T130_4"><text:s/></text:span><text:span text:style-name="T130_5">profit</text:span><text:span text:style-name="T130_6"><text:s/>-<text:s/></text:span><text:span text:style-name="T130_7">gross</text:span><text:span text:style-name="T130_8"><text:s/></text:span><text:span text:style-name="T130_9">profit</text:span><text:span text:style-name="T130_10"><text:s/></text:span><text:span text:style-name="T130_11">less</text:span><text:span text:style-name="T130_12"><text:s/></text:span><text:span text:style-name="T130_13">marketing</text:span><text:span text:style-name="T130_14">,<text:s/></text:span><text:span text:style-name="T130_15">promotional</text:span><text:span text:style-name="T130_16"><text:s/></text:span><text:span text:style-name="T130_17">and</text:span><text:span text:style-name="T130_18"><text:s/></text:span><text:span text:style-name="T130_19">delivery</text:span><text:span text:style-name="T130_20"><text:s/></text:span><text:span text:style-name="T130_21">costs</text:span><text:span text:style-name="T130_22">.</text:span></text:p>
        </text:list-item>
        <text:list-item>
          <text:p text:style-name="P131"><text:span text:style-name="T131_1">Lost</text:span><text:span text:style-name="T131_2"><text:s/></text:span><text:span text:style-name="T131_3">profit</text:span><text:span text:style-name="T131_4"><text:s/>-<text:s/></text:span><text:span text:style-name="T131_5">profit</text:span><text:span text:style-name="T131_6"><text:s/></text:span><text:span text:style-name="T131_7">lost</text:span><text:span text:style-name="T131_8"><text:s/></text:span><text:span text:style-name="T131_9">due</text:span><text:span text:style-name="T131_10"><text:s/></text:span><text:span text:style-name="T131_11">to</text:span><text:span text:style-name="T131_12"><text:s/></text:span><text:span text:style-name="T131_13">lack</text:span><text:span text:style-name="T131_14"><text:s/></text:span><text:span text:style-name="T131_15">of</text:span><text:span text:style-name="T131_16"><text:s/></text:span><text:span text:style-name="T131_17">product</text:span><text:span text:style-name="T131_18"><text:s/></text:span><text:span text:style-name="T131_19">availability</text:span><text:span text:style-name="T131_20">,<text:s/></text:span><text:span text:style-name="T131_21">declined</text:span><text:span text:style-name="T131_22"><text:s/></text:span><text:span text:style-name="T131_23">or</text:span><text:span text:style-name="T131_24"><text:s/></text:span><text:span text:style-name="T131_25">cancelled</text:span><text:span text:style-name="T131_26"><text:s/></text:span><text:span text:style-name="T131_27">orders</text:span><text:span text:style-name="T131_28">,<text:s/></text:span><text:span text:style-name="T131_29">or</text:span><text:span text:style-name="T131_30"><text:s/></text:span><text:span text:style-name="T131_31">fraud</text:span><text:span text:style-name="T131_32">.</text:span></text:p>
        </text:list-item>
        <text:list-item>
          <text:p text:style-name="P132"><text:span text:style-name="T132_1">Return</text:span><text:span text:style-name="T132_2"><text:s/></text:span><text:span text:style-name="T132_3">on</text:span><text:span text:style-name="T132_4"><text:s/></text:span><text:span text:style-name="T132_5">inventory</text:span><text:span text:style-name="T132_6"><text:s/>-<text:s/></text:span><text:span text:style-name="T132_7">measuring</text:span><text:span text:style-name="T132_8"><text:s/></text:span><text:span text:style-name="T132_9">the</text:span><text:span text:style-name="T132_10"><text:s/></text:span><text:span text:style-name="T132_11">effectiveness</text:span><text:span text:style-name="T132_12"><text:s/></text:span><text:span text:style-name="T132_13">of</text:span><text:span text:style-name="T132_14"><text:s/></text:span><text:span text:style-name="T132_15">driving</text:span><text:span text:style-name="T132_16"><text:s/></text:span><text:span text:style-name="T132_17">profit</text:span><text:span text:style-name="T132_18"><text:s/></text:span><text:span text:style-name="T132_19">from</text:span><text:span text:style-name="T132_20"><text:s/></text:span><text:span text:style-name="T132_21">your</text:span><text:span text:style-name="T132_22"><text:s/></text:span><text:span text:style-name="T132_23">stock</text:span><text:span text:style-name="T132_24"><text:s/></text:span><text:span text:style-name="T132_25">investment</text:span><text:span text:style-name="T132_26">.</text:span></text:p>
        </text:list-item>
        <text:list-item>
          <text:p text:style-name="P133"><text:span text:style-name="T133_1">Customer</text:span><text:span text:style-name="T133_2"><text:s/></text:span><text:span text:style-name="T133_3">satisfaction</text:span><text:span text:style-name="T133_4"><text:s/>–<text:s/></text:span><text:span text:style-name="T133_5">A</text:span><text:span text:style-name="T133_6"><text:s/></text:span><text:span text:style-name="T133_7">measure</text:span><text:span text:style-name="T133_8"><text:s/></text:span><text:span text:style-name="T133_9">of</text:span><text:span text:style-name="T133_10"><text:s/></text:span><text:span text:style-name="T133_11">overall</text:span><text:span text:style-name="T133_12"><text:s/></text:span><text:span text:style-name="T133_13">customer</text:span><text:span text:style-name="T133_14"><text:s/></text:span><text:span text:style-name="T133_15">experience</text:span><text:span text:style-name="T133_16"><text:s/></text:span><text:span text:style-name="T133_17">including</text:span><text:span text:style-name="T133_18"><text:s/></text:span><text:span text:style-name="T133_19">customer</text:span><text:span text:style-name="T133_20"><text:s/></text:span><text:span text:style-name="T133_21">delivery</text:span><text:span text:style-name="T133_22"><text:s/></text:span><text:span text:style-name="T133_23">to</text:span><text:span text:style-name="T133_24"><text:s/></text:span><text:span text:style-name="T133_25">promise</text:span><text:span text:style-name="T133_26">,<text:s/></text:span><text:span text:style-name="T133_27">customer</text:span><text:span text:style-name="T133_28"><text:s/></text:span><text:span text:style-name="T133_29">service</text:span><text:span text:style-name="T133_30"><text:s/></text:span><text:span text:style-name="T133_31">to</text:span><text:span text:style-name="T133_32"><text:s/></text:span><text:span text:style-name="T133_33">promise</text:span><text:span text:style-name="T133_34">.</text:span></text:p>
        </text:list-item>
      </text:list>
      <text:p text:style-name="P134"><text:span text:style-name="T134_1">User</text:span><text:span text:style-name="T134_2"><text:s/></text:span><text:span text:style-name="T134_3">can</text:span><text:span text:style-name="T134_4"><text:s/></text:span><text:span text:style-name="T134_5">choose</text:span><text:span text:style-name="T134_6"><text:s/></text:span><text:span text:style-name="T134_7">to</text:span><text:span text:style-name="T134_8"><text:s/></text:span><text:span text:style-name="T134_9">display</text:span><text:span text:style-name="T134_10"><text:s/></text:span><text:span text:style-name="T134_11">additional</text:span><text:span text:style-name="T134_12"><text:s/></text:span><text:span text:style-name="T134_13">Key</text:span><text:span text:style-name="T134_14"><text:s/></text:span><text:span text:style-name="T134_15">Performance</text:span><text:span text:style-name="T134_16"><text:s/></text:span><text:span text:style-name="T134_17">Indicators</text:span><text:span text:style-name="T134_18"><text:s/>(</text:span><text:span text:style-name="T134_19">KPIs</text:span><text:span text:style-name="T134_20">)<text:s/></text:span><text:span text:style-name="T134_21">on</text:span><text:span text:style-name="T134_22"><text:s/></text:span><text:span text:style-name="T134_23">the</text:span><text:span text:style-name="T134_24"><text:s/></text:span><text:span text:style-name="T134_25">Dashboard</text:span><text:span text:style-name="T134_26"><text:s/></text:span><text:span text:style-name="T134_27">homepage</text:span><text:span text:style-name="T134_28">,<text:s/></text:span><text:span text:style-name="T134_29">but</text:span><text:span text:style-name="T134_30"><text:s/></text:span><text:span text:style-name="T134_31">the</text:span><text:span text:style-name="T134_32"><text:s/></text:span><text:span text:style-name="T134_33">above</text:span><text:span text:style-name="T134_34"><text:s/></text:span><text:span text:style-name="T134_35">mentioned</text:span><text:span text:style-name="T134_36"><text:s/></text:span><text:span text:style-name="T134_37">are</text:span><text:span text:style-name="T134_38"><text:s/></text:span><text:span text:style-name="T134_39">not</text:span><text:span text:style-name="T134_40"><text:s/></text:span><text:span text:style-name="T134_41">configurable</text:span><text:span text:style-name="T134_42"><text:s/></text:span><text:span text:style-name="T134_43">and</text:span><text:span text:style-name="T134_44"><text:s/></text:span><text:span text:style-name="T134_45">always</text:span><text:span text:style-name="T134_46"><text:s/></text:span><text:span text:style-name="T134_47">shown</text:span><text:span text:style-name="T134_48">.<text:s/></text:span><text:span text:style-name="T134_49">You</text:span><text:span text:style-name="T134_50"><text:s/></text:span><text:span text:style-name="T134_51">can</text:span><text:span text:style-name="T134_52"><text:s/></text:span><text:span text:style-name="T134_53">drill</text:span><text:span text:style-name="T134_54">,<text:s/></text:span><text:span text:style-name="T134_55">slice</text:span><text:span text:style-name="T134_56">,<text:s/></text:span><text:span text:style-name="T134_57">dice</text:span><text:span text:style-name="T134_58"><text:s/></text:span><text:span text:style-name="T134_59">in</text:span><text:span text:style-name="T134_60"><text:s/></text:span><text:span text:style-name="T134_61">every</text:span><text:span text:style-name="T134_62"><text:s/></text:span><text:span text:style-name="T134_63">KPI</text:span><text:span text:style-name="T134_64"><text:s/></text:span><text:span text:style-name="T134_65">to</text:span><text:span text:style-name="T134_66"><text:s/></text:span><text:span text:style-name="T134_67">get</text:span><text:span text:style-name="T134_68"><text:s/></text:span><text:span text:style-name="T134_69">more</text:span><text:span text:style-name="T134_70"><text:s/></text:span><text:span text:style-name="T134_71">detailed</text:span><text:span text:style-name="T134_72"><text:s/></text:span><text:span text:style-name="T134_73">information</text:span><text:span text:style-name="T134_74">.</text:span></text:p>
      <text:p text:style-name="P135"/>
      <text:p text:style-name="P136"><text:span text:style-name="T136_1">The</text:span><text:span text:style-name="T136_2"><text:s/></text:span><text:span text:style-name="T136_3">implementation</text:span><text:span text:style-name="T136_4"><text:s/></text:span><text:span text:style-name="T136_5">promise</text:span><text:span text:style-name="T136_6"><text:s/></text:span><text:span text:style-name="T136_7">to</text:span><text:span text:style-name="T136_8"><text:s/></text:span><text:span text:style-name="T136_9">be</text:span><text:span text:style-name="T136_10"><text:s/></text:span><text:span text:style-name="T136_11">high</text:span><text:span text:style-name="T136_12"><text:s/></text:span><text:span text:style-name="T136_13">quality</text:span><text:span text:style-name="T136_14"><text:s/></text:span><text:span text:style-name="T136_15">and</text:span><text:span text:style-name="T136_16"><text:s/></text:span><text:span text:style-name="T136_17">very</text:span><text:span text:style-name="T136_18"><text:s/></text:span><text:span text:style-name="T136_19">well</text:span><text:span text:style-name="T136_20"><text:s/></text:span><text:span text:style-name="T136_21">optimized</text:span><text:span text:style-name="T136_22"><text:s/></text:span><text:span text:style-name="T136_23">for</text:span><text:span text:style-name="T136_24"><text:s/></text:span><text:span text:style-name="T136_25">ecommerce</text:span><text:span text:style-name="T136_26"><text:s/></text:span><text:span text:style-name="T136_27">business</text:span><text:span text:style-name="T136_28"><text:s/></text:span><text:span text:style-name="T136_29">domain</text:span><text:span text:style-name="T136_30">.<text:s/></text:span><text:span text:style-name="T136_31">I</text:span><text:span text:style-name="T136_32"><text:s/></text:span><text:span text:style-name="T136_33">think</text:span><text:span text:style-name="T136_34"><text:s/></text:span><text:span text:style-name="T136_35">that</text:span><text:span text:style-name="T136_36"><text:s/></text:span><text:span text:style-name="T136_37">Intelligent</text:span><text:span text:style-name="T136_38"><text:s/></text:span><text:span text:style-name="T136_39">Trader</text:span><text:span text:style-name="T136_40"><text:s/></text:span><text:span text:style-name="T136_41">is</text:span><text:span text:style-name="T136_42"><text:s/></text:span><text:span text:style-name="T136_43">a</text:span><text:span text:style-name="T136_44"><text:s/></text:span><text:span text:style-name="T136_45">great</text:span><text:span text:style-name="T136_46"><text:s/></text:span><text:span text:style-name="T136_47">solution</text:span><text:span text:style-name="T136_48"><text:s/></text:span><text:span text:style-name="T136_49">for</text:span><text:span text:style-name="T136_50"><text:s/></text:span><text:span text:style-name="T136_51">managing</text:span><text:span text:style-name="T136_52"><text:s/></text:span><text:span text:style-name="T136_53">retail</text:span><text:span text:style-name="T136_54"><text:s/></text:span><text:span text:style-name="T136_55">organization</text:span><text:span text:style-name="T136_56">'</text:span><text:span text:style-name="T136_57">s</text:span><text:span text:style-name="T136_58"><text:s/></text:span><text:span text:style-name="T136_59">explicit</text:span><text:span text:style-name="T136_60"><text:s/></text:span><text:span text:style-name="T136_61">well</text:span><text:span text:style-name="T136_62"><text:s/></text:span><text:span text:style-name="T136_63">structured</text:span><text:span text:style-name="T136_64"><text:s/></text:span><text:span text:style-name="T136_65">knowledge</text:span><text:span text:style-name="T136_66">.</text:span></text:p>
      <text:p text:style-name="P137"/>
      <text:h text:style-name="P138"><text:bookmark-start text:name="h.fwytf5qvcopy"/><text:bookmark-end text:name="h.fwytf5qvcopy"/><text:span text:style-name="T138_1">5.<text:s/></text:span><text:span text:style-name="T138_2">References</text:span></text:h>
      <text:p text:style-name="P139"/>
      <text:p text:style-name="P140"><text:span text:style-name="T140_1">Papers</text:span><text:span text:style-name="T140_2">:</text:span></text:p>
      <text:p text:style-name="P141"><text:span text:style-name="T141_1">[1]<text:s/></text:span><text:span text:style-name="T141_2">Naveen</text:span><text:span text:style-name="T141_3"><text:s/></text:span><text:span text:style-name="T141_4">K</text:span><text:span text:style-name="T141_5"><text:s/></text:span><text:span text:style-name="T141_6">Vodapalli</text:span><text:span text:style-name="T141_7"><text:s/>(2009-11-02).<text:s/>"</text:span><text:span text:style-name="T141_8">Critical</text:span><text:span text:style-name="T141_9"><text:s/></text:span><text:span text:style-name="T141_10">Success</text:span><text:span text:style-name="T141_11"><text:s/></text:span><text:span text:style-name="T141_12">Factors</text:span><text:span text:style-name="T141_13"><text:s/></text:span><text:span text:style-name="T141_14">of</text:span><text:span text:style-name="T141_15"><text:s/></text:span><text:span text:style-name="T141_16">BI</text:span><text:span text:style-name="T141_17"><text:s/></text:span><text:span text:style-name="T141_18">Implementation</text:span><text:span text:style-name="T141_19">".<text:s/></text:span><text:span text:style-name="T141_20">IT</text:span><text:span text:style-name="T141_21"><text:s/></text:span><text:span text:style-name="T141_22">University</text:span><text:span text:style-name="T141_23"><text:s/></text:span><text:span text:style-name="T141_24">of</text:span><text:span text:style-name="T141_25"><text:s/></text:span><text:span text:style-name="T141_26">Copenhagen</text:span><text:span text:style-name="T141_27">.<text:s/></text:span></text:p>
      <text:p text:style-name="P142"/>
      <text:p text:style-name="P143"><text:span text:style-name="T143_1">Books</text:span><text:span text:style-name="T143_2">:</text:span></text:p>
      <text:p text:style-name="P144"><text:span text:style-name="T144_1">[2]<text:s/></text:span><text:span text:style-name="T144_2">Ralph</text:span><text:span text:style-name="T144_3"><text:s/></text:span><text:span text:style-name="T144_4">Kimball</text:span><text:span text:style-name="T144_5">,<text:s/></text:span><text:span text:style-name="T144_6">Margy</text:span><text:span text:style-name="T144_7"><text:s/></text:span><text:span text:style-name="T144_8">Ross</text:span><text:span text:style-name="T144_9">,<text:s/></text:span><text:span text:style-name="T144_10">Warren</text:span><text:span text:style-name="T144_11"><text:s/></text:span><text:span text:style-name="T144_12">Thornthwaite</text:span><text:span text:style-name="T144_13">,<text:s/></text:span><text:span text:style-name="T144_14">The</text:span><text:span text:style-name="T144_15"><text:s/></text:span><text:span text:style-name="T144_16">Data</text:span><text:span text:style-name="T144_17"><text:s/></text:span><text:span text:style-name="T144_18">Warehouse</text:span><text:span text:style-name="T144_19"><text:s/></text:span><text:span text:style-name="T144_20">Lifecycle</text:span><text:span text:style-name="T144_21"><text:s/></text:span><text:span text:style-name="T144_22">Toolkit</text:span><text:span text:style-name="T144_23"><text:s/>:<text:s/></text:span><text:span text:style-name="T144_24">Expert</text:span><text:span text:style-name="T144_25"><text:s/></text:span><text:span text:style-name="T144_26">Methods</text:span><text:span text:style-name="T144_27"><text:s/></text:span><text:span text:style-name="T144_28">for</text:span><text:span text:style-name="T144_29"><text:s/></text:span><text:span text:style-name="T144_30">Designing</text:span><text:span text:style-name="T144_31">,<text:s/></text:span><text:span text:style-name="T144_32">Developing</text:span><text:span text:style-name="T144_33">,<text:s/></text:span><text:span text:style-name="T144_34">and</text:span><text:span text:style-name="T144_35"><text:s/></text:span><text:span text:style-name="T144_36">Deploying</text:span><text:span text:style-name="T144_37"><text:s/></text:span><text:span text:style-name="T144_38">Data</text:span><text:span text:style-name="T144_39"><text:s/></text:span><text:span text:style-name="T144_40">Warehouses</text:span><text:span text:style-name="T144_41">,<text:s/></text:span><text:span text:style-name="T144_42">Wiley</text:span><text:span text:style-name="T144_43">,<text:s/>1998</text:span></text:p>
      <text:p text:style-name="P145"><text:span text:style-name="T145_1">[3]<text:s/></text:span><text:span text:style-name="T145_2">Roland</text:span><text:span text:style-name="T145_3"><text:s/></text:span><text:span text:style-name="T145_4">Bouman</text:span><text:span text:style-name="T145_5">,<text:s/></text:span><text:span text:style-name="T145_6">Jos</text:span><text:span text:style-name="T145_7"><text:s/></text:span><text:span text:style-name="T145_8">van</text:span><text:span text:style-name="T145_9"><text:s/></text:span><text:span text:style-name="T145_10">Dongen</text:span><text:span text:style-name="T145_11">,<text:s/></text:span><text:span text:style-name="T145_12">Pentaho</text:span><text:span text:style-name="T145_13"><text:s/></text:span><text:span text:style-name="T145_14">Solutions</text:span><text:span text:style-name="T145_15">:<text:s/></text:span><text:span text:style-name="T145_16">Business</text:span><text:span text:style-name="T145_17"><text:s/></text:span><text:span text:style-name="T145_18">Intelligence</text:span><text:span text:style-name="T145_19"><text:s/></text:span><text:span text:style-name="T145_20">and</text:span><text:span text:style-name="T145_21"><text:s/></text:span><text:span text:style-name="T145_22">Data</text:span><text:span text:style-name="T145_23"><text:s/></text:span><text:span text:style-name="T145_24">Warehousing</text:span><text:span text:style-name="T145_25"><text:s/></text:span><text:span text:style-name="T145_26">with</text:span><text:span text:style-name="T145_27"><text:s/></text:span><text:span text:style-name="T145_28">Pentaho</text:span><text:span text:style-name="T145_29"><text:s/></text:span><text:span text:style-name="T145_30">and</text:span><text:span text:style-name="T145_31"><text:s/></text:span><text:span text:style-name="T145_32">MySQL</text:span><text:span text:style-name="T145_33">,<text:s/></text:span><text:span text:style-name="T145_34">Wiley</text:span><text:span text:style-name="T145_35">,<text:s/>2009</text:span></text:p>
      <text:p text:style-name="P146"/>
      <text:p text:style-name="P147"><text:span text:style-name="T147_1">Web</text:span><text:span text:style-name="T147_2"><text:s/></text:span><text:span text:style-name="T147_3">sites</text:span><text:span text:style-name="T147_4">:</text:span></text:p>
      <text:p text:style-name="P148"><text:span text:style-name="T148_1">[4]<text:s/></text:span><text:span text:style-name="T148_2"><text:a xlink:type="simple" xlink:href="http://www.google.com/url?q=http%3A%2F%2Fwww.pentaho.com&amp;sa=D&amp;sntz=1&amp;usg=AFQjCNE8S8y0NOGqKlUoT4JR5RTgEdKqTg"><text:span text:style-name="T148_3">http</text:span></text:a></text:span><text:span text:style-name="T148_4"><text:a xlink:type="simple" xlink:href="http://www.google.com/url?q=http%3A%2F%2Fwww.pentaho.com&amp;sa=D&amp;sntz=1&amp;usg=AFQjCNE8S8y0NOGqKlUoT4JR5RTgEdKqTg"><text:span text:style-name="T148_5">://</text:span></text:a></text:span><text:span text:style-name="T148_6"><text:a xlink:type="simple" xlink:href="http://www.google.com/url?q=http%3A%2F%2Fwww.pentaho.com&amp;sa=D&amp;sntz=1&amp;usg=AFQjCNE8S8y0NOGqKlUoT4JR5RTgEdKqTg"><text:span text:style-name="T148_7">www</text:span></text:a></text:span><text:span text:style-name="T148_8"><text:a xlink:type="simple" xlink:href="http://www.google.com/url?q=http%3A%2F%2Fwww.pentaho.com&amp;sa=D&amp;sntz=1&amp;usg=AFQjCNE8S8y0NOGqKlUoT4JR5RTgEdKqTg"><text:span text:style-name="T148_9">.</text:span></text:a></text:span><text:span text:style-name="T148_10"><text:a xlink:type="simple" xlink:href="http://www.google.com/url?q=http%3A%2F%2Fwww.pentaho.com&amp;sa=D&amp;sntz=1&amp;usg=AFQjCNE8S8y0NOGqKlUoT4JR5RTgEdKqTg"><text:span text:style-name="T148_11">pentaho</text:span></text:a></text:span><text:span text:style-name="T148_12"><text:a xlink:type="simple" xlink:href="http://www.google.com/url?q=http%3A%2F%2Fwww.pentaho.com&amp;sa=D&amp;sntz=1&amp;usg=AFQjCNE8S8y0NOGqKlUoT4JR5RTgEdKqTg"><text:span text:style-name="T148_13">.</text:span></text:a></text:span><text:span text:style-name="T148_14"><text:a xlink:type="simple" xlink:href="http://www.google.com/url?q=http%3A%2F%2Fwww.pentaho.com&amp;sa=D&amp;sntz=1&amp;usg=AFQjCNE8S8y0NOGqKlUoT4JR5RTgEdKqTg"><text:span text:style-name="T148_15">com</text:span></text:a></text:span><text:span text:style-name="T148_16"><text:s/></text:span><text:span text:style-name="T148_17">accessed</text:span><text:span text:style-name="T148_18"><text:s/></text:span><text:span text:style-name="T148_19">on</text:span><text:span text:style-name="T148_20"><text:s/>03.01.2011</text:span></text:p>
      <text:p text:style-name="P149"><text:span text:style-name="T149_1">[5]<text:s/></text:span><text:span text:style-name="T149_2"><text:a xlink:type="simple" xlink:href=""><text:span text:style-name="T149_3">http</text:span></text:a></text:span><text:span text:style-name="T149_4"><text:a xlink:type="simple" xlink:href=""><text:span text:style-name="T149_5">://</text:span></text:a></text:span><text:span text:style-name="T149_6"><text:a xlink:type="simple" xlink:href=""><text:span text:style-name="T149_7">www</text:span></text:a></text:span><text:span text:style-name="T149_8"><text:a xlink:type="simple" xlink:href=""><text:span text:style-name="T149_9">.</text:span></text:a></text:span><text:span text:style-name="T149_10"><text:a xlink:type="simple" xlink:href=""><text:span text:style-name="T149_11">ecommera</text:span></text:a></text:span><text:span text:style-name="T149_12"><text:a xlink:type="simple" xlink:href=""><text:span text:style-name="T149_13">.</text:span></text:a></text:span><text:span text:style-name="T149_14"><text:a xlink:type="simple" xlink:href=""><text:span text:style-name="T149_15">com</text:span></text:a></text:span><text:span text:style-name="T149_16"><text:s/></text:span><text:span text:style-name="T149_17">accessed</text:span><text:span text:style-name="T149_18"><text:s/></text:span><text:span text:style-name="T149_19">on</text:span><text:span text:style-name="T149_20"><text:s/>03.01.2011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LS_5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